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Preformatted_20_Text">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Text_20_body" style:list-style-name="L24">
      <style:paragraph-properties fo:margin-top="0in" fo:margin-bottom="0in"/>
    </style:style>
    <style:style style:name="P28" style:family="paragraph" style:parent-style-name="Text_20_body" style:list-style-name="L25">
      <style:paragraph-properties fo:margin-top="0in" fo:margin-bottom="0in"/>
    </style:style>
  </office:automatic-styles>
  <office:body>
    <office:text>
      <text:p text:style-name="Title">1. Introduction - What kind of game maker are you?</text:p>
      <text:list text:style-name="L1">
        <text:list-item>
          <text:p text:style-name="P1"><text:a xlink:type="simple" xlink:href="#introduction---what-kind-of-game-maker-are-you" office:name=""><text:span text:style-name="Definition">Introduction - “What kind of Game Maker are you?”</text:span></text:a></text:p>
          <text:list text:style-name="L2">
            <text:list-item>
              <text:p text:style-name="P2"><text:a xlink:type="simple" xlink:href="#a-study-of-the-cultural-and-interpersonal-dimensions-and-evolving-tool-use-of-an-emerging-community-of-families-coding-digital-games-together." office:name=""><text:span text:style-name="Definition">A study of the cultural and interpersonal dimensions and evolving tool use of an emerging community of families coding digital games together.</text:span></text:a></text:p>
            </text:list-item>
            <text:list-item>
              <text:p text:style-name="P2"><text:a xlink:type="simple" xlink:href="#abstract" office:name=""><text:span text:style-name="Definition">Abstract</text:span></text:a></text:p>
            </text:list-item>
            <text:list-item>
              <text:p text:style-name="P2"><text:a xlink:type="simple" xlink:href="#outline" office:name=""><text:span text:style-name="Definition">outline</text:span></text:a></text:p>
            </text:list-item>
            <text:list-item>
              <text:p text:style-name="P2"><text:a xlink:type="simple" xlink:href="#research-questions---march-2024" office:name=""><text:span text:style-name="Definition">Research Questions - March 2024</text:span></text:a></text:p>
            </text:list-item>
            <text:list-item>
              <text:p text:style-name="P2"><text:a xlink:type="simple" xlink:href="#introduction-to-broad-context" office:name=""><text:span text:style-name="Definition">Introduction to broad context</text:span></text:a></text:p>
            </text:list-item>
            <text:list-item>
              <text:p text:style-name="P2"><text:a xlink:type="simple" xlink:href="#personal-context-and-motivation-for-undertaking-this-study" office:name=""><text:span text:style-name="Definition">Personal context and motivation for undertaking this study</text:span></text:a></text:p>
              <text:list text:style-name="L3">
                <text:list-item>
                  <text:p text:style-name="P3"><text:a xlink:type="simple" xlink:href="#transition" office:name=""><text:span text:style-name="Definition">Transition</text:span></text:a></text:p>
                </text:list-item>
              </text:list>
            </text:list-item>
            <text:list-item>
              <text:p text:style-name="P2"><text:a xlink:type="simple" xlink:href="#academic-and-conceptual-contexts" office:name=""><text:span text:style-name="Definition">Academic and Conceptual Contexts</text:span></text:a></text:p>
              <text:list text:style-name="L4">
                <text:list-item>
                  <text:p text:style-name="P4"><text:a xlink:type="simple" xlink:href="#the-complex-role-of-agency-in-this-thesis" office:name=""><text:span text:style-name="Definition">The complex role of agency in this thesis</text:span></text:a></text:p>
                </text:list-item>
                <text:list-item>
                  <text:p text:style-name="P4"><text:a xlink:type="simple" xlink:href="#sketchy-pedagogies" office:name=""><text:span text:style-name="Definition">Sketchy pedagogies</text:span></text:a></text:p>
                </text:list-item>
                <text:list-item>
                  <text:p text:style-name="P4"><text:a xlink:type="simple" xlink:href="#overview-and-motivations-of-game-making-for-learning---and-who-should-read-this-thesis" office:name=""><text:span text:style-name="Definition">Overview and motivations of game making (for learning) - and who should read this thesis</text:span></text:a></text:p>
                </text:list-item>
                <text:list-item>
                  <text:p text:style-name="P4"><text:a xlink:type="simple" xlink:href="#defining-and-conceptualising---formal-home-and-third-space-contexts---summarise-compress" office:name=""><text:span text:style-name="Definition">Defining and conceptualising - formal, home and third space contexts - SUMMARISE / COMPRESS</text:span></text:a></text:p>
                  <text:list text:style-name="L5">
                    <text:list-item>
                      <text:p text:style-name="P5"><text:a xlink:type="simple" xlink:href="#funding-and-financial-dimensions-of-contexts---merge-down" office:name=""><text:span text:style-name="Definition">Funding and financial dimensions of contexts - MERGE DOWN?</text:span></text:a></text:p>
                    </text:list-item>
                  </text:list>
                </text:list-item>
                <text:list-item>
                  <text:p text:style-name="P4"><text:a xlink:type="simple" xlink:href="#summary-of-conceptual-context" office:name=""><text:span text:style-name="Definition">Summary of Conceptual Context</text:span></text:a></text:p>
                </text:list-item>
              </text:list>
            </text:list-item>
            <text:list-item>
              <text:p text:style-name="P2"><text:a xlink:type="simple" xlink:href="#game-making-and-coding-and-in-schools-and-formal-education" office:name=""><text:span text:style-name="Definition">Game making and coding and in schools and formal education</text:span></text:a></text:p>
              <text:list text:style-name="L6">
                <text:list-item>
                  <text:p text:style-name="P6"><text:a xlink:type="simple" xlink:href="#coding-and-computing-as-a-school-subject-in-the-uk" office:name=""><text:span text:style-name="Definition">Coding and Computing as a School Subject in the UK</text:span></text:a></text:p>
                </text:list-item>
              </text:list>
            </text:list-item>
            <text:list-item>
              <text:p text:style-name="P2"><text:a xlink:type="simple" xlink:href="#context-of-game-making-and-wider-digital-making-and-culture-home-and-informal-settings" office:name=""><text:span text:style-name="Definition">Context of game making and wider digital making and culture home and informal settings</text:span></text:a></text:p>
              <text:list text:style-name="L7">
                <text:list-item>
                  <text:p text:style-name="P7"><text:a xlink:type="simple" xlink:href="#on-gaming-as-a-home-and-informal-culture" office:name=""><text:span text:style-name="Definition">On Gaming as a home and informal culture</text:span></text:a></text:p>
                </text:list-item>
                <text:list-item>
                  <text:p text:style-name="P7"><text:a xlink:type="simple" xlink:href="#home-making-and-consuming-of-media" office:name=""><text:span text:style-name="Definition">Home making and consuming of media</text:span></text:a></text:p>
                </text:list-item>
                <text:list-item>
                  <text:p text:style-name="P7"><text:a xlink:type="simple" xlink:href="#context-of-home-education-and-family-learning" office:name=""><text:span text:style-name="Definition">Context of Home Education and family learning</text:span></text:a></text:p>
                </text:list-item>
              </text:list>
            </text:list-item>
            <text:list-item>
              <text:p text:style-name="P2"><text:a xlink:type="simple" xlink:href="#game-making-and-maker-culture-in-non-formal-learning-contexts-and-third-spaces" office:name=""><text:span text:style-name="Definition">Game making and maker culture in non-formal learning con described in previous chapter … mirror observations seen in the work of Rogoff and colleaguestexts and third spaces</text:span></text:a></text:p>
              <text:list text:style-name="L8">
                <text:list-item>
                  <text:p text:style-name="P8"><text:a xlink:type="simple" xlink:href="#physical-spaces-which-suit-non-formal-approaches" office:name=""><text:span text:style-name="Definition">Physical spaces which suit non-formal approaches</text:span></text:a></text:p>
                </text:list-item>
                <text:list-item>
                  <text:p text:style-name="P8"><text:a xlink:type="simple" xlink:href="#funds-of-knowledge-and-third-space" office:name=""><text:span text:style-name="Definition">Funds of knowledge and third space</text:span></text:a></text:p>
                </text:list-item>
                <text:list-item>
                  <text:p text:style-name="P8"><text:a xlink:type="simple" xlink:href="#third-spaces-and-the-context-of-this-%20described%20in%20previous%20chapter%20...%20mirror%20observations%20seen%20in%20the%20work%20of%20Rogoff%20and%20colleaguesstudy" office:name=""><text:span text:style-name="Definition">Third spaces and the context of this study</text:span></text:a></text:p>
                </text:list-item>
                <text:list-item>
                  <text:p text:style-name="P8"><text:a xlink:type="simple" xlink:href="#game-making-as-a-fund-of-knowledge" office:name=""><text:span text:style-name="Definition">Game making as a fund of knowledge</text:span></text:a></text:p>
                  <text:list text:style-name="L9">
                    <text:list-item>
                      <text:p text:style-name="P9"><text:a xlink:type="simple" xlink:href="#play-circles-and-moe-as-a-third-space" office:name=""><text:span text:style-name="Definition">Play circles and MOE as a third space</text:span></text:a></text:p>
                    </text:list-item>
                  </text:list>
                </text:list-item>
                <text:list-item>
                  <text:p text:style-name="P8"><text:a xlink:type="simple" xlink:href="#work-in-non-formal-settings-drawing-on-home-interests" office:name=""><text:span text:style-name="Definition">Work in non-formal settings drawing on home interests</text:span></text:a></text:p>
                </text:list-item>
                <text:list-item>
                  <text:p text:style-name="P8"><text:a xlink:type="simple" xlink:href="#mozilla---teach-the-web-as-context-and-community" office:name=""><text:span text:style-name="Definition">Mozilla - Teach the Web as context and community</text:span></text:a></text:p>
                </text:list-item>
                <text:list-item>
                  <text:p text:style-name="P8"><text:a xlink:type="simple" xlink:href="#authentic-web-technology-code-playgrounds" office:name=""><text:span text:style-name="Definition">Authentic web technology &amp; Code playgrounds</text:span></text:a></text:p>
                  <text:list text:style-name="L10">
                    <text:list-item>
                      <text:p text:style-name="P10"><text:a xlink:type="simple" xlink:href="#code-playgrounds---too-specific-move-or-summarise-and-merge-up" office:name=""><text:span text:style-name="Definition">Code playgrounds - TOO SPECIFIC? MOVE OR SUMMARISE AND MERGE UP</text:span></text:a></text:p>
                    </text:list-item>
                  </text:list>
                </text:list-item>
              </text:list>
            </text:list-item>
            <text:list-item>
              <text:p text:style-name="P2"><text:a xlink:type="simple" xlink:href="#review-of-relevant-barriers-to-participating-in-coding-practices-emerging-in-the-literature" office:name=""><text:span text:style-name="Definition">Review of relevant barriers to participating in coding practices emerging in the literature</text:span></text:a></text:p>
            </text:list-item>
            <text:list-item>
              <text:p text:style-name="P2"><text:a xlink:type="simple" xlink:href="#barriers" office:name=""><text:span text:style-name="Definition">Barriers</text:span></text:a></text:p>
              <text:list text:style-name="L11">
                <text:list-item>
                  <text:p text:style-name="P11"><text:a xlink:type="simple" xlink:href="#technical-barriers---difficulties-in-learning-to-program" office:name=""><text:span text:style-name="Definition">Technical Barriers - Difficulties in learning to program</text:span></text:a></text:p>
                </text:list-item>
                <text:list-item>
                  <text:p text:style-name="P11"><text:a xlink:type="simple" xlink:href="#cultural-identity-barriers-to-participation-in" office:name=""><text:span text:style-name="Definition">Cultural / Identity barriers to participation in …</text:span></text:a></text:p>
                  <text:list text:style-name="L12">
                    <text:list-item>
                      <text:p text:style-name="P12"><text:a xlink:type="simple" xlink:href="#barrier---identity-and-computer-cultures" office:name=""><text:span text:style-name="Definition">Barrier - Identity and computer cultures</text:span></text:a></text:p>
                    </text:list-item>
                  </text:list>
                </text:list-item>
                <text:list-item>
                  <text:p text:style-name="P11"><text:a xlink:type="simple" xlink:href="#barrier---unfamiliarity-with-support-practices" office:name=""><text:span text:style-name="Definition">Barrier - unfamiliarity with support practices</text:span></text:a></text:p>
                </text:list-item>
                <text:list-item>
                  <text:p text:style-name="P11"><text:a xlink:type="simple" xlink:href="#outlining-cultural-barriers-aspects-of-game-making" office:name=""><text:span text:style-name="Definition">Outlining cultural barriers / aspects of game making</text:span></text:a></text:p>
                </text:list-item>
              </text:list>
            </text:list-item>
            <text:list-item>
              <text:p text:style-name="P2"><text:a xlink:type="simple" xlink:href="#case-study-as-example-digital-braves-as-a-small-moe-5d-project" office:name=""><text:span text:style-name="Definition">Case Study as example: Digital Braves as a small MoE / 5D project</text:span></text:a></text:p>
            </text:list-item>
            <text:list-item>
              <text:p text:style-name="P2"><text:a xlink:type="simple" xlink:href="#summary-of-the-thesis-motivation-and-structure" office:name=""><text:span text:style-name="Definition">Summary of the thesis motivation and structure</text:span></text:a></text:p>
              <text:list text:style-name="L13">
                <text:list-item>
                  <text:p text:style-name="P13"><text:a xlink:type="simple" xlink:href="#recap-of-motivation" office:name=""><text:span text:style-name="Definition">Recap of motivation</text:span></text:a></text:p>
                  <text:list text:style-name="L14">
                    <text:list-item>
                      <text:p text:style-name="P14"><text:a xlink:type="simple" xlink:href="#an-area-of-tension-to-address---limited-leaner-choice-in-process-if-driven-by-curriculum." office:name=""><text:span text:style-name="Definition">An area of tension to address - limited leaner choice in process if driven by curriculum.</text:span></text:a></text:p>
                    </text:list-item>
                  </text:list>
                </text:list-item>
                <text:list-item>
                  <text:p text:style-name="P13"><text:a xlink:type="simple" xlink:href="#gaps-in-existing-research-contribution-to-knowledge-of-this-thesis" office:name=""><text:span text:style-name="Definition">Gaps in existing research / Contribution to knowledge of this thesis</text:span></text:a></text:p>
                </text:list-item>
                <text:list-item>
                  <text:p text:style-name="P13"><text:a xlink:type="simple" xlink:href="#research-questions" office:name=""><text:span text:style-name="Definition">Research Questions</text:span></text:a></text:p>
                </text:list-item>
                <text:list-item>
                  <text:p text:style-name="P13"><text:a xlink:type="simple" xlink:href="#chapter-outline" office:name=""><text:span text:style-name="Definition">Chapter outline</text:span></text:a></text:p>
                </text:list-item>
                <text:list-item>
                  <text:p text:style-name="P13"><text:a xlink:type="simple" xlink:href="#link-to-next-chapter" office:name=""><text:span text:style-name="Definition">Link to next chapter</text:span></text:a></text:p>
                </text:list-item>
              </text:list>
            </text:list-item>
            <text:list-item>
              <text:p text:style-name="P2"><text:a xlink:type="simple" xlink:href="#links" office:name=""><text:span text:style-name="Definition">Links</text:span></text:a></text:p>
            </text:list-item>
          </text:list>
        </text:list-item>
      </text:list>
      <text:h text:style-name="Heading_20_1" text:outline-level="1"><text:bookmark-start text:name="introduction---what-kind-of-game-maker-are-you"/>Introduction - “What kind of Game Maker are you?”<text:bookmark-end text:name="introduction---what-kind-of-game-maker-are-you"/></text:h>
      <text:h text:style-name="Heading_20_3" text:outline-level="3"><text:bookmark-start text:name="a-study-of-the-cultural-and-interpersonal-dimensions-and-evolving-tool-use-of-an-emerging-community-of-families-coding-digital-games-together."/>A study of the cultural and interpersonal dimensions and evolving tool use of an emerging community of families coding digital games together.<text:bookmark-end text:name="a-study-of-the-cultural-and-interpersonal-dimensions-and-evolving-tool-use-of-an-emerging-community-of-families-coding-digital-games-together."/></text:h>
      <text:p text:style-name="First_20_paragraph">Author Mick Chesterman</text:p>
      <text:h text:style-name="Heading_20_2" text:outline-level="2"><text:bookmark-start text:name="abstract"/>Abstract<text:bookmark-end text:name="abstract"/></text:h>
      <text:p text:style-name="First_20_paragraph">to come - for now see outline of thesis at the end of chapter</text:p>
      <text:h text:style-name="Heading_20_2" text:outline-level="2"><text:bookmark-start text:name="outline"/>outline<text:bookmark-end text:name="outline"/></text:h>
      <text:list text:style-name="L15">
        <text:list-item>
          <text:p text:style-name="P15">personal context</text:p>
        </text:list-item>
        <text:list-item>
          <text:p text:style-name="P15">conceptual context - at etc</text:p>
        </text:list-item>
        <text:list-item>
          <text:p text:style-name="P15">context of teaching and learning coding - motivations</text:p>
          <text:list text:style-name="L16">
            <text:list-item>
              <text:p text:style-name="P16">SCHOOLS</text:p>
            </text:list-item>
            <text:list-item>
              <text:p text:style-name="P16">Informal , professional &amp; enthusiast</text:p>
            </text:list-item>
          </text:list>
        </text:list-item>
        <text:list-item>
          <text:p text:style-name="P15">home education context</text:p>
        </text:list-item>
        <text:list-item>
          <text:p text:style-name="P15">barriers - start otu outline types , technical and cultural</text:p>
        </text:list-item>
        <text:list-item>
          <text:p text:style-name="P15">case studies</text:p>
        </text:list-item>
      </text:list>
      <text:h text:style-name="Heading_20_2" text:outline-level="2"><text:bookmark-start text:name="research-questions---july-2024"/>Research Questions - July 2024<text:bookmark-end text:name="research-questions---july-2024"/></text:h>
      <text:list text:style-name="L17">
        <text:list-item>
          <text:p text:style-name="P17">What contradictions arose in participation in this research’s game coding processes and what pedagogical tools and processes are available to address these contradictions?</text:p>
        </text:list-item>
        <text:list-item>
          <text:p text:style-name="P17">How can game design patterns support the development of computational fluency in novices?</text:p>
        </text:list-item>
        <text:list-item>
          <text:p text:style-name="P17">How can learners build agency in an evolving community of game makers?</text:p>
        </text:list-item>
      </text:list>
      <text:h text:style-name="Heading_20_2" text:outline-level="2"><text:bookmark-start text:name="introduction-to-broad-context"/>Introduction to broad context<text:bookmark-end text:name="introduction-to-broad-context"/></text:h>
      <text:p text:style-name="First_20_paragraph">In this thesis, I explore digital game making as a vehicle to develop to computational fluency and participation in coding community practices.</text:p>
      <text:p text:style-name="Text_20_body"><text:span text:style-name="T1">Motivations behind game making</text:span>: The learning potential of digital game making is explored in depth in a review by Kafai and Burke. This review focuses primarily on the development of game making to support subject knowledge and coding prowess <text:reference-mark-start text:name="ZOTERO_ITEM CSL_CITATION {&quot;schema&quot;:&quot;https://github.com/citation-style-language/schema/raw/master/csl-citation.json&quot;,&quot;citationItems&quot;:[{&quot;prefix&quot;:&quot;&quot;,&quot;suffix&quot;:&quot;&quot;,&quot;uri&quot;:[&quot;http://zotero.org/users/1913249/items/8K58PTFV&quot;],&quot;uris&quot;:[&quot;http://zotero.org/users/1913249/items/8K58PTFV&quot;],&quot;itemDat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title-short&quot;:&quot;Constructionist Gaming Beyond the Screen&quot;,&quot;author&quot;:[{&quot;family&quot;:&quot;Kafai&quot;,&quot;given&quot;:&quot;Yasmin B.&quot;},{&quot;family&quot;:&quot;Vasudevan&quot;,&quot;given&quot;:&quot;Veena&quot;}],&quot;citation-key&quot;:&quot;kafai_constructionist_2015&quot;,&quot;type&quot;:&quot;paper-conference&quot;,&quot;event-place&quot;:&quot;New York, NY, USA&quot;,&quot;container-title&quot;:&quot;Proceedings of the Workshop in Primary and Secondary Computing Education&quot;,&quot;URL&quot;:&quot;https://doi.org/10.1145/2818314.2818334&quot;,&quot;publisher&quot;:&quot;Association for Computing Machinery&quot;,&quot;ISBN&quot;:&quot;978-1-4503-3753-3&quot;,&quot;id&quot;:&quot;kafai_constructionist_2015&quot;,&quot;title&quot;:&quot;Constructionist Gaming Beyond the Screen: Middle School Students' Crafting and Computing of Touchpads, Board Games, and Controllers&quot;,&quot;accessed&quot;:{&quot;date-parts&quot;:[[&quot;2020&quot;,8,19]]},&quot;publisher-place&quot;:&quot;New York, NY, USA&quot;,&quot;page&quot;:&quot;49–54&quot;,&quot;DOI&quot;:&quot;10.1145/2818314.2818334&quot;,&quot;source&quot;:&quot;ACM Digital Library&quot;,&quot;collection-title&quot;:&quot;WiPSCE '15&quot;,&quot;issued&quot;:{&quot;date-parts&quot;:[[&quot;2015&quot;,11,9]]}},&quot;suppress-author&quot;:true,&quot;id&quot;:3520}],&quot;properties&quot;:{&quot;noteIndex&quot;:0,&quot;formattedCitation&quot;:&quot;[-@kafai_constructionist_2015]&quot;},&quot;citationID&quot;:&quot;kuuxfith&quot;} RNDomqjnyxqsd"/>&lt;Do Zotero Refresh: [-@kafai_constructionist_2015]&gt;<text:reference-mark-end text:name="ZOTERO_ITEM CSL_CITATION {&quot;schema&quot;:&quot;https://github.com/citation-style-language/schema/raw/master/csl-citation.json&quot;,&quot;citationItems&quot;:[{&quot;prefix&quot;:&quot;&quot;,&quot;suffix&quot;:&quot;&quot;,&quot;uri&quot;:[&quot;http://zotero.org/users/1913249/items/8K58PTFV&quot;],&quot;uris&quot;:[&quot;http://zotero.org/users/1913249/items/8K58PTFV&quot;],&quot;itemDat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title-short&quot;:&quot;Constructionist Gaming Beyond the Screen&quot;,&quot;author&quot;:[{&quot;family&quot;:&quot;Kafai&quot;,&quot;given&quot;:&quot;Yasmin B.&quot;},{&quot;family&quot;:&quot;Vasudevan&quot;,&quot;given&quot;:&quot;Veena&quot;}],&quot;citation-key&quot;:&quot;kafai_constructionist_2015&quot;,&quot;type&quot;:&quot;paper-conference&quot;,&quot;event-place&quot;:&quot;New York, NY, USA&quot;,&quot;container-title&quot;:&quot;Proceedings of the Workshop in Primary and Secondary Computing Education&quot;,&quot;URL&quot;:&quot;https://doi.org/10.1145/2818314.2818334&quot;,&quot;publisher&quot;:&quot;Association for Computing Machinery&quot;,&quot;ISBN&quot;:&quot;978-1-4503-3753-3&quot;,&quot;id&quot;:&quot;kafai_constructionist_2015&quot;,&quot;title&quot;:&quot;Constructionist Gaming Beyond the Screen: Middle School Students' Crafting and Computing of Touchpads, Board Games, and Controllers&quot;,&quot;accessed&quot;:{&quot;date-parts&quot;:[[&quot;2020&quot;,8,19]]},&quot;publisher-place&quot;:&quot;New York, NY, USA&quot;,&quot;page&quot;:&quot;49–54&quot;,&quot;DOI&quot;:&quot;10.1145/2818314.2818334&quot;,&quot;source&quot;:&quot;ACM Digital Library&quot;,&quot;collection-title&quot;:&quot;WiPSCE '15&quot;,&quot;issued&quot;:{&quot;date-parts&quot;:[[&quot;2015&quot;,11,9]]}},&quot;suppress-author&quot;:true,&quot;id&quot;:3520}],&quot;properties&quot;:{&quot;noteIndex&quot;:0,&quot;formattedCitation&quot;:&quot;[-@kafai_constructionist_2015]&quot;},&quot;citationID&quot;:&quot;kuuxfith&quot;} RNDomqjnyxqsd"/>.</text:p>
      <text:p text:style-name="Text_20_body">However, as shown by varied research, the motivations of digital game making and wider making are more diverses, encompassing, critical making and empowerment agendas.</text:p>
      <text:p text:style-name="Text_20_body">OTHER OBJECTIVES MOVED.</text:p>
      <text:p text:style-name="Text_20_body">In line educational research which highlights the important of learning contexts, my own interest is on the process of the creation and evolution of game making cultures. The development of agency in the participation in game making communities is of particular interest to me. This interest stems in part from my desire to develop learner agency in my wider work on student project-based approaches in higher education and STEM education, and also in part from my past involvement in grass-roots music and campaigning projects. The next section is a summarise the root of this interest through an exploration of my personal context.</text:p>
      <text:h text:style-name="Heading_20_2" text:outline-level="2"><text:bookmark-start text:name="personal-context-and-motivation-for-undertaking-this-study"/>Personal context and motivation for undertaking this study<text:bookmark-end text:name="personal-context-and-motivation-for-undertaking-this-study"/></text:h>
      <text:p text:style-name="First_20_paragraph">In the 1990’s I used to help organise and promote unlicensed music events and festivals. Email and websites became important tools in this process and I was an enthusiast early adopter. In in the mid-nineties, when I first started publishing websites, the internet seemed to me almost free of corporate messages. It was a space for oddballs, niche enthusiasts and activists. In the 2000’s I was involved outreach for environment activism and left-libertarian protests around unaccountable global institutions (WTO, IMF, G8). I used used film screenings and music events for outreach and email lists, websites and wikis for organising. I worked with Undercurrents video activism magasine to digitise their VHS magasine and publish them on the web <text:reference-mark-start text:name="ZOTERO_ITEM CSL_CITATION {&quot;schema&quot;:&quot;https://github.com/citation-style-language/schema/raw/master/csl-citation.json&quot;,&quot;citationItems&quot;:[{&quot;prefix&quot;:&quot;&quot;,&quot;suffix&quot;:&quot;&quot;,&quot;uri&quot;:[&quot;http://zotero.org/users/1913249/items/B7IB82YV&quot;],&quot;uris&quot;:[&quot;http://zotero.org/users/1913249/items/B7IB82YV&quot;],&quot;itemData&quot;:{&quot;event-place&quot;:&quot;Ljubljana&quot;,&quot;container-title&quot;:&quot;Alternative Media and the Politics of Resistance: Perspectives and Challenges. Ljublana: Peace Institute&quot;,&quot;publisher&quot;:&quot;Peace Institute&quot;,&quot;ISBN&quot;:&quot;978-961-6455-52-7&quot;,&quot;id&quot;:&quot;heritage2008video&quot;,&quot;citation-key&quot;:&quot;heritage2008video&quot;,&quot;title&quot;:&quot;Video-activist citizenship and the undercurrents media project: a british case-study in alternative media&quot;,&quot;page&quot;:&quot;139–161&quot;,&quot;type&quot;:&quot;chapter&quot;,&quot;author&quot;:[{&quot;family&quot;:&quot;Heritage&quot;,&quot;given&quot;:&quot;Ruth&quot;}],&quot;publisher-place&quot;:&quot;Ljubljana&quot;,&quot;issued&quot;:{&quot;date-parts&quot;:[[&quot;2008&quot;]]}},&quot;id&quot;:9561}],&quot;properties&quot;:{&quot;noteIndex&quot;:0,&quot;formattedCitation&quot;:&quot;[@heritage2008video]&quot;},&quot;citationID&quot;:&quot;pagduekd&quot;} RNDczfnvphqnm"/>&lt;Do Zotero Refresh: [@heritage2008video]&gt;<text:reference-mark-end text:name="ZOTERO_ITEM CSL_CITATION {&quot;schema&quot;:&quot;https://github.com/citation-style-language/schema/raw/master/csl-citation.json&quot;,&quot;citationItems&quot;:[{&quot;prefix&quot;:&quot;&quot;,&quot;suffix&quot;:&quot;&quot;,&quot;uri&quot;:[&quot;http://zotero.org/users/1913249/items/B7IB82YV&quot;],&quot;uris&quot;:[&quot;http://zotero.org/users/1913249/items/B7IB82YV&quot;],&quot;itemData&quot;:{&quot;event-place&quot;:&quot;Ljubljana&quot;,&quot;container-title&quot;:&quot;Alternative Media and the Politics of Resistance: Perspectives and Challenges. Ljublana: Peace Institute&quot;,&quot;publisher&quot;:&quot;Peace Institute&quot;,&quot;ISBN&quot;:&quot;978-961-6455-52-7&quot;,&quot;id&quot;:&quot;heritage2008video&quot;,&quot;citation-key&quot;:&quot;heritage2008video&quot;,&quot;title&quot;:&quot;Video-activist citizenship and the undercurrents media project: a british case-study in alternative media&quot;,&quot;page&quot;:&quot;139–161&quot;,&quot;type&quot;:&quot;chapter&quot;,&quot;author&quot;:[{&quot;family&quot;:&quot;Heritage&quot;,&quot;given&quot;:&quot;Ruth&quot;}],&quot;publisher-place&quot;:&quot;Ljubljana&quot;,&quot;issued&quot;:{&quot;date-parts&quot;:[[&quot;2008&quot;]]}},&quot;id&quot;:9561}],&quot;properties&quot;:{&quot;noteIndex&quot;:0,&quot;formattedCitation&quot;:&quot;[@heritage2008video]&quot;},&quot;citationID&quot;:&quot;pagduekd&quot;} RNDczfnvphqnm"/>. Undercurrents became aligned with a broad network of media and internet activists clustered around the Indymedia project <text:reference-mark-start text:name="ZOTERO_ITEM CSL_CITATION {&quot;schema&quot;:&quot;https://github.com/citation-style-language/schema/raw/master/csl-citation.json&quot;,&quot;citationItems&quot;:[{&quot;prefix&quot;:&quot;&quot;,&quot;suffix&quot;:&quot;&quot;,&quot;uri&quot;:[&quot;http://zotero.org/users/1913249/items/Z2VEYGGL&quot;],&quot;uris&quot;:[&quot;http://zotero.org/users/1913249/items/Z2VEYGGL&quot;],&quot;itemData&quot;:{&quot;container-title-short&quot;:&quot;Media, Culture &amp; Society&quot;,&quot;abstract&quot;:&quot;The past decade has witnessed an emergent form of activism increasingly defined by its reliance on internet strategies, network social structures and participatory practices. Internet strategies employed by many contemporary activists include websites, listservs and hyperlinked networks used for exchanging information, mobilizing both old and new constituencies, and coordinating collective action. Networks of organizations and individuals are formed both on and offline and decision-making within these groups is often made by consensus. Perhaps best characterizing this activism is its lack of hierarchy, epitomized by democratic communications, both within and between networked organizations. This article focuses on Indymedia, a prime institutional exemplar for the indicators mentioned above internet-based activism, network formation and participatory politics. Specifically, it addresses issues related to sustainability and political efficacy in radical democratic activist networks that are increasingly enabled by internet technologies.&quot;,&quot;title-short&quot;:&quot;United yet autonomous&quot;,&quot;author&quot;:[{&quot;family&quot;:&quot;Pickard&quot;,&quot;given&quot;:&quot;Victor W.&quot;}],&quot;citation-key&quot;:&quot;pickard_united_2006&quot;,&quot;issue&quot;:&quot;3&quot;,&quot;type&quot;:&quot;article-journal&quot;,&quot;accessed&quot;:{&quot;date-parts&quot;:[[&quot;2024&quot;,3,11]]},&quot;volume&quot;:&quot;28&quot;,&quot;URL&quot;:&quot;http://journals.sagepub.com/doi/10.1177/0163443706061685&quot;,&quot;id&quot;:&quot;pickard_united_2006&quot;,&quot;ISSN&quot;:&quot;0163-4437, 1460-3675&quot;,&quot;container-title&quot;:&quot;Media, Culture &amp; Society&quot;,&quot;title&quot;:&quot;United yet autonomous: Indymedia and the struggle to sustain a radical democratic network&quot;,&quot;page&quot;:&quot;315-336&quot;,&quot;language&quot;:&quot;en&quot;,&quot;source&quot;:&quot;DOI.org (Crossref)&quot;,&quot;DOI&quot;:&quot;10.1177/0163443706061685&quot;,&quot;issued&quot;:{&quot;date-parts&quot;:[[&quot;2006&quot;,5]]}},&quot;id&quot;:9434}],&quot;properties&quot;:{&quot;noteIndex&quot;:0,&quot;formattedCitation&quot;:&quot;[@pickard_united_2006]&quot;},&quot;citationID&quot;:&quot;zhunukxh&quot;} RNDjvxbyncerx"/>&lt;Do Zotero Refresh: [@pickard_united_2006]&gt;<text:reference-mark-end text:name="ZOTERO_ITEM CSL_CITATION {&quot;schema&quot;:&quot;https://github.com/citation-style-language/schema/raw/master/csl-citation.json&quot;,&quot;citationItems&quot;:[{&quot;prefix&quot;:&quot;&quot;,&quot;suffix&quot;:&quot;&quot;,&quot;uri&quot;:[&quot;http://zotero.org/users/1913249/items/Z2VEYGGL&quot;],&quot;uris&quot;:[&quot;http://zotero.org/users/1913249/items/Z2VEYGGL&quot;],&quot;itemData&quot;:{&quot;container-title-short&quot;:&quot;Media, Culture &amp; Society&quot;,&quot;abstract&quot;:&quot;The past decade has witnessed an emergent form of activism increasingly defined by its reliance on internet strategies, network social structures and participatory practices. Internet strategies employed by many contemporary activists include websites, listservs and hyperlinked networks used for exchanging information, mobilizing both old and new constituencies, and coordinating collective action. Networks of organizations and individuals are formed both on and offline and decision-making within these groups is often made by consensus. Perhaps best characterizing this activism is its lack of hierarchy, epitomized by democratic communications, both within and between networked organizations. This article focuses on Indymedia, a prime institutional exemplar for the indicators mentioned above internet-based activism, network formation and participatory politics. Specifically, it addresses issues related to sustainability and political efficacy in radical democratic activist networks that are increasingly enabled by internet technologies.&quot;,&quot;title-short&quot;:&quot;United yet autonomous&quot;,&quot;author&quot;:[{&quot;family&quot;:&quot;Pickard&quot;,&quot;given&quot;:&quot;Victor W.&quot;}],&quot;citation-key&quot;:&quot;pickard_united_2006&quot;,&quot;issue&quot;:&quot;3&quot;,&quot;type&quot;:&quot;article-journal&quot;,&quot;accessed&quot;:{&quot;date-parts&quot;:[[&quot;2024&quot;,3,11]]},&quot;volume&quot;:&quot;28&quot;,&quot;URL&quot;:&quot;http://journals.sagepub.com/doi/10.1177/0163443706061685&quot;,&quot;id&quot;:&quot;pickard_united_2006&quot;,&quot;ISSN&quot;:&quot;0163-4437, 1460-3675&quot;,&quot;container-title&quot;:&quot;Media, Culture &amp; Society&quot;,&quot;title&quot;:&quot;United yet autonomous: Indymedia and the struggle to sustain a radical democratic network&quot;,&quot;page&quot;:&quot;315-336&quot;,&quot;language&quot;:&quot;en&quot;,&quot;source&quot;:&quot;DOI.org (Crossref)&quot;,&quot;DOI&quot;:&quot;10.1177/0163443706061685&quot;,&quot;issued&quot;:{&quot;date-parts&quot;:[[&quot;2006&quot;,5]]}},&quot;id&quot;:9434}],&quot;properties&quot;:{&quot;noteIndex&quot;:0,&quot;formattedCitation&quot;:&quot;[@pickard_united_2006]&quot;},&quot;citationID&quot;:&quot;zhunukxh&quot;} RNDjvxbyncerx"/>.</text:p>
      <text:p text:style-name="Text_20_body">There was a broad alignment with the non-hierarchical approach of these activist networks and the decentralised organising principles of the free software and free culture movements <text:reference-mark-start text:name="ZOTERO_ITEM CSL_CITATION {&quot;schema&quot;:&quot;https://github.com/citation-style-language/schema/raw/master/csl-citation.json&quot;,&quot;citationItems&quot;:[{&quot;prefix&quot;:&quot;&quot;,&quot;suffix&quot;:&quot;&quot;,&quot;uri&quot;:[&quot;http://zotero.org/users/1913249/items/F5RW69XD&quot;],&quot;uris&quot;:[&quot;http://zotero.org/users/1913249/items/F5RW69XD&quot;],&quot;itemData&quot;:{&quot;call-number&quot;:&quot;KF2979 .L47 2004&quot;,&quot;event-place&quot;:&quot;New York&quot;,&quot;title-short&quot;:&quot;Free culture&quot;,&quot;number-of-pages&quot;:&quot;345&quot;,&quot;ISBN&quot;:&quot;1-59420-006-8&quot;,&quot;id&quot;:&quot;lessig_free_2004&quot;,&quot;citation-key&quot;:&quot;lessig_free_2004&quot;,&quot;author&quot;:[{&quot;family&quot;:&quot;Lessig&quot;,&quot;given&quot;:&quot;Lawrence&quot;}],&quot;title&quot;:&quot;Free culture: how big media uses technology and the law to lock down culture and control creativity&quot;,&quot;publisher&quot;:&quot;Penguin Press&quot;,&quot;type&quot;:&quot;book&quot;,&quot;source&quot;:&quot;Library of Congress ISBN&quot;,&quot;publisher-place&quot;:&quot;New York&quot;,&quot;issued&quot;:{&quot;date-parts&quot;:[[&quot;2004&quot;]]}},&quot;id&quot;:423}],&quot;properties&quot;:{&quot;noteIndex&quot;:0,&quot;formattedCitation&quot;:&quot;[@lessig_free_2004]&quot;},&quot;citationID&quot;:&quot;jbalbgzx&quot;} RNDwgojtnrnbl"/>&lt;Do Zotero Refresh: [@lessig_free_2004]&gt;<text:reference-mark-end text:name="ZOTERO_ITEM CSL_CITATION {&quot;schema&quot;:&quot;https://github.com/citation-style-language/schema/raw/master/csl-citation.json&quot;,&quot;citationItems&quot;:[{&quot;prefix&quot;:&quot;&quot;,&quot;suffix&quot;:&quot;&quot;,&quot;uri&quot;:[&quot;http://zotero.org/users/1913249/items/F5RW69XD&quot;],&quot;uris&quot;:[&quot;http://zotero.org/users/1913249/items/F5RW69XD&quot;],&quot;itemData&quot;:{&quot;call-number&quot;:&quot;KF2979 .L47 2004&quot;,&quot;event-place&quot;:&quot;New York&quot;,&quot;title-short&quot;:&quot;Free culture&quot;,&quot;number-of-pages&quot;:&quot;345&quot;,&quot;ISBN&quot;:&quot;1-59420-006-8&quot;,&quot;id&quot;:&quot;lessig_free_2004&quot;,&quot;citation-key&quot;:&quot;lessig_free_2004&quot;,&quot;author&quot;:[{&quot;family&quot;:&quot;Lessig&quot;,&quot;given&quot;:&quot;Lawrence&quot;}],&quot;title&quot;:&quot;Free culture: how big media uses technology and the law to lock down culture and control creativity&quot;,&quot;publisher&quot;:&quot;Penguin Press&quot;,&quot;type&quot;:&quot;book&quot;,&quot;source&quot;:&quot;Library of Congress ISBN&quot;,&quot;publisher-place&quot;:&quot;New York&quot;,&quot;issued&quot;:{&quot;date-parts&quot;:[[&quot;2004&quot;]]}},&quot;id&quot;:423}],&quot;properties&quot;:{&quot;noteIndex&quot;:0,&quot;formattedCitation&quot;:&quot;[@lessig_free_2004]&quot;},&quot;citationID&quot;:&quot;jbalbgzx&quot;} RNDwgojtnrnbl"/>. The ethos and new uses of technology of these networks and was something that I wanted to share with local organisations. I developed a specialism in internet and media creation training and community development as paid activity to support my environmental and migrant-rights activism.</text:p>
      <text:p text:style-name="Text_20_body">In 2011, it was revealed that several activist groups I had been involved with were infiltrated by an undercover police officer (Mark Kennedy / Stone)<text:note text:id="ftn0" text:note-class="footnote"><text:note-citation>1</text:note-citation><text:note-body><text:p text:style-name="Footnote">https://en.wikipedia.org/wiki/Undercover_Policing_Inquiry</text:p></text:note-body></text:note>. My role in outreach for this movement became very uncomfortable as it became clear to extent to which participation in this movement came with hidden risks. Our attempts to create systemic change were being countered with response from the state who were far better resourced than we were. The momentum of this movement had been in part by driven by new uses of technology and grass-roots organising processes.</text:p>
      <text:p text:style-name="Text_20_body">Our attempts to create systemic change were being countered with response from the state who were far better resourced than we were. The momentum of this movement had been in part by driven by new uses of technology and grass-roots organising processes. However, the growth of the open web as a means for more egalitarian and non-corporate means of publishing was also attacked. A process exemplified by the embrace, extend &amp; extinguish <text:note text:id="ftn1" text:note-class="footnote"><text:note-citation>2</text:note-citation><text:note-body><text:p text:style-name="Footnote">https://en.wikipedia.org/wiki/Embrace,_extend,_and_extinguish</text:p></text:note-body></text:note> tactic. Concurrently, the open posting Indymedia network suffered from extensive posting of misinformation and ad-hominem attacks from suspicious sources, an early example of state-sponsored troll farms targetting community activism on social media [jensen_russian_2018].</text:p>
      <text:p text:style-name="Text_20_body">In response to growing discomfort around involvement in political and environmental activism, and also to pay the bills, I shifted focus towards undertaking community development and working with FLOSS Manuals where I wrote and promoted documentation and online learning resources media creation and and collaborative processes using Free Software. I documented and promoted low-cost media and web production processes and co-wrote A Open Web a book which celebrated the opportunities of the decentralised, even playing field provided by open source web technology and processes. This work gave me access to diverse international networks whose work was informed by participatory and egalitarian methods. A key network was the Mozilla community where I created documentation, workshops guides and other learning resources with networks of informal educators. This avenue offered a reconnection to the discussing the politics of independent communications in line with an empowerment agenda.</text:p>
      <text:p text:style-name="Text_20_body"><text:span text:style-name="T2">Training to teach in formal education</text:span></text:p>
      <text:p text:style-name="Text_20_body">I was attracted to the rhetoric leading up to the launch of a new UK computing curriculum in 2015 promised the ability to undertake computing and multi-media project production within the classroom and taught exam work <text:reference-mark-start text:name="ZOTERO_ITEM CSL_CITATION {&quot;schema&quot;:&quot;https://github.com/citation-style-language/schema/raw/master/csl-citation.json&quot;,&quot;citationItems&quot;:[{&quot;prefix&quot;:&quot;&quot;,&quot;suffix&quot;:&quot;&quot;,&quot;uri&quot;:[&quot;http://zotero.org/users/1913249/items/4NN3EMNW&quot;],&quot;uris&quot;:[&quot;http://zotero.org/users/1913249/items/4NN3EMNW&quot;],&quot;itemData&quot;:{&quot;citation-key&quot;:&quot;livingstone2010next&quot;,&quot;issued&quot;:{&quot;date-parts&quot;:[[&quot;2010&quot;]]},&quot;title&quot;:&quot;Next Gen: transforming the UK into the world's leading talent hub for the video games and visual effects industries&quot;,&quot;type&quot;:&quot;book&quot;,&quot;publisher&quot;:&quot;Nesta&quot;,&quot;author&quot;:[{&quot;family&quot;:&quot;Livingstone&quot;,&quot;given&quot;:&quot;Ian&quot;},{&quot;family&quot;:&quot;Hope&quot;,&quot;given&quot;:&quot;Alex&quot;}],&quot;id&quot;:&quot;livingstone2010next&quot;},&quot;id&quot;:14}],&quot;properties&quot;:{&quot;noteIndex&quot;:0,&quot;formattedCitation&quot;:&quot;[@livingstone2010next]&quot;},&quot;citationID&quot;:&quot;yyshtqjr&quot;} RNDelwvifxjry"/>&lt;Do Zotero Refresh: [@livingstone2010next]&gt;<text:reference-mark-end text:name="ZOTERO_ITEM CSL_CITATION {&quot;schema&quot;:&quot;https://github.com/citation-style-language/schema/raw/master/csl-citation.json&quot;,&quot;citationItems&quot;:[{&quot;prefix&quot;:&quot;&quot;,&quot;suffix&quot;:&quot;&quot;,&quot;uri&quot;:[&quot;http://zotero.org/users/1913249/items/4NN3EMNW&quot;],&quot;uris&quot;:[&quot;http://zotero.org/users/1913249/items/4NN3EMNW&quot;],&quot;itemData&quot;:{&quot;citation-key&quot;:&quot;livingstone2010next&quot;,&quot;issued&quot;:{&quot;date-parts&quot;:[[&quot;2010&quot;]]},&quot;title&quot;:&quot;Next Gen: transforming the UK into the world's leading talent hub for the video games and visual effects industries&quot;,&quot;type&quot;:&quot;book&quot;,&quot;publisher&quot;:&quot;Nesta&quot;,&quot;author&quot;:[{&quot;family&quot;:&quot;Livingstone&quot;,&quot;given&quot;:&quot;Ian&quot;},{&quot;family&quot;:&quot;Hope&quot;,&quot;given&quot;:&quot;Alex&quot;}],&quot;id&quot;:&quot;livingstone2010next&quot;},&quot;id&quot;:14}],&quot;properties&quot;:{&quot;noteIndex&quot;:0,&quot;formattedCitation&quot;:&quot;[@livingstone2010next]&quot;},&quot;citationID&quot;:&quot;yyshtqjr&quot;} RNDelwvifxjry"/>. I undertook a masters in Computing and then an PGCE in teaching Computing.</text:p>
      <text:p text:style-name="Text_20_body">As part of my PGCE dissertation I designed and delivered a pilot scheme to teach javascript in playful ways. I used Mozilla’s webmaker tools and adapted soem of their open leadership processes. In addition to he dissertation findings <text:note text:id="ftn2" text:note-class="footnote"><text:note-citation>3</text:note-citation><text:note-body><text:p text:style-name="Footnote">https://en.wikipedia.org/wiki/UK_undercover_policing_relationships_scandal</text:p></text:note-body></text:note>, the learning materials were made available as an OER as part of Mozilla’s online teaching resources= Learn / Teach thew web.</text:p>
      <text:p text:style-name="Text_20_body">While I was drawn to the possibilities offered by a new technologies and the reality of schools that I taught in working within the constraints of the curriculum, exams and competing pressures for time worked together to prevent the kind of authentic activities that first attracted me. Barriers to undertaking practical PBL projects are explored in the Literature Review in Chapter 2 of this thesis.</text:p>
      <text:p text:style-name="Text_20_body">A role Manchester Met University role doing community partnerships as part of their EdLab project <text:note text:id="ftn3" text:note-class="footnote"><text:note-citation>4</text:note-citation><text:note-body><text:p text:style-name="Footnote">https://web.archive.org/web/20200423162826/http://edlab.org.uk/ </text:p></text:note-body></text:note> did provide opportunities to pursue creative project based approaches to education and incorporate teaching technology to a suitable age range as part of the projects outreach work.</text:p>
      <text:h text:style-name="Heading_20_3" text:outline-level="3"><text:bookmark-start text:name="transition"/>Transition<text:bookmark-end text:name="transition"/></text:h>
      <text:p text:style-name="First_20_paragraph">My engage with game creation via coding stemmed a consultation with home educators via EdLab partnership work. To align with the interests of parents and children at the consultation asked if we could lead activities which drew on interest in games like Minecraft to start to do computer coding. As I began to investigate games as a medium to explore and create as a playful educational experience, I saw possible parallels to previous work.</text:p>
      <text:p text:style-name="Text_20_body">Building fluency of media production and personal expression aligns with motivation of empowerment and equality of access to digital participatory culture mirroring my experience with DIY music events and protest culture.</text:p>
      <text:p text:style-name="Text_20_body">At this point I applied to undertake a PhD with Education and Social Research Institute of Manchester Metropolitan University (ESRI) with game making with families as the topic for activity.</text:p>
      <text:p text:style-name="Text_20_body">Key characteristics, involve the process of making games via coputer coding. together as a family. As well as the process of learning a useful technical skill, I was also interested the mutual process of designing an inclusive learning design that drew on participants interests. I wanted to use a project based approach which avoided instruction and allowed participants to follow diverse paths and be part of a slightly chaotic but productive learning community.</text:p>
      <text:p text:style-name="Text_20_body">Because previous experience had made me wary of previous experience of embracing technology opportunities and suffering from unintended consequences I was keen to choose an approach which allowed for a careful examination of context and motivations.</text:p>
      <text:p text:style-name="Text_20_body">In this introductory chapter, I briefly outline the use of AT and agency and methodology approaches. I also outline contextual factors of some of the areas of activity where the learning approach studied may be relevant.</text:p>
      <text:h text:style-name="Heading_20_2" text:outline-level="2"><text:bookmark-start text:name="academic-and-conceptual-contexts"/>Academic and Conceptual Contexts<text:bookmark-end text:name="academic-and-conceptual-contexts"/></text:h>
      <text:h text:style-name="Heading_20_3" text:outline-level="3"><text:bookmark-start text:name="the-complex-role-of-agency-in-this-thesis"/>The complex role of agency in this thesis<text:bookmark-end text:name="the-complex-role-of-agency-in-this-thesis"/></text:h>
      <text:p text:style-name="First_20_paragraph">My personal context illustrates several examples of the structure and agency debate <text:reference-mark-start text:name="ZOTERO_ITEM CSL_CITATION {&quot;schema&quot;:&quot;https://github.com/citation-style-language/schema/raw/master/csl-citation.json&quot;,&quot;citationItems&quot;:[{&quot;prefix&quot;:&quot;&quot;,&quot;suffix&quot;:&quot;&quot;,&quot;uri&quot;:[&quot;http://zotero.org/users/1913249/items/76XKF8ST&quot;],&quot;uris&quot;:[&quot;http://zotero.org/users/1913249/items/76XKF8ST&quot;],&quot;itemData&quot;:{&quot;abstract&quot;:&quot;This study investigated the role that medical case presentations play in the renegotiation or reconstruction of agency that occurs between medical students and physicians. Medical case presentations perform a dual function in teaching hospitals. They constitute formalized ways that physicians convey complex information about patients, and they are educational vehicles which medical students use to demonstrate their medical problem-solving abilities. This study observed and transcribed 16 oral case presentations performed by third-year medical students in a children’s hospital. As part of an interview protocol, two transcripts, one from a less and one from a more expert student, were turned into scripts, dramatized and videotaped. Ten faculty and 11 students were interviewed and asked to identify the differences between a more or less expert student performance. Data were analyzed using modified grounded theory and statistical strategies. Using a combination of dialectical social theories—specifically structuration theories (Giddens and Bourdieu) and activity theory (Vygotsky and Engestrom)-- as well as rhetorical theories of genre (Bazerman, Russell and Schryer), this study concludes that genres such as case presentations function as mediating tools that allow participants to negotiate agency across generations and across levels of expertise as sets of strategic choices. This renegotiation or reconstruction of agency, however, is not unproblematic. Genres have ideological consequences, and, through medical case presentations, medical students are learning to classify in quite specific ways, behaviors that could negatively affect communication with their patients.&quot;,&quot;author&quot;:[{&quot;family&quot;:&quot;Schryer&quot;,&quot;given&quot;:&quot;Catherine F.&quot;},{&quot;family&quot;:&quot;Lingard&quot;,&quot;given&quot;:&quot;Lorelei&quot;},{&quot;family&quot;:&quot;Spafford&quot;,&quot;given&quot;:&quot;Marlee&quot;},{&quot;family&quot;:&quot;Garwood&quot;,&quot;given&quot;:&quot;Kim&quot;}],&quot;citation-key&quot;:&quot;bazerman_structure_2003&quot;,&quot;type&quot;:&quot;chapter&quot;,&quot;accessed&quot;:{&quot;date-parts&quot;:[[&quot;2024&quot;,6,28]]},&quot;URL&quot;:&quot;https://wac.colostate.edu/books/perspectives/selves-societies/&quot;,&quot;publisher&quot;:&quot;The WAC Clearinghouse; Mind, Culture, and Activity&quot;,&quot;ISBN&quot;:&quot;978-0-9727023-1-7&quot;,&quot;id&quot;:&quot;bazerman_structure_2003&quot;,&quot;language&quot;:&quot;en&quot;,&quot;editor&quot;:[{&quot;family&quot;:&quot;Bazerman&quot;,&quot;given&quot;:&quot;Charles&quot;},{&quot;family&quot;:&quot;Russell&quot;,&quot;given&quot;:&quot;David R.&quot;}],&quot;title&quot;:&quot;Structure and Agency in Medical Case Presentations&quot;,&quot;page&quot;:&quot;63-97&quot;,&quot;container-title&quot;:&quot;Writing Selves/Writing Societies: Research from Activity Perspectives&quot;,&quot;source&quot;:&quot;DOI.org (Crossref)&quot;,&quot;DOI&quot;:&quot;10.37514/PER-B.2003.2317.2.02&quot;,&quot;issued&quot;:{&quot;date-parts&quot;:[[&quot;2003&quot;,2,1]]}},&quot;id&quot;:9553}],&quot;properties&quot;:{&quot;noteIndex&quot;:0,&quot;formattedCitation&quot;:&quot;[@bazerman_structure_2003]&quot;},&quot;citationID&quot;:&quot;prwlykvr&quot;} RNDxmfyxdwqlq"/>&lt;Do Zotero Refresh: [@bazerman_structure_2003]&gt;<text:reference-mark-end text:name="ZOTERO_ITEM CSL_CITATION {&quot;schema&quot;:&quot;https://github.com/citation-style-language/schema/raw/master/csl-citation.json&quot;,&quot;citationItems&quot;:[{&quot;prefix&quot;:&quot;&quot;,&quot;suffix&quot;:&quot;&quot;,&quot;uri&quot;:[&quot;http://zotero.org/users/1913249/items/76XKF8ST&quot;],&quot;uris&quot;:[&quot;http://zotero.org/users/1913249/items/76XKF8ST&quot;],&quot;itemData&quot;:{&quot;abstract&quot;:&quot;This study investigated the role that medical case presentations play in the renegotiation or reconstruction of agency that occurs between medical students and physicians. Medical case presentations perform a dual function in teaching hospitals. They constitute formalized ways that physicians convey complex information about patients, and they are educational vehicles which medical students use to demonstrate their medical problem-solving abilities. This study observed and transcribed 16 oral case presentations performed by third-year medical students in a children’s hospital. As part of an interview protocol, two transcripts, one from a less and one from a more expert student, were turned into scripts, dramatized and videotaped. Ten faculty and 11 students were interviewed and asked to identify the differences between a more or less expert student performance. Data were analyzed using modified grounded theory and statistical strategies. Using a combination of dialectical social theories—specifically structuration theories (Giddens and Bourdieu) and activity theory (Vygotsky and Engestrom)-- as well as rhetorical theories of genre (Bazerman, Russell and Schryer), this study concludes that genres such as case presentations function as mediating tools that allow participants to negotiate agency across generations and across levels of expertise as sets of strategic choices. This renegotiation or reconstruction of agency, however, is not unproblematic. Genres have ideological consequences, and, through medical case presentations, medical students are learning to classify in quite specific ways, behaviors that could negatively affect communication with their patients.&quot;,&quot;author&quot;:[{&quot;family&quot;:&quot;Schryer&quot;,&quot;given&quot;:&quot;Catherine F.&quot;},{&quot;family&quot;:&quot;Lingard&quot;,&quot;given&quot;:&quot;Lorelei&quot;},{&quot;family&quot;:&quot;Spafford&quot;,&quot;given&quot;:&quot;Marlee&quot;},{&quot;family&quot;:&quot;Garwood&quot;,&quot;given&quot;:&quot;Kim&quot;}],&quot;citation-key&quot;:&quot;bazerman_structure_2003&quot;,&quot;type&quot;:&quot;chapter&quot;,&quot;accessed&quot;:{&quot;date-parts&quot;:[[&quot;2024&quot;,6,28]]},&quot;URL&quot;:&quot;https://wac.colostate.edu/books/perspectives/selves-societies/&quot;,&quot;publisher&quot;:&quot;The WAC Clearinghouse; Mind, Culture, and Activity&quot;,&quot;ISBN&quot;:&quot;978-0-9727023-1-7&quot;,&quot;id&quot;:&quot;bazerman_structure_2003&quot;,&quot;language&quot;:&quot;en&quot;,&quot;editor&quot;:[{&quot;family&quot;:&quot;Bazerman&quot;,&quot;given&quot;:&quot;Charles&quot;},{&quot;family&quot;:&quot;Russell&quot;,&quot;given&quot;:&quot;David R.&quot;}],&quot;title&quot;:&quot;Structure and Agency in Medical Case Presentations&quot;,&quot;page&quot;:&quot;63-97&quot;,&quot;container-title&quot;:&quot;Writing Selves/Writing Societies: Research from Activity Perspectives&quot;,&quot;source&quot;:&quot;DOI.org (Crossref)&quot;,&quot;DOI&quot;:&quot;10.37514/PER-B.2003.2317.2.02&quot;,&quot;issued&quot;:{&quot;date-parts&quot;:[[&quot;2003&quot;,2,1]]}},&quot;id&quot;:9553}],&quot;properties&quot;:{&quot;noteIndex&quot;:0,&quot;formattedCitation&quot;:&quot;[@bazerman_structure_2003]&quot;},&quot;citationID&quot;:&quot;prwlykvr&quot;} RNDxmfyxdwqlq"/>. A tangential but important motivation is to make sense of this experience in philosophical terms.</text:p>
      <text:p text:style-name="Text_20_body">Thus RQ3 of this thesis addresses the process of developing agency within a community. The process of undertaking a PhD gave me a chance to investigate my driving motivations previous projects in a new context and setting. However, while I had a sense of what success felt like in creative media project work, I lacked clear language to communicate this either in the academic or practice based settings. Thus, one of my objectives was to be able to better understand the driving forces of my involvement in education aspects of community in terms of the range of training and community projects that I had been involved with.</text:p>
      <text:p text:style-name="Text_20_body">There was a messiness and a responsiveness that I wanted to capture and celebrate, and a dedication to real-life projects and working with the interests of participants. As such I began to search for a relevant theoretical framework and terminology to achieve this exploration in academic terms.</text:p>
      <text:p text:style-name="Text_20_body">The messiness of approach resonated with Papert and Turkle’s celebration of bricolage approaches and corresponding rejection of the primacy of abstract approaches to learning computing. This ethos had been developed into a school of pedagogy named Constructionism which continues to be popular in computing education in particular through the work or MIT labs. These are elements of pedagogy that are explored in Chapter 2.</text:p>
      <text:p text:style-name="Text_20_body">Constructionism valuing of project work was of potential interest to me. In addition the school’s work on Computational Fluency as a counterpoint to Computational Thinking allowed for concepts of identity exploration and self-expression [].</text:p>
      <text:p text:style-name="Text_20_body">However, constructionism seemed lacking in theoretical underpinning allowing a spanning of different domains.</text:p>
      <text:p text:style-name="Text_20_body">Instead AT offers a rich language to explore the kind of empowerment and limits to it in a wider contextual sense.</text:p>
      <text:p text:style-name="Text_20_body">It also provided a diversity of concept to explore a complex and dynamic picture of participant agency.</text:p>
      <text:p text:style-name="Text_20_body">This complexity is important to this thesis as it allows a full exploration of contextual factors at play, especially initial and emerging barriers to participation to undertaking project work.</text:p>
      <text:p text:style-name="Text_20_body">The link with this thesis here is that the process of community change can be rapid and transformational and that greater understanding of the processes involved are of value. Thus, a wider goal is the research is to reflect on experiences of developing agency. While agency and autonomy have disputed, often inter-related definitions <text:reference-mark-start text:name="ZOTERO_ITEM CSL_CITATION {&quot;schema&quot;:&quot;https://github.com/citation-style-language/schema/raw/master/csl-citation.json&quot;,&quot;citationItems&quot;:[{&quot;prefix&quot;:&quot;&quot;,&quot;suffix&quot;:&quot;&quot;,&quot;uri&quot;:[&quot;http://zotero.org/users/1913249/items/PSMR8LFN&quot;],&quot;uris&quot;:[&quot;http://zotero.org/users/1913249/items/PSMR8LFN&quot;],&quot;itemData&quot;:{&quot;volume&quot;:&quot;36&quot;,&quot;URL&quot;:&quot;https://www.degruyter.com/document/doi/10.1515/cjal-2013-0002/htm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citation-key&quot;:&quot;huang_autonomy_2013&quot;,&quot;title&quot;:&quot;Autonomy, Agency and Identity in Foreign and Second Language Education&quot;,&quot;accessed&quot;:{&quot;date-parts&quot;:[[&quot;2023&quot;,6,19]]},&quot;id&quot;:&quot;huang_autonomy_2013&quot;,&quot;ISSN&quot;:&quot;2192-9513, 2192-9505&quot;,&quot;language&quot;:&quot;en&quot;,&quot;issue&quot;:&quot;1&quot;,&quot;author&quot;:[{&quot;family&quot;:&quot;Huang&quot;,&quot;given&quot;:&quot;Jing (Peter)&quot;},{&quot;family&quot;:&quot;Benson&quot;,&quot;given&quot;:&quot;Phil&quot;}],&quot;type&quot;:&quot;article-journal&quot;,&quot;source&quot;:&quot;DOI.org (Crossref)&quot;,&quot;DOI&quot;:&quot;10.1515/cjal-2013-0002&quot;,&quot;issued&quot;:{&quot;date-parts&quot;:[[&quot;2013&quot;,1,2]]}},&quot;id&quot;:8822},{&quot;prefix&quot;:&quot;&quot;,&quot;suffix&quot;:&quot;&quot;,&quot;uri&quot;:[&quot;http://zotero.org/users/1913249/items/ZU33LZ9E&quot;],&quot;uris&quot;:[&quot;http://zotero.org/users/1913249/items/ZU33LZ9E&quot;],&quot;itemData&quot;:{&quot;container-title-short&quot;:&quot;Integr. psych. behav.&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author&quot;:[{&quot;family&quot;:&quot;Matusov&quot;,&quot;given&quot;:&quot;Eugene&quot;},{&quot;family&quot;:&quot;Duyke&quot;,&quot;non-dropping-particle&quot;:&quot;von&quot;,&quot;given&quot;:&quot;Katherine&quot;},{&quot;family&quot;:&quot;Kayumova&quot;,&quot;given&quot;:&quot;Shakhnoza&quot;}],&quot;citation-key&quot;:&quot;matusov_mapping_2016&quot;,&quot;issue&quot;:&quot;3&quot;,&quot;type&quot;:&quot;article-journal&quot;,&quot;accessed&quot;:{&quot;date-parts&quot;:[[&quot;2023&quot;,6,19]]},&quot;volume&quot;:&quot;50&quot;,&quot;URL&quot;:&quot;https://doi.org/10.1007/s12124-015-9336-0&quot;,&quot;id&quot;:&quot;matusov_mapping_2016&quot;,&quot;language&quot;:&quot;en&quot;,&quot;ISSN&quot;:&quot;1936-3567&quot;,&quot;container-title&quot;:&quot;Integrative Psychological and Behavioral Science&quot;,&quot;page&quot;:&quot;420-446&quot;,&quot;title&quot;:&quot;Mapping Concepts of Agency in Educational Contexts&quot;,&quot;source&quot;:&quot;Springer Link&quot;,&quot;DOI&quot;:&quot;10.1007/s12124-015-9336-0&quot;,&quot;issued&quot;:{&quot;date-parts&quot;:[[&quot;2016&quot;,9,1]]}},&quot;id&quot;:8819}],&quot;properties&quot;:{&quot;noteIndex&quot;:0,&quot;formattedCitation&quot;:&quot;[@huang_autonomy_2013; @matusov_mapping_2016]&quot;},&quot;citationID&quot;:&quot;huhlfeho&quot;} RNDkexcdmtzyr"/>&lt;Do Zotero Refresh: [@huang_autonomy_2013; @matusov_mapping_2016]&gt;<text:reference-mark-end text:name="ZOTERO_ITEM CSL_CITATION {&quot;schema&quot;:&quot;https://github.com/citation-style-language/schema/raw/master/csl-citation.json&quot;,&quot;citationItems&quot;:[{&quot;prefix&quot;:&quot;&quot;,&quot;suffix&quot;:&quot;&quot;,&quot;uri&quot;:[&quot;http://zotero.org/users/1913249/items/PSMR8LFN&quot;],&quot;uris&quot;:[&quot;http://zotero.org/users/1913249/items/PSMR8LFN&quot;],&quot;itemData&quot;:{&quot;volume&quot;:&quot;36&quot;,&quot;URL&quot;:&quot;https://www.degruyter.com/document/doi/10.1515/cjal-2013-0002/htm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citation-key&quot;:&quot;huang_autonomy_2013&quot;,&quot;title&quot;:&quot;Autonomy, Agency and Identity in Foreign and Second Language Education&quot;,&quot;accessed&quot;:{&quot;date-parts&quot;:[[&quot;2023&quot;,6,19]]},&quot;id&quot;:&quot;huang_autonomy_2013&quot;,&quot;ISSN&quot;:&quot;2192-9513, 2192-9505&quot;,&quot;language&quot;:&quot;en&quot;,&quot;issue&quot;:&quot;1&quot;,&quot;author&quot;:[{&quot;family&quot;:&quot;Huang&quot;,&quot;given&quot;:&quot;Jing (Peter)&quot;},{&quot;family&quot;:&quot;Benson&quot;,&quot;given&quot;:&quot;Phil&quot;}],&quot;type&quot;:&quot;article-journal&quot;,&quot;source&quot;:&quot;DOI.org (Crossref)&quot;,&quot;DOI&quot;:&quot;10.1515/cjal-2013-0002&quot;,&quot;issued&quot;:{&quot;date-parts&quot;:[[&quot;2013&quot;,1,2]]}},&quot;id&quot;:8822},{&quot;prefix&quot;:&quot;&quot;,&quot;suffix&quot;:&quot;&quot;,&quot;uri&quot;:[&quot;http://zotero.org/users/1913249/items/ZU33LZ9E&quot;],&quot;uris&quot;:[&quot;http://zotero.org/users/1913249/items/ZU33LZ9E&quot;],&quot;itemData&quot;:{&quot;container-title-short&quot;:&quot;Integr. psych. behav.&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author&quot;:[{&quot;family&quot;:&quot;Matusov&quot;,&quot;given&quot;:&quot;Eugene&quot;},{&quot;family&quot;:&quot;Duyke&quot;,&quot;non-dropping-particle&quot;:&quot;von&quot;,&quot;given&quot;:&quot;Katherine&quot;},{&quot;family&quot;:&quot;Kayumova&quot;,&quot;given&quot;:&quot;Shakhnoza&quot;}],&quot;citation-key&quot;:&quot;matusov_mapping_2016&quot;,&quot;issue&quot;:&quot;3&quot;,&quot;type&quot;:&quot;article-journal&quot;,&quot;accessed&quot;:{&quot;date-parts&quot;:[[&quot;2023&quot;,6,19]]},&quot;volume&quot;:&quot;50&quot;,&quot;URL&quot;:&quot;https://doi.org/10.1007/s12124-015-9336-0&quot;,&quot;id&quot;:&quot;matusov_mapping_2016&quot;,&quot;language&quot;:&quot;en&quot;,&quot;ISSN&quot;:&quot;1936-3567&quot;,&quot;container-title&quot;:&quot;Integrative Psychological and Behavioral Science&quot;,&quot;page&quot;:&quot;420-446&quot;,&quot;title&quot;:&quot;Mapping Concepts of Agency in Educational Contexts&quot;,&quot;source&quot;:&quot;Springer Link&quot;,&quot;DOI&quot;:&quot;10.1007/s12124-015-9336-0&quot;,&quot;issued&quot;:{&quot;date-parts&quot;:[[&quot;2016&quot;,9,1]]}},&quot;id&quot;:8819}],&quot;properties&quot;:{&quot;noteIndex&quot;:0,&quot;formattedCitation&quot;:&quot;[@huang_autonomy_2013; @matusov_mapping_2016]&quot;},&quot;citationID&quot;:&quot;huhlfeho&quot;} RNDkexcdmtzyr"/>. This study uses the following terms which can help locate RQ3 more precisely: instrumental agency, relational agency and authorial agency.</text:p>
      <text:p text:style-name="Text_20_body">My personal context is an example that changes happening within one system may cause a reaction from wider system elements and actors, which pushes back to reverse the initial changes. My story illustrates the ‘risky’ process of collective agency working on objectives that may run away to involve unforeseen outcomes <text:reference-mark-start text:name="ZOTERO_ITEM CSL_CITATION {&quot;schema&quot;:&quot;https://github.com/citation-style-language/schema/raw/master/csl-citation.json&quot;,&quot;citationItems&quot;:[{&quot;prefix&quot;:&quot;&quot;,&quot;locator&quot;:&quot; 200&quot;,&quot;uri&quot;:[&quot;http://zotero.org/users/1913249/items/P7UTFAYY&quot;],&quot;uris&quot;:[&quot;http://zotero.org/users/1913249/items/P7UTFAYY&quot;],&quot;itemData&quot;:{&quot;citation-key&quot;:&quot;edwards2009systemic&quot;,&quot;page&quot;:&quot;197–211&quot;,&quot;title&quot;:&quot;From the systemic to the relational: Relational agency and activity theory&quot;,&quot;container-title&quot;:&quot;Learning and expanding with activity theory&quot;,&quot;type&quot;:&quot;article-journal&quot;,&quot;issued&quot;:{&quot;date-parts&quot;:[[&quot;2009&quot;]]},&quot;author&quot;:[{&quot;family&quot;:&quot;Edwards&quot;,&quot;given&quot;:&quot;Anne&quot;}],&quot;id&quot;:&quot;edwards2009systemic&quot;},&quot;id&quot;:8802}],&quot;properties&quot;:{&quot;noteIndex&quot;:0,&quot;formattedCitation&quot;:&quot;[@edwards2009systemic, p. 200]&quot;},&quot;citationID&quot;:&quot;jtjhgpgd&quot;} RNDtduetbybne"/>&lt;Do Zotero Refresh: [@edwards2009systemic, p. 200]&gt;<text:reference-mark-end text:name="ZOTERO_ITEM CSL_CITATION {&quot;schema&quot;:&quot;https://github.com/citation-style-language/schema/raw/master/csl-citation.json&quot;,&quot;citationItems&quot;:[{&quot;prefix&quot;:&quot;&quot;,&quot;locator&quot;:&quot; 200&quot;,&quot;uri&quot;:[&quot;http://zotero.org/users/1913249/items/P7UTFAYY&quot;],&quot;uris&quot;:[&quot;http://zotero.org/users/1913249/items/P7UTFAYY&quot;],&quot;itemData&quot;:{&quot;citation-key&quot;:&quot;edwards2009systemic&quot;,&quot;page&quot;:&quot;197–211&quot;,&quot;title&quot;:&quot;From the systemic to the relational: Relational agency and activity theory&quot;,&quot;container-title&quot;:&quot;Learning and expanding with activity theory&quot;,&quot;type&quot;:&quot;article-journal&quot;,&quot;issued&quot;:{&quot;date-parts&quot;:[[&quot;2009&quot;]]},&quot;author&quot;:[{&quot;family&quot;:&quot;Edwards&quot;,&quot;given&quot;:&quot;Anne&quot;}],&quot;id&quot;:&quot;edwards2009systemic&quot;},&quot;id&quot;:8802}],&quot;properties&quot;:{&quot;noteIndex&quot;:0,&quot;formattedCitation&quot;:&quot;[@edwards2009systemic, p. 200]&quot;},&quot;citationID&quot;:&quot;jtjhgpgd&quot;} RNDtduetbybne"/>. On a personal level, I want to transcend feelings of regret associated with not being wary enough of unintended effects of embracing possibilities for social change offered new technologies.</text:p>
      <text:p text:style-name="Text_20_body"/>
      <text:h text:style-name="Heading_20_3" text:outline-level="3"><text:bookmark-start text:name="sketchy-pedagogies"/>Sketchy pedagogies<text:bookmark-end text:name="sketchy-pedagogies"/></text:h>
      <text:p text:style-name="First_20_paragraph">The messiness and sketchiness of my preferred learning experience were also somehow important for me to preserve and to investigate as part of this study. This is present in the mutually evolving nature of the methodology of the study, as represented in design based learning.</text:p>
      <text:p text:style-name="Text_20_body">The process of launching into the unknown with project involving a group of people hoping to collectively make some kind of progress towards a sketchy goal was something familiar to me but under-explored. Dave Gray’s Gamestorming resource [gray_gamestorming_2010] (which became a guiding principle of EdLab project work) outlined a principle of fuzzy goals adapted from Blackwell’s work [blackwell_radical_2009]</text:p>
      <text:p text:style-name="Text_20_body">The process aligns with mutuality of design work and acknowledgement that while the process can seem a bit sketchy the results which incorporate ideas from diverse participants, also build a collective understanding of the problem area among participants which is as valuable as the proposed solution. It can also avoid unforeseen consequences by a more rapid adjustment in the course of a project.</text:p>
      <text:p text:style-name="Text_20_body">In addition to AT as a theoretical framework, recent work on transformative agency within the wider school of socio cultural approaches has particular promise to aid this study.</text:p>
      <text:p text:style-name="Text_20_body">Two years after starting my studies, a special issue of Mind and Culture journal explored young people, digital mediation, and transformative agency <text:reference-mark-start text:name="ZOTERO_ITEM CSL_CITATION {&quot;schema&quot;:&quot;https://github.com/citation-style-language/schema/raw/master/csl-citation.json&quot;,&quot;citationItems&quot;:[{&quot;prefix&quot;:&quot;&quot;,&quot;suffix&quot;:&quot;&quot;,&quot;uri&quot;:[&quot;http://zotero.org/users/1913249/items/NMNI59A8&quot;],&quot;uris&quot;:[&quot;http://zotero.org/users/1913249/items/NMNI59A8&quot;],&quot;itemData&quot;:{&quot;container-title-short&quot;:&quot;Mind, Culture, and Activity&quot;,&quot;author&quot;:[{&quot;family&quot;:&quot;Kajamaa&quot;,&quot;given&quot;:&quot;Anu&quot;},{&quot;family&quot;:&quot;Kumpulainen&quot;,&quot;given&quot;:&quot;Kristiina&quot;}],&quot;citation-key&quot;:&quot;kajamaa_young_2019&quot;,&quot;issue&quot;:&quot;3&quot;,&quot;type&quot;:&quot;article-journal&quot;,&quot;accessed&quot;:{&quot;date-parts&quot;:[[&quot;2024&quot;,6,26]]},&quot;volume&quot;:&quot;26&quot;,&quot;URL&quot;:&quot;https://www.tandfonline.com/doi/full/10.1080/10749039.2019.1652653&quot;,&quot;id&quot;:&quot;kajamaa_young_2019&quot;,&quot;language&quot;:&quot;en&quot;,&quot;container-title&quot;:&quot;Mind, Culture, and Activity&quot;,&quot;title&quot;:&quot;Young people, digital mediation, and transformative agency, special issue (part 1)&quot;,&quot;page&quot;:&quot;201-206&quot;,&quot;ISSN&quot;:&quot;1074-9039, 1532-7884&quot;,&quot;source&quot;:&quot;DOI.org (Crossref)&quot;,&quot;DOI&quot;:&quot;10.1080/10749039.2019.1652653&quot;,&quot;issued&quot;:{&quot;date-parts&quot;:[[&quot;2019&quot;,7,3]]}},&quot;id&quot;:9515}],&quot;properties&quot;:{&quot;noteIndex&quot;:0,&quot;formattedCitation&quot;:&quot;[@kajamaa_young_2019]&quot;},&quot;citationID&quot;:&quot;gutrzqtc&quot;} RNDdncbflvotb"/>&lt;Do Zotero Refresh: [@kajamaa_young_2019]&gt;<text:reference-mark-end text:name="ZOTERO_ITEM CSL_CITATION {&quot;schema&quot;:&quot;https://github.com/citation-style-language/schema/raw/master/csl-citation.json&quot;,&quot;citationItems&quot;:[{&quot;prefix&quot;:&quot;&quot;,&quot;suffix&quot;:&quot;&quot;,&quot;uri&quot;:[&quot;http://zotero.org/users/1913249/items/NMNI59A8&quot;],&quot;uris&quot;:[&quot;http://zotero.org/users/1913249/items/NMNI59A8&quot;],&quot;itemData&quot;:{&quot;container-title-short&quot;:&quot;Mind, Culture, and Activity&quot;,&quot;author&quot;:[{&quot;family&quot;:&quot;Kajamaa&quot;,&quot;given&quot;:&quot;Anu&quot;},{&quot;family&quot;:&quot;Kumpulainen&quot;,&quot;given&quot;:&quot;Kristiina&quot;}],&quot;citation-key&quot;:&quot;kajamaa_young_2019&quot;,&quot;issue&quot;:&quot;3&quot;,&quot;type&quot;:&quot;article-journal&quot;,&quot;accessed&quot;:{&quot;date-parts&quot;:[[&quot;2024&quot;,6,26]]},&quot;volume&quot;:&quot;26&quot;,&quot;URL&quot;:&quot;https://www.tandfonline.com/doi/full/10.1080/10749039.2019.1652653&quot;,&quot;id&quot;:&quot;kajamaa_young_2019&quot;,&quot;language&quot;:&quot;en&quot;,&quot;container-title&quot;:&quot;Mind, Culture, and Activity&quot;,&quot;title&quot;:&quot;Young people, digital mediation, and transformative agency, special issue (part 1)&quot;,&quot;page&quot;:&quot;201-206&quot;,&quot;ISSN&quot;:&quot;1074-9039, 1532-7884&quot;,&quot;source&quot;:&quot;DOI.org (Crossref)&quot;,&quot;DOI&quot;:&quot;10.1080/10749039.2019.1652653&quot;,&quot;issued&quot;:{&quot;date-parts&quot;:[[&quot;2019&quot;,7,3]]}},&quot;id&quot;:9515}],&quot;properties&quot;:{&quot;noteIndex&quot;:0,&quot;formattedCitation&quot;:&quot;[@kajamaa_young_2019]&quot;},&quot;citationID&quot;:&quot;gutrzqtc&quot;} RNDdncbflvotb"/>.</text:p>
      <text:p text:style-name="Text_20_body">RECAP ON THE PROMISE HERE - AND SIGNPOST TO LATER CHATPERS.</text:p>
      <text:p text:style-name="Text_20_body">SUMMARY OF PROMISE OF DBR TO REFLECT SKETCHYNESS</text:p>
      <text:h text:style-name="Heading_20_3" text:outline-level="3"><text:bookmark-start text:name="overview-and-motivations-of-game-making-for-learning---and-who-should-read-this-thesis"/>Overview and motivations of game making (for learning) - and who should read this thesis<text:bookmark-end text:name="overview-and-motivations-of-game-making-for-learning---and-who-should-read-this-thesis"/></text:h>
      <text:p text:style-name="First_20_paragraph"><text:span text:style-name="T2">Who should read this thesis?</text:span></text:p>
      <text:p text:style-name="Text_20_body">Given the overall direction of this thesis, who is the intended audience? While the participants are home educators, other areas of education may benefit from the answers to these questions.</text:p>
      <text:list text:style-name="L18">
        <text:list-item>
          <text:p text:style-name="P18">parents and families</text:p>
        </text:list-item>
        <text:list-item>
          <text:p text:style-name="P18">teachers</text:p>
        </text:list-item>
        <text:list-item>
          <text:p text:style-name="P18">Researchers in computing education</text:p>
        </text:list-item>
        <text:list-item>
          <text:p text:style-name="P18">informal educators</text:p>
        </text:list-item>
        <text:list-item>
          <text:p text:style-name="P18">In addition my experience of the process, research and generative, action research</text:p>
        </text:list-item>
      </text:list>
      <text:p text:style-name="First_20_paragraph">My experience of having the rug pulled out from underneath me after volunteering my time and energy in various projects motivates me to examine the characteristics streams of activity carefully. Thus the following analysis of the sites of interest cover not only educational programs but based on underlying funding and the motivations of funders.</text:p>
      <text:p text:style-name="Text_20_body">Thus proposed motivations for supporting coding and game making are analysed alongside the financial models which support activities. I am guided by the work of Vossoughi and colleagues <text:reference-mark-start text:name="ZOTERO_ITEM CSL_CITATION {&quot;schema&quot;:&quot;https://github.com/citation-style-language/schema/raw/master/csl-citation.json&quot;,&quot;citationItems&quot;:[{&quot;prefix&quot;:&quot;&quot;,&quot;suffix&quot;:&quot;&quot;,&quot;uri&quot;:[&quot;http://zotero.org/users/1913249/items/E7EXZNJ2&quot;],&quot;uris&quot;:[&quot;http://zotero.org/users/1913249/items/E7EXZNJ2&quot;],&quot;itemData&quot;:{&quot;author&quot;:[{&quot;family&quot;:&quot;Vossoughi&quot;,&quot;given&quot;:&quot;Shirin&quot;},{&quot;family&quot;:&quot;Hooper&quot;,&quot;given&quot;:&quot;Paula K.&quot;},{&quot;family&quot;:&quot;Escudé&quot;,&quot;given&quot;:&quot;Meg&quot;}],&quot;container-title&quot;:&quot;Harvard Educational Review&quot;,&quot;URL&quot;:&quot;http://www.hepgjournals.org/doi/abs/10.17763/0017-8055.86.2.206&quot;,&quot;accessed&quot;:{&quot;date-parts&quot;:[[&quot;2017&quot;,10,14]]},&quot;title-short&quot;:&quot;Making through the lens of culture and power&quot;,&quot;id&quot;:&quot;vossoughi_making_2016&quot;,&quot;citation-key&quot;:&quot;vossoughi_making_2016&quot;,&quot;title&quot;:&quot;Making through the lens of culture and power: Toward transformative visions for educational equity&quot;,&quot;issue&quot;:&quot;2&quot;,&quot;page&quot;:&quot;206–232&quot;,&quot;type&quot;:&quot;article-journal&quot;,&quot;source&quot;:&quot;Google Scholar&quot;,&quot;volume&quot;:&quot;86&quot;,&quot;issued&quot;:{&quot;date-parts&quot;:[[&quot;2016&quot;]]}},&quot;id&quot;:1756}],&quot;properties&quot;:{&quot;noteIndex&quot;:0,&quot;formattedCitation&quot;:&quot;[@vossoughi_making_2016]&quot;},&quot;citationID&quot;:&quot;ezfxdzbw&quot;} RNDbaxpeekxvj"/>&lt;Do Zotero Refresh: [@vossoughi_making_2016]&gt;<text:reference-mark-end text:name="ZOTERO_ITEM CSL_CITATION {&quot;schema&quot;:&quot;https://github.com/citation-style-language/schema/raw/master/csl-citation.json&quot;,&quot;citationItems&quot;:[{&quot;prefix&quot;:&quot;&quot;,&quot;suffix&quot;:&quot;&quot;,&quot;uri&quot;:[&quot;http://zotero.org/users/1913249/items/E7EXZNJ2&quot;],&quot;uris&quot;:[&quot;http://zotero.org/users/1913249/items/E7EXZNJ2&quot;],&quot;itemData&quot;:{&quot;author&quot;:[{&quot;family&quot;:&quot;Vossoughi&quot;,&quot;given&quot;:&quot;Shirin&quot;},{&quot;family&quot;:&quot;Hooper&quot;,&quot;given&quot;:&quot;Paula K.&quot;},{&quot;family&quot;:&quot;Escudé&quot;,&quot;given&quot;:&quot;Meg&quot;}],&quot;container-title&quot;:&quot;Harvard Educational Review&quot;,&quot;URL&quot;:&quot;http://www.hepgjournals.org/doi/abs/10.17763/0017-8055.86.2.206&quot;,&quot;accessed&quot;:{&quot;date-parts&quot;:[[&quot;2017&quot;,10,14]]},&quot;title-short&quot;:&quot;Making through the lens of culture and power&quot;,&quot;id&quot;:&quot;vossoughi_making_2016&quot;,&quot;citation-key&quot;:&quot;vossoughi_making_2016&quot;,&quot;title&quot;:&quot;Making through the lens of culture and power: Toward transformative visions for educational equity&quot;,&quot;issue&quot;:&quot;2&quot;,&quot;page&quot;:&quot;206–232&quot;,&quot;type&quot;:&quot;article-journal&quot;,&quot;source&quot;:&quot;Google Scholar&quot;,&quot;volume&quot;:&quot;86&quot;,&quot;issued&quot;:{&quot;date-parts&quot;:[[&quot;2016&quot;]]}},&quot;id&quot;:1756}],&quot;properties&quot;:{&quot;noteIndex&quot;:0,&quot;formattedCitation&quot;:&quot;[@vossoughi_making_2016]&quot;},&quot;citationID&quot;:&quot;ezfxdzbw&quot;} RNDbaxpeekxvj"/> whose see critique of maker movement shows the potentially negative impact of the positivist, industry-focused STEM agenda on inclusive practice.</text:p>
      <text:p text:style-name="Text_20_body">The following sections therefore explore diverse motivations for learning to code specifically via game making or an informal making culture.</text:p>
      <text:list text:style-name="L19">
        <text:list-item>
          <text:p text:style-name="P19">Learning coding and related digital skills to progress to join the commercial games industry</text:p>
        </text:list-item>
        <text:list-item>
          <text:p text:style-name="P19">Getting more people to take Computing qualifications, a motivation which aligns with the concept of feeding the STEM pipeline in to science industries</text:p>
        </text:list-item>
        <text:list-item>
          <text:p text:style-name="P19">Parents motivations to develop individual useful skills in young peoples.</text:p>
        </text:list-item>
        <text:list-item>
          <text:p text:style-name="P19">Game making for intrinsic pleasure of making games or similar projects that are celebrated</text:p>
        </text:list-item>
        <text:list-item>
          <text:p text:style-name="P19">for empowerment of individual and health of society as consumers of technology</text:p>
        </text:list-item>
      </text:list>
      <text:h text:style-name="Heading_20_3" text:outline-level="3"><text:bookmark-start text:name="defining-and-conceptualising---formal-home-and-third-space-contexts---summarise-compress"/>Defining and conceptualising - formal, home and third space contexts - SUMMARISE / COMPRESS<text:bookmark-end text:name="defining-and-conceptualising---formal-home-and-third-space-contexts---summarise-compress"/></text:h>
      <text:p text:style-name="First_20_paragraph"><text:span text:style-name="T2">on Informal Education Pedagogies</text:span></text:p>
      <text:p text:style-name="Text_20_body">To assess the wider use of professional frameworks of concepts, it is potential valuable to test them in the context of wider theories of community and informal learning.</text:p>
      <text:p text:style-name="Text_20_body">Informal education has the potential to offer less barriers to authorial agency which are engendered by factors such as curricular constraints, practical classroom factors and school behaviour norms.</text:p>
      <text:p text:style-name="Text_20_body"><text:span text:style-name="T2">Defining Informal Education</text:span> Definitions of informal education are complex and beyond the remit of this literature review. Informal here is not just about a school or non-school environment <text:reference-mark-start text:name="ZOTERO_ITEM CSL_CITATION {&quot;schema&quot;:&quot;https://github.com/citation-style-language/schema/raw/master/csl-citation.json&quot;,&quot;citationItems&quot;:[{&quot;prefix&quot;:&quot;&quot;,&quot;suffix&quot;:&quot;&quot;,&quot;uri&quot;:[&quot;http://zotero.org/users/1913249/items/TE57K2KN&quot;],&quot;uris&quot;:[&quot;http://zotero.org/users/1913249/items/TE57K2KN&quot;],&quot;itemData&quot;:{&quot;author&quot;:[{&quot;family&quot;:&quot;Sefton-Green&quot;,&quot;given&quot;:&quot;Julian&quot;},{&quot;family&quot;:&quot;Erstad&quot;,&quot;given&quot;:&quot;Ola&quot;}],&quot;edition&quot;:&quot;1&quot;,&quot;type&quot;:&quot;chapter&quot;,&quot;URL&quot;:&quot;https://www.cambridge.org/core/product/identifier/9781139026239%23c00591-8/type/book_part&quot;,&quot;container-title&quot;:&quot;Identity, Community, and Learning Lives in the Digital Age&quot;,&quot;editor&quot;:[{&quot;family&quot;:&quot;Erstad&quot;,&quot;given&quot;:&quot;Ola&quot;},{&quot;family&quot;:&quot;Sefton-Green&quot;,&quot;given&quot;:&quot;Julian&quot;}],&quot;publisher&quot;:&quot;Cambridge University Press&quot;,&quot;ISBN&quot;:&quot;978-1-139-02623-9 978-1-107-00591-4 978-1-107-50727-2&quot;,&quot;id&quot;:&quot;erstad_identity_2012&quot;,&quot;language&quot;:&quot;en&quot;,&quot;title&quot;:&quot;Identity, Community, and Learning Lives in the Digital Age&quot;,&quot;accessed&quot;:{&quot;date-parts&quot;:[[&quot;2022&quot;,8,9]]},&quot;page&quot;:&quot;1-20&quot;,&quot;citation-key&quot;:&quot;erstad_identity_2012&quot;,&quot;source&quot;:&quot;DOI.org (Crossref)&quot;,&quot;DOI&quot;:&quot;10.1017/CBO9781139026239.001&quot;,&quot;issued&quot;:{&quot;date-parts&quot;:[[&quot;2012&quot;,10,22]]}},&quot;id&quot;:3752}],&quot;properties&quot;:{&quot;noteIndex&quot;:0,&quot;formattedCitation&quot;:&quot;[@erstad_identity_2012]&quot;},&quot;citationID&quot;:&quot;oplrcnth&quot;} RNDzpwtqatvyw"/>&lt;Do Zotero Refresh: [@erstad_identity_2012]&gt;<text:reference-mark-end text:name="ZOTERO_ITEM CSL_CITATION {&quot;schema&quot;:&quot;https://github.com/citation-style-language/schema/raw/master/csl-citation.json&quot;,&quot;citationItems&quot;:[{&quot;prefix&quot;:&quot;&quot;,&quot;suffix&quot;:&quot;&quot;,&quot;uri&quot;:[&quot;http://zotero.org/users/1913249/items/TE57K2KN&quot;],&quot;uris&quot;:[&quot;http://zotero.org/users/1913249/items/TE57K2KN&quot;],&quot;itemData&quot;:{&quot;author&quot;:[{&quot;family&quot;:&quot;Sefton-Green&quot;,&quot;given&quot;:&quot;Julian&quot;},{&quot;family&quot;:&quot;Erstad&quot;,&quot;given&quot;:&quot;Ola&quot;}],&quot;edition&quot;:&quot;1&quot;,&quot;type&quot;:&quot;chapter&quot;,&quot;URL&quot;:&quot;https://www.cambridge.org/core/product/identifier/9781139026239%23c00591-8/type/book_part&quot;,&quot;container-title&quot;:&quot;Identity, Community, and Learning Lives in the Digital Age&quot;,&quot;editor&quot;:[{&quot;family&quot;:&quot;Erstad&quot;,&quot;given&quot;:&quot;Ola&quot;},{&quot;family&quot;:&quot;Sefton-Green&quot;,&quot;given&quot;:&quot;Julian&quot;}],&quot;publisher&quot;:&quot;Cambridge University Press&quot;,&quot;ISBN&quot;:&quot;978-1-139-02623-9 978-1-107-00591-4 978-1-107-50727-2&quot;,&quot;id&quot;:&quot;erstad_identity_2012&quot;,&quot;language&quot;:&quot;en&quot;,&quot;title&quot;:&quot;Identity, Community, and Learning Lives in the Digital Age&quot;,&quot;accessed&quot;:{&quot;date-parts&quot;:[[&quot;2022&quot;,8,9]]},&quot;page&quot;:&quot;1-20&quot;,&quot;citation-key&quot;:&quot;erstad_identity_2012&quot;,&quot;source&quot;:&quot;DOI.org (Crossref)&quot;,&quot;DOI&quot;:&quot;10.1017/CBO9781139026239.001&quot;,&quot;issued&quot;:{&quot;date-parts&quot;:[[&quot;2012&quot;,10,22]]}},&quot;id&quot;:3752}],&quot;properties&quot;:{&quot;noteIndex&quot;:0,&quot;formattedCitation&quot;:&quot;[@erstad_identity_2012]&quot;},&quot;citationID&quot;:&quot;oplrcnth&quot;} RNDzpwtqatvyw"/>.</text:p>
      <text:p text:style-name="Text_20_body">Gerber define formal learning as that which happens in school and informal learning as that outside of school <text:reference-mark-start text:name="ZOTERO_ITEM CSL_CITATION {&quot;schema&quot;:&quot;https://github.com/citation-style-language/schema/raw/master/csl-citation.json&quot;,&quot;citationItems&quot;:[{&quot;prefix&quot;:&quot;&quot;,&quot;suffix&quot;:&quot;&quot;,&quot;uri&quot;:[&quot;http://zotero.org/users/1913249/items/3TFJAQIM&quot;],&quot;uris&quot;:[&quot;http://zotero.org/users/1913249/items/3TFJAQIM&quot;],&quot;itemData&quot;:{&quot;container-title-short&quot;:&quot;International Journal of Science Education&quot;,&quot;author&quot;:[{&quot;family&quot;:&quot;Gerber&quot;,&quot;given&quot;:&quot;Brian L.&quot;},{&quot;family&quot;:&quot;Marek&quot;,&quot;given&quot;:&quot;Edmund A.&quot;},{&quot;family&quot;:&quot;Cavallo&quot;,&quot;given&quot;:&quot;Ann M. L.&quot;}],&quot;citation-key&quot;:&quot;gerber_development_2001&quot;,&quot;issue&quot;:&quot;6&quot;,&quot;type&quot;:&quot;article-journal&quot;,&quot;accessed&quot;:{&quot;date-parts&quot;:[[&quot;2019&quot;,7,23]]},&quot;volume&quot;:&quot;23&quot;,&quot;URL&quot;:&quot;http://www.tandfonline.com/doi/abs/10.1080/09500690116959&quot;,&quot;id&quot;:&quot;gerber_development_2001&quot;,&quot;language&quot;:&quot;en&quot;,&quot;container-title&quot;:&quot;International Journal of Science Education&quot;,&quot;title&quot;:&quot;Development of an informal learning opportunities assay&quot;,&quot;page&quot;:&quot;569-583&quot;,&quot;ISSN&quot;:&quot;0950-0693, 1464-5289&quot;,&quot;source&quot;:&quot;DOI.org (Crossref)&quot;,&quot;DOI&quot;:&quot;10.1080/09500690116959&quot;,&quot;issued&quot;:{&quot;date-parts&quot;:[[&quot;2001&quot;,6]]}},&quot;id&quot;:3216}],&quot;properties&quot;:{&quot;noteIndex&quot;:0,&quot;formattedCitation&quot;:&quot;[@gerber_development_2001]&quot;},&quot;citationID&quot;:&quot;vztxzrme&quot;} RNDvxcqgqfsii"/>&lt;Do Zotero Refresh: [@gerber_development_2001]&gt;<text:reference-mark-end text:name="ZOTERO_ITEM CSL_CITATION {&quot;schema&quot;:&quot;https://github.com/citation-style-language/schema/raw/master/csl-citation.json&quot;,&quot;citationItems&quot;:[{&quot;prefix&quot;:&quot;&quot;,&quot;suffix&quot;:&quot;&quot;,&quot;uri&quot;:[&quot;http://zotero.org/users/1913249/items/3TFJAQIM&quot;],&quot;uris&quot;:[&quot;http://zotero.org/users/1913249/items/3TFJAQIM&quot;],&quot;itemData&quot;:{&quot;container-title-short&quot;:&quot;International Journal of Science Education&quot;,&quot;author&quot;:[{&quot;family&quot;:&quot;Gerber&quot;,&quot;given&quot;:&quot;Brian L.&quot;},{&quot;family&quot;:&quot;Marek&quot;,&quot;given&quot;:&quot;Edmund A.&quot;},{&quot;family&quot;:&quot;Cavallo&quot;,&quot;given&quot;:&quot;Ann M. L.&quot;}],&quot;citation-key&quot;:&quot;gerber_development_2001&quot;,&quot;issue&quot;:&quot;6&quot;,&quot;type&quot;:&quot;article-journal&quot;,&quot;accessed&quot;:{&quot;date-parts&quot;:[[&quot;2019&quot;,7,23]]},&quot;volume&quot;:&quot;23&quot;,&quot;URL&quot;:&quot;http://www.tandfonline.com/doi/abs/10.1080/09500690116959&quot;,&quot;id&quot;:&quot;gerber_development_2001&quot;,&quot;language&quot;:&quot;en&quot;,&quot;container-title&quot;:&quot;International Journal of Science Education&quot;,&quot;title&quot;:&quot;Development of an informal learning opportunities assay&quot;,&quot;page&quot;:&quot;569-583&quot;,&quot;ISSN&quot;:&quot;0950-0693, 1464-5289&quot;,&quot;source&quot;:&quot;DOI.org (Crossref)&quot;,&quot;DOI&quot;:&quot;10.1080/09500690116959&quot;,&quot;issued&quot;:{&quot;date-parts&quot;:[[&quot;2001&quot;,6]]}},&quot;id&quot;:3216}],&quot;properties&quot;:{&quot;noteIndex&quot;:0,&quot;formattedCitation&quot;:&quot;[@gerber_development_2001]&quot;},&quot;citationID&quot;:&quot;vztxzrme&quot;} RNDvxcqgqfsii"/>, Sefton-Green <text:reference-mark-start text:name="ZOTERO_ITEM CSL_CITATION {&quot;schema&quot;:&quot;https://github.com/citation-style-language/schema/raw/master/csl-citation.json&quot;,&quot;citationItems&quot;:[{&quot;prefix&quot;:&quot;&quot;,&quot;suffix&quot;:&quot;&quot;,&quot;uri&quot;:[&quot;http://zotero.org/users/1913249/items/NMBYWLRS&quot;],&quot;uris&quot;:[&quot;http://zotero.org/users/1913249/items/NMBYWLRS&quot;],&quot;itemData&quot;:{&quot;id&quot;:&quot;sefton-green_literature_2004&quot;,&quot;language&quot;:&quot;en&quot;,&quot;title&quot;:&quot;Literature Review in Informal Learning with Technology Outside School&quot;,&quot;citation-key&quot;:&quot;sefton-green_literature_2004&quot;,&quot;page&quot;:&quot;43&quot;,&quot;type&quot;:&quot;report&quot;,&quot;source&quot;:&quot;Zotero&quot;,&quot;author&quot;:[{&quot;family&quot;:&quot;Sefton-Green&quot;,&quot;given&quot;:&quot;Julian&quot;}],&quot;issued&quot;:{&quot;date-parts&quot;:[[&quot;2004&quot;]]}},&quot;id&quot;:3214}],&quot;properties&quot;:{&quot;noteIndex&quot;:0,&quot;formattedCitation&quot;:&quot;[@sefton-green_literature_2004]&quot;},&quot;citationID&quot;:&quot;gbqfqnzh&quot;} RNDoscmpyliwl"/>&lt;Do Zotero Refresh: [@sefton-green_literature_2004]&gt;<text:reference-mark-end text:name="ZOTERO_ITEM CSL_CITATION {&quot;schema&quot;:&quot;https://github.com/citation-style-language/schema/raw/master/csl-citation.json&quot;,&quot;citationItems&quot;:[{&quot;prefix&quot;:&quot;&quot;,&quot;suffix&quot;:&quot;&quot;,&quot;uri&quot;:[&quot;http://zotero.org/users/1913249/items/NMBYWLRS&quot;],&quot;uris&quot;:[&quot;http://zotero.org/users/1913249/items/NMBYWLRS&quot;],&quot;itemData&quot;:{&quot;id&quot;:&quot;sefton-green_literature_2004&quot;,&quot;language&quot;:&quot;en&quot;,&quot;title&quot;:&quot;Literature Review in Informal Learning with Technology Outside School&quot;,&quot;citation-key&quot;:&quot;sefton-green_literature_2004&quot;,&quot;page&quot;:&quot;43&quot;,&quot;type&quot;:&quot;report&quot;,&quot;source&quot;:&quot;Zotero&quot;,&quot;author&quot;:[{&quot;family&quot;:&quot;Sefton-Green&quot;,&quot;given&quot;:&quot;Julian&quot;}],&quot;issued&quot;:{&quot;date-parts&quot;:[[&quot;2004&quot;]]}},&quot;id&quot;:3214}],&quot;properties&quot;:{&quot;noteIndex&quot;:0,&quot;formattedCitation&quot;:&quot;[@sefton-green_literature_2004]&quot;},&quot;citationID&quot;:&quot;gbqfqnzh&quot;} RNDoscmpyliwl"/> complicates this view, noting that2 informal learning can take place in formal settings and vice-versa.</text:p>
      <text:p text:style-name="Text_20_body">Others writers <text:reference-mark-start text:name="ZOTERO_ITEM CSL_CITATION {&quot;schema&quot;:&quot;https://github.com/citation-style-language/schema/raw/master/csl-citation.json&quot;,&quot;citationItems&quot;:[{&quot;prefix&quot;:&quot;&quot;,&quot;locator&quot;:&quot; 173&quot;,&quot;uri&quot;:[&quot;http://zotero.org/users/1913249/items/CKARKKW9&quot;],&quot;uris&quot;:[&quot;http://zotero.org/users/1913249/items/CKARKKW9&quot;],&quot;itemData&quot;:{&quot;container-title-short&quot;:&quot;J Sci Educ Technol&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title-short&quot;:&quot;Bridging In-school and Out-of-school Learning&quot;,&quot;author&quot;:[{&quot;family&quot;:&quot;Eshach&quot;,&quot;given&quot;:&quot;Haim&quot;}],&quot;citation-key&quot;:&quot;eshach_bridging_2007&quot;,&quot;issue&quot;:&quot;2&quot;,&quot;type&quot;:&quot;article-journal&quot;,&quot;accessed&quot;:{&quot;date-parts&quot;:[[&quot;2019&quot;,4,24]]},&quot;volume&quot;:&quot;16&quot;,&quot;URL&quot;:&quot;https://doi.org/10.1007/s10956-006-9027-1&quot;,&quot;id&quot;:&quot;eshach_bridging_2007&quot;,&quot;ISSN&quot;:&quot;1573-1839&quot;,&quot;container-title&quot;:&quot;Journal of Science Education and Technology&quot;,&quot;title&quot;:&quot;Bridging In-school and Out-of-school Learning: Formal, Non-Formal, and Informal Education&quot;,&quot;page&quot;:&quot;171-190&quot;,&quot;language&quot;:&quot;en&quot;,&quot;source&quot;:&quot;Springer Link&quot;,&quot;DOI&quot;:&quot;10.1007/s10956-006-9027-1&quot;,&quot;issued&quot;:{&quot;date-parts&quot;:[[&quot;2007&quot;,4,1]]}},&quot;id&quot;:3302},{&quot;prefix&quot;:&quot;&quot;,&quot;suffix&quot;:&quot;&quot;,&quot;uri&quot;:[&quot;http://zotero.org/users/1913249/items/WJMQLNPY&quot;],&quot;uris&quot;:[&quot;http://zotero.org/users/1913249/items/WJMQLNPY&quot;],&quot;itemData&quot;:{&quot;URL&quot;:&quot;http://doi.org/10.3278/REP0903W011&quot;,&quot;citation-key&quot;:&quot;werquin_recognition_2009&quot;,&quot;container-title&quot;:&quot;Recognition of Non-formal and Informal Learning in OECD Countries: an Overview of Some Key Issues&quot;,&quot;title-short&quot;:&quot;Recognition of Non-formal and Informal Learning in OECD Countries&quot;,&quot;title&quot;:&quot;Recognition of Non-formal and Informal Learning in OECD Countries: an Overview of Some Key Issues&quot;,&quot;accessed&quot;:{&quot;date-parts&quot;:[[&quot;2019&quot;,4,24]]},&quot;id&quot;:&quot;werquin_recognition_2009&quot;,&quot;ISSN&quot;:&quot;0177-4166&quot;,&quot;language&quot;:&quot;en&quot;,&quot;issue&quot;:&quot;03/2009&quot;,&quot;author&quot;:[{&quot;family&quot;:&quot;Werquin&quot;,&quot;given&quot;:&quot;Patrick&quot;}],&quot;type&quot;:&quot;article-journal&quot;,&quot;source&quot;:&quot;DOI.org (CSL JSON)&quot;,&quot;DOI&quot;:&quot;10.3278/REP0903W011&quot;,&quot;issued&quot;:{&quot;date-parts&quot;:[[&quot;2009&quot;,3,1]]}},&quot;id&quot;:3306}],&quot;properties&quot;:{&quot;noteIndex&quot;:0,&quot;formattedCitation&quot;:&quot;[@eshach_bridging_2007, p. 173; @werquin_recognition_2009]&quot;},&quot;citationID&quot;:&quot;aipvgrmm&quot;} RNDhseqbksrqj"/>&lt;Do Zotero Refresh: [@eshach_bridging_2007, p. 173; @werquin_recognition_2009]&gt;<text:reference-mark-end text:name="ZOTERO_ITEM CSL_CITATION {&quot;schema&quot;:&quot;https://github.com/citation-style-language/schema/raw/master/csl-citation.json&quot;,&quot;citationItems&quot;:[{&quot;prefix&quot;:&quot;&quot;,&quot;locator&quot;:&quot; 173&quot;,&quot;uri&quot;:[&quot;http://zotero.org/users/1913249/items/CKARKKW9&quot;],&quot;uris&quot;:[&quot;http://zotero.org/users/1913249/items/CKARKKW9&quot;],&quot;itemData&quot;:{&quot;container-title-short&quot;:&quot;J Sci Educ Technol&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title-short&quot;:&quot;Bridging In-school and Out-of-school Learning&quot;,&quot;author&quot;:[{&quot;family&quot;:&quot;Eshach&quot;,&quot;given&quot;:&quot;Haim&quot;}],&quot;citation-key&quot;:&quot;eshach_bridging_2007&quot;,&quot;issue&quot;:&quot;2&quot;,&quot;type&quot;:&quot;article-journal&quot;,&quot;accessed&quot;:{&quot;date-parts&quot;:[[&quot;2019&quot;,4,24]]},&quot;volume&quot;:&quot;16&quot;,&quot;URL&quot;:&quot;https://doi.org/10.1007/s10956-006-9027-1&quot;,&quot;id&quot;:&quot;eshach_bridging_2007&quot;,&quot;ISSN&quot;:&quot;1573-1839&quot;,&quot;container-title&quot;:&quot;Journal of Science Education and Technology&quot;,&quot;title&quot;:&quot;Bridging In-school and Out-of-school Learning: Formal, Non-Formal, and Informal Education&quot;,&quot;page&quot;:&quot;171-190&quot;,&quot;language&quot;:&quot;en&quot;,&quot;source&quot;:&quot;Springer Link&quot;,&quot;DOI&quot;:&quot;10.1007/s10956-006-9027-1&quot;,&quot;issued&quot;:{&quot;date-parts&quot;:[[&quot;2007&quot;,4,1]]}},&quot;id&quot;:3302},{&quot;prefix&quot;:&quot;&quot;,&quot;suffix&quot;:&quot;&quot;,&quot;uri&quot;:[&quot;http://zotero.org/users/1913249/items/WJMQLNPY&quot;],&quot;uris&quot;:[&quot;http://zotero.org/users/1913249/items/WJMQLNPY&quot;],&quot;itemData&quot;:{&quot;URL&quot;:&quot;http://doi.org/10.3278/REP0903W011&quot;,&quot;citation-key&quot;:&quot;werquin_recognition_2009&quot;,&quot;container-title&quot;:&quot;Recognition of Non-formal and Informal Learning in OECD Countries: an Overview of Some Key Issues&quot;,&quot;title-short&quot;:&quot;Recognition of Non-formal and Informal Learning in OECD Countries&quot;,&quot;title&quot;:&quot;Recognition of Non-formal and Informal Learning in OECD Countries: an Overview of Some Key Issues&quot;,&quot;accessed&quot;:{&quot;date-parts&quot;:[[&quot;2019&quot;,4,24]]},&quot;id&quot;:&quot;werquin_recognition_2009&quot;,&quot;ISSN&quot;:&quot;0177-4166&quot;,&quot;language&quot;:&quot;en&quot;,&quot;issue&quot;:&quot;03/2009&quot;,&quot;author&quot;:[{&quot;family&quot;:&quot;Werquin&quot;,&quot;given&quot;:&quot;Patrick&quot;}],&quot;type&quot;:&quot;article-journal&quot;,&quot;source&quot;:&quot;DOI.org (CSL JSON)&quot;,&quot;DOI&quot;:&quot;10.3278/REP0903W011&quot;,&quot;issued&quot;:{&quot;date-parts&quot;:[[&quot;2009&quot;,3,1]]}},&quot;id&quot;:3306}],&quot;properties&quot;:{&quot;noteIndex&quot;:0,&quot;formattedCitation&quot;:&quot;[@eshach_bridging_2007, p. 173; @werquin_recognition_2009]&quot;},&quot;citationID&quot;:&quot;aipvgrmm&quot;} RNDhseqbksrqj"/> describe learning happens outside of formal institution and where there is little instruction but the learner experience is carefully planned using the term ‘non-formal’ in contrast to both formal and unstructured/informal learning.</text:p>
      <text:h text:style-name="Heading_20_4" text:outline-level="4"><text:bookmark-start text:name="funding-and-financial-dimensions-of-contexts---merge-down"/>Funding and financial dimensions of contexts - MERGE DOWN?<text:bookmark-end text:name="funding-and-financial-dimensions-of-contexts---merge-down"/></text:h>
      <text:p text:style-name="First_20_paragraph">Each context</text:p>
      <text:p text:style-name="Text_20_body"><text:span text:style-name="T2">Research / University context</text:span></text:p>
      <text:p text:style-name="Text_20_body">University partnership context. Service learnings.</text:p>
      <text:p text:style-name="Text_20_body">Examples like Scratch with MiT. Barefoot computing which was Kent?</text:p>
      <text:p text:style-name="Text_20_body">Service learning to support code clubs</text:p>
      <text:p text:style-name="Text_20_body"><text:span text:style-name="T2">Civil society context</text:span></text:p>
      <text:p text:style-name="Text_20_body">Charitable foundations funding provides a great deal of funding in this area.</text:p>
      <text:p text:style-name="Text_20_body">Scratch and MIT labs benefit from x.</text:p>
      <text:p text:style-name="Text_20_body">Mozilla as benefit for the teach the web.</text:p>
      <text:p text:style-name="Text_20_body">Corporate funding code.org. (Google)</text:p>
      <text:h text:style-name="Heading_20_3" text:outline-level="3"><text:bookmark-start text:name="summary-of-conceptual-context"/>Summary of Conceptual Context<text:bookmark-end text:name="summary-of-conceptual-context"/></text:h>
      <text:p text:style-name="First_20_paragraph">REVISE THIS A LOT - RETHINK</text:p>
      <text:p text:style-name="Text_20_body">New technology can provide communities with tools to leverage new opportunities in a way which gives participants greater agency.</text:p>
      <text:p text:style-name="Text_20_body">Community-based approaches to learning can facilitate this process. The process of learn through undertaking creative media projects is explored in existing PBL literature but more work is needed which share effective practice.</text:p>
      <text:p text:style-name="Text_20_body">While the kind of learning explored in this study may not traditionally be thought of as an activist project, I find synergies between activist conceptions of education and learning and my wider concerns in a modest but achievable way. Specifically as a desire to move beyond curricular and technical concepts of computational thinking to wider concerns based on empowerment <text:reference-mark-start text:name="ZOTERO_ITEM CSL_CITATION {&quot;schema&quot;:&quot;https://github.com/citation-style-language/schema/raw/master/csl-citation.json&quot;,&quot;citationItems&quot;:[{&quot;prefix&quot;:&quot;&quot;,&quot;suffix&quot;:&quot;&quot;,&quot;uri&quot;:[&quot;http://zotero.org/users/1913249/items/NN25MFNI&quot;],&quot;uris&quot;:[&quot;http://zotero.org/users/1913249/items/NN25MFNI&quot;],&quot;itemData&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title-short&quot;:&quot;None But Ourselves Can Free Our Minds&quot;,&quot;author&quot;:[{&quot;family&quot;:&quot;Lee&quot;,&quot;given&quot;:&quot;Clifford H.&quot;},{&quot;family&quot;:&quot;Soep&quot;,&quot;given&quot;:&quot;Elisabeth&quot;}],&quot;citation-key&quot;:&quot;lee_none_2016&quot;,&quot;issue&quot;:&quot;4&quot;,&quot;type&quot;:&quot;article-journal&quot;,&quot;accessed&quot;:{&quot;date-parts&quot;:[[&quot;2023&quot;,10,2]]},&quot;publisher&quot;:&quot;Routledge&quot;,&quot;volume&quot;:&quot;49&quot;,&quot;id&quot;:&quot;lee_none_2016&quot;,&quot;ISSN&quot;:&quot;1066-5684&quot;,&quot;URL&quot;:&quot;https://doi.org/10.1080/10665684.2016.1227157&quot;,&quot;container-title&quot;:&quot;Equity &amp; Excellence in Education&quot;,&quot;page&quot;:&quot;480-492&quot;,&quot;title&quot;:&quot;None But Ourselves Can Free Our Minds: Critical Computational Literacy as a Pedagogy of Resistance&quot;,&quot;source&quot;:&quot;Taylor and Francis+NEJM&quot;,&quot;DOI&quot;:&quot;10.1080/10665684.2016.1227157&quot;,&quot;issued&quot;:{&quot;date-parts&quot;:[[&quot;2016&quot;,10,1]]}},&quot;id&quot;:8970}],&quot;properties&quot;:{&quot;noteIndex&quot;:0,&quot;formattedCitation&quot;:&quot;[@lee_none_2016]&quot;},&quot;citationID&quot;:&quot;epqsitfx&quot;} RNDrqgncgwrcc"/>&lt;Do Zotero Refresh: [@lee_none_2016]&gt;<text:reference-mark-end text:name="ZOTERO_ITEM CSL_CITATION {&quot;schema&quot;:&quot;https://github.com/citation-style-language/schema/raw/master/csl-citation.json&quot;,&quot;citationItems&quot;:[{&quot;prefix&quot;:&quot;&quot;,&quot;suffix&quot;:&quot;&quot;,&quot;uri&quot;:[&quot;http://zotero.org/users/1913249/items/NN25MFNI&quot;],&quot;uris&quot;:[&quot;http://zotero.org/users/1913249/items/NN25MFNI&quot;],&quot;itemData&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title-short&quot;:&quot;None But Ourselves Can Free Our Minds&quot;,&quot;author&quot;:[{&quot;family&quot;:&quot;Lee&quot;,&quot;given&quot;:&quot;Clifford H.&quot;},{&quot;family&quot;:&quot;Soep&quot;,&quot;given&quot;:&quot;Elisabeth&quot;}],&quot;citation-key&quot;:&quot;lee_none_2016&quot;,&quot;issue&quot;:&quot;4&quot;,&quot;type&quot;:&quot;article-journal&quot;,&quot;accessed&quot;:{&quot;date-parts&quot;:[[&quot;2023&quot;,10,2]]},&quot;publisher&quot;:&quot;Routledge&quot;,&quot;volume&quot;:&quot;49&quot;,&quot;id&quot;:&quot;lee_none_2016&quot;,&quot;ISSN&quot;:&quot;1066-5684&quot;,&quot;URL&quot;:&quot;https://doi.org/10.1080/10665684.2016.1227157&quot;,&quot;container-title&quot;:&quot;Equity &amp; Excellence in Education&quot;,&quot;page&quot;:&quot;480-492&quot;,&quot;title&quot;:&quot;None But Ourselves Can Free Our Minds: Critical Computational Literacy as a Pedagogy of Resistance&quot;,&quot;source&quot;:&quot;Taylor and Francis+NEJM&quot;,&quot;DOI&quot;:&quot;10.1080/10665684.2016.1227157&quot;,&quot;issued&quot;:{&quot;date-parts&quot;:[[&quot;2016&quot;,10,1]]}},&quot;id&quot;:8970}],&quot;properties&quot;:{&quot;noteIndex&quot;:0,&quot;formattedCitation&quot;:&quot;[@lee_none_2016]&quot;},&quot;citationID&quot;:&quot;epqsitfx&quot;} RNDrqgncgwrcc"/>.</text:p>
      <text:p text:style-name="Text_20_body">CHAT is optimistic but realistic in the focus on the possibility of change.</text:p>
      <text:p text:style-name="Text_20_body">However, I am wary to celebrate this uncritically given my recent experiences of unintended consequences of change. This applies even in a computing teaching context. For while as a Computer teacher candidate I was drawn to the possibilities offered by a new technologies and the shifts in computer pedagogy, school settings faced constraints of the curriculum, exams and time related pressures which threaten to prevent the kind of authentic project based work. I want to be able to give detailed tools of critically analysis that do not paralyse but also do not unthinkingly evangelise social change in ways which may be unsafe or unrealistic.</text:p>
      <text:p text:style-name="Text_20_body">This study, in part, explores ways in which how the motivational and navigational affordances of enthusiast game making communities can be brought into more structured educational environments.</text:p>
      <text:p text:style-name="Text_20_body">RQ2 explores this with a focus on the use of game design patterns, a concept used in both professional and enthusiast settings.</text:p>
      <text:h text:style-name="Heading_20_2" text:outline-level="2"><text:bookmark-start text:name="game-making-and-coding-and-in-schools-and-formal-education"/>Game making and coding and in schools and formal education<text:bookmark-end text:name="game-making-and-coding-and-in-schools-and-formal-education"/></text:h>
      <text:p text:style-name="First_20_paragraph">The most prominent learning objective of making games in educational setting is to develop <text:span text:style-name="T1">coding and computing skills</text:span>. There are extensive studies on <text:span text:style-name="T1">game making to learn other subjects</text:span> including maths, biology and chemistry but diverse examples exist. Game making can also develop social skills, self-reflection, cultural awareness and a range of technical abilities that allow participation in information society.</text:p>
      <text:p text:style-name="Text_20_body">They are also a powerful vehicle for exploring issues involving race, sex, social issues <text:reference-mark-start text:name="ZOTERO_ITEM CSL_CITATION {&quot;schema&quot;:&quot;https://github.com/citation-style-language/schema/raw/master/csl-citation.json&quot;,&quot;citationItems&quot;:[{&quot;prefix&quot;:&quot;&quot;,&quot;suffix&quot;:&quot;&quot;,&quot;uri&quot;:[&quot;http://zotero.org/users/1913249/items/3AQZ3WDH&quot;],&quot;uris&quot;:[&quot;http://zotero.org/users/1913249/items/3AQZ3WDH&quot;],&quot;itemData&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title&quot;:&quot;Quest to learn: developing the school for digital kids&quot;,&quot;event-place&quot;:&quot;Cambridge, Mass&quot;,&quot;title-short&quot;:&quot;Quest to learn&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number-of-pages&quot;:&quot;164&quot;,&quot;ISBN&quot;:&quot;978-0-262-51565-8&quot;,&quot;id&quot;:&quot;tekinbas_quest_2010&quot;,&quot;citation-key&quot;:&quot;tekinbas_quest_2010&quot;,&quot;publisher-place&quot;:&quot;Cambridge, Mass&quot;,&quot;publisher&quot;:&quot;The MIT Press&quot;,&quot;language&quot;:&quot;English&quot;,&quot;type&quot;:&quot;book&quot;,&quot;source&quot;:&quot;Amazon&quot;,&quot;DOI&quot;:&quot;10.7551/mitpress/8909.001.0001&quot;,&quot;issued&quot;:{&quot;date-parts&quot;:[[&quot;2010&quot;,10,29]]}},&quot;id&quot;:3874}],&quot;properties&quot;:{&quot;noteIndex&quot;:0,&quot;formattedCitation&quot;:&quot;[@tekinbas_quest_2010]&quot;},&quot;citationID&quot;:&quot;joprhuhi&quot;} RNDezavielyxt"/>&lt;Do Zotero Refresh: [@tekinbas_quest_2010]&gt;<text:reference-mark-end text:name="ZOTERO_ITEM CSL_CITATION {&quot;schema&quot;:&quot;https://github.com/citation-style-language/schema/raw/master/csl-citation.json&quot;,&quot;citationItems&quot;:[{&quot;prefix&quot;:&quot;&quot;,&quot;suffix&quot;:&quot;&quot;,&quot;uri&quot;:[&quot;http://zotero.org/users/1913249/items/3AQZ3WDH&quot;],&quot;uris&quot;:[&quot;http://zotero.org/users/1913249/items/3AQZ3WDH&quot;],&quot;itemData&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title&quot;:&quot;Quest to learn: developing the school for digital kids&quot;,&quot;event-place&quot;:&quot;Cambridge, Mass&quot;,&quot;title-short&quot;:&quot;Quest to learn&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number-of-pages&quot;:&quot;164&quot;,&quot;ISBN&quot;:&quot;978-0-262-51565-8&quot;,&quot;id&quot;:&quot;tekinbas_quest_2010&quot;,&quot;citation-key&quot;:&quot;tekinbas_quest_2010&quot;,&quot;publisher-place&quot;:&quot;Cambridge, Mass&quot;,&quot;publisher&quot;:&quot;The MIT Press&quot;,&quot;language&quot;:&quot;English&quot;,&quot;type&quot;:&quot;book&quot;,&quot;source&quot;:&quot;Amazon&quot;,&quot;DOI&quot;:&quot;10.7551/mitpress/8909.001.0001&quot;,&quot;issued&quot;:{&quot;date-parts&quot;:[[&quot;2010&quot;,10,29]]}},&quot;id&quot;:3874}],&quot;properties&quot;:{&quot;noteIndex&quot;:0,&quot;formattedCitation&quot;:&quot;[@tekinbas_quest_2010]&quot;},&quot;citationID&quot;:&quot;joprhuhi&quot;} RNDezavielyxt"/>.</text:p>
      <text:p text:style-name="Text_20_body">While there has been a large body of research on the value and practice of game making for educational purposes, it is a dynamic landscape which has many areas which merit additional research.</text:p>
      <text:p text:style-name="Text_20_body">The context of many studies of game making to learning either computer science or other subject knowledge in curricular for the most part happens in a school or after school environment.</text:p>
      <text:h text:style-name="Heading_20_3" text:outline-level="3"><text:bookmark-start text:name="coding-and-computing-as-a-school-subject-in-the-uk"/>Coding and Computing as a School Subject in the UK<text:bookmark-end text:name="coding-and-computing-as-a-school-subject-in-the-uk"/></text:h>
      <text:p text:style-name="First_20_paragraph">The influential report “Next Gen: Transforming the UK into the world’s leading talent hub for the video games and visual effects industries” was focused on providing the UK games and animation industry with the talent needed to succeed <text:reference-mark-start text:name="ZOTERO_ITEM CSL_CITATION {&quot;schema&quot;:&quot;https://github.com/citation-style-language/schema/raw/master/csl-citation.json&quot;,&quot;citationItems&quot;:[{&quot;prefix&quot;:&quot;&quot;,&quot;suffix&quot;:&quot;&quot;,&quot;uri&quot;:[&quot;http://zotero.org/users/1913249/items/VBXU3WDU&quot;],&quot;uris&quot;:[&quot;http://zotero.org/users/1913249/items/VBXU3WDU&quot;],&quot;itemData&quot;:{&quot;citation-key&quot;:&quot;livingstone_next_2011&quot;,&quot;title&quot;:&quot;Next Gen: Transforming the UK into the world’s leading talent hub for the video games and visual effects industries&quot;,&quot;container-title&quot;:&quot;National Endowment for Science, Technology and the Arts (NESTA), London, UK&quot;,&quot;type&quot;:&quot;article-journal&quot;,&quot;issued&quot;:{&quot;date-parts&quot;:[[&quot;2011&quot;]]},&quot;author&quot;:[{&quot;family&quot;:&quot;Livingstone&quot;,&quot;given&quot;:&quot;Ian&quot;},{&quot;family&quot;:&quot;Hope&quot;,&quot;given&quot;:&quot;Alex&quot;}],&quot;id&quot;:&quot;livingstone_next_2011&quot;},&quot;id&quot;:3457}],&quot;properties&quot;:{&quot;noteIndex&quot;:0,&quot;formattedCitation&quot;:&quot;[@livingstone_next_2011]&quot;},&quot;citationID&quot;:&quot;sdrjuyxw&quot;} RNDfuohxxwmoe"/>&lt;Do Zotero Refresh: [@livingstone_next_2011]&gt;<text:reference-mark-end text:name="ZOTERO_ITEM CSL_CITATION {&quot;schema&quot;:&quot;https://github.com/citation-style-language/schema/raw/master/csl-citation.json&quot;,&quot;citationItems&quot;:[{&quot;prefix&quot;:&quot;&quot;,&quot;suffix&quot;:&quot;&quot;,&quot;uri&quot;:[&quot;http://zotero.org/users/1913249/items/VBXU3WDU&quot;],&quot;uris&quot;:[&quot;http://zotero.org/users/1913249/items/VBXU3WDU&quot;],&quot;itemData&quot;:{&quot;citation-key&quot;:&quot;livingstone_next_2011&quot;,&quot;title&quot;:&quot;Next Gen: Transforming the UK into the world’s leading talent hub for the video games and visual effects industries&quot;,&quot;container-title&quot;:&quot;National Endowment for Science, Technology and the Arts (NESTA), London, UK&quot;,&quot;type&quot;:&quot;article-journal&quot;,&quot;issued&quot;:{&quot;date-parts&quot;:[[&quot;2011&quot;]]},&quot;author&quot;:[{&quot;family&quot;:&quot;Livingstone&quot;,&quot;given&quot;:&quot;Ian&quot;},{&quot;family&quot;:&quot;Hope&quot;,&quot;given&quot;:&quot;Alex&quot;}],&quot;id&quot;:&quot;livingstone_next_2011&quot;},&quot;id&quot;:3457}],&quot;properties&quot;:{&quot;noteIndex&quot;:0,&quot;formattedCitation&quot;:&quot;[@livingstone_next_2011]&quot;},&quot;citationID&quot;:&quot;sdrjuyxw&quot;} RNDfuohxxwmoe"/>. The top recommendations were to include computer science in core curriculum, introduce a new Computing GCSE (a general exam for 16 year olds before they progress to more specialised study) exam, offer bursaries for computing teachers and to implement well-supported use of games and visual animation in the school curriculum as a way to attract more young people to the subject.</text:p>
      <text:list text:style-name="L20">
        <text:list-item>
          <text:p text:style-name="P20">New curriculum</text:p>
        </text:list-item>
        <text:list-item>
          <text:p text:style-name="P20">bursaries</text:p>
        </text:list-item>
        <text:list-item>
          <text:p text:style-name="P20">CPD</text:p>
        </text:list-item>
        <text:list-item>
          <text:p text:style-name="P20">CAS and community responses</text:p>
        </text:list-item>
        <text:list-item>
          <text:p text:style-name="P20">tapping into the enthusiast maker culture</text:p>
        </text:list-item>
      </text:list>
      <text:p text:style-name="First_20_paragraph"><text:span text:style-name="T2">Finance models for promoting Computing in Schools</text:span></text:p>
      <text:p text:style-name="Text_20_body">STEM Learning NCCE - teachcomputing.org - How did this develop?</text:p>
      <text:p text:style-name="Text_20_body">Reduction in grass roots responses. And less of a focus on directly teaching pedagogy. More meta in approaches.</text:p>
      <text:p text:style-name="Text_20_body">CAS are supported by BCS and direct help from gov? The grass roots resource creation .</text:p>
      <text:p text:style-name="Text_20_body">Raspberry Pi foundation have incorporated previously independent organisations Code Club and Coder Dojo and Raspberry Jam which mobilised volunteers to devliver a grass-roots enthusiast events.</text:p>
      <text:p text:style-name="Text_20_body">Financial elements in general, lack of specialist funding addressed by training CPD funding for schools. But the effectiveness of this is limited in teh following ways. Time, enthusiasm,</text:p>
      <text:p text:style-name="Text_20_body"><text:span text:style-name="T2">Games in Schools</text:span></text:p>
      <text:p text:style-name="Text_20_body">The After the Reboot report <text:reference-mark-start text:name="ZOTERO_ITEM CSL_CITATION {&quot;schema&quot;:&quot;https://github.com/citation-style-language/schema/raw/master/csl-citation.json&quot;,&quot;citationItems&quot;:[{&quot;prefix&quot;:&quot;&quot;,&quot;suffix&quot;:&quot;&quot;,&quot;uri&quot;:[&quot;http://zotero.org/users/1913249/items/R4M4KKC8&quot;],&quot;uris&quot;:[&quot;http://zotero.org/users/1913249/items/R4M4KKC8&quot;],&quot;itemData&quot;:{&quot;publisher&quot;:&quot;Royal Society&quot;,&quot;URL&quot;:&quot;https://royalsociety.org/%7E/media/policy/projects/computing-education/literature-review-pedagogy-in-teaching.pdf&quot;,&quot;id&quot;:&quot;waite_pedagogy_2017&quot;,&quot;language&quot;:&quot;en&quot;,&quot;citation-key&quot;:&quot;waite_pedagogy_2017&quot;,&quot;title&quot;:&quot;Pedagogy in teaching Computer Science in schools: A Literature Review&quot;,&quot;page&quot;:&quot;90&quot;,&quot;type&quot;:&quot;report&quot;,&quot;source&quot;:&quot;Zotero&quot;,&quot;author&quot;:[{&quot;family&quot;:&quot;Waite&quot;,&quot;given&quot;:&quot;Jane&quot;}],&quot;issued&quot;:{&quot;date-parts&quot;:[[&quot;2017&quot;]]}},&quot;id&quot;:3869}],&quot;properties&quot;:{&quot;noteIndex&quot;:0,&quot;formattedCitation&quot;:&quot;[@waite_pedagogy_2017]&quot;},&quot;citationID&quot;:&quot;hwmmwmhe&quot;} RNDrsdpmvsefm"/>&lt;Do Zotero Refresh: [@waite_pedagogy_2017]&gt;<text:reference-mark-end text:name="ZOTERO_ITEM CSL_CITATION {&quot;schema&quot;:&quot;https://github.com/citation-style-language/schema/raw/master/csl-citation.json&quot;,&quot;citationItems&quot;:[{&quot;prefix&quot;:&quot;&quot;,&quot;suffix&quot;:&quot;&quot;,&quot;uri&quot;:[&quot;http://zotero.org/users/1913249/items/R4M4KKC8&quot;],&quot;uris&quot;:[&quot;http://zotero.org/users/1913249/items/R4M4KKC8&quot;],&quot;itemData&quot;:{&quot;publisher&quot;:&quot;Royal Society&quot;,&quot;URL&quot;:&quot;https://royalsociety.org/%7E/media/policy/projects/computing-education/literature-review-pedagogy-in-teaching.pdf&quot;,&quot;id&quot;:&quot;waite_pedagogy_2017&quot;,&quot;language&quot;:&quot;en&quot;,&quot;citation-key&quot;:&quot;waite_pedagogy_2017&quot;,&quot;title&quot;:&quot;Pedagogy in teaching Computer Science in schools: A Literature Review&quot;,&quot;page&quot;:&quot;90&quot;,&quot;type&quot;:&quot;report&quot;,&quot;source&quot;:&quot;Zotero&quot;,&quot;author&quot;:[{&quot;family&quot;:&quot;Waite&quot;,&quot;given&quot;:&quot;Jane&quot;}],&quot;issued&quot;:{&quot;date-parts&quot;:[[&quot;2017&quot;]]}},&quot;id&quot;:3869}],&quot;properties&quot;:{&quot;noteIndex&quot;:0,&quot;formattedCitation&quot;:&quot;[@waite_pedagogy_2017]&quot;},&quot;citationID&quot;:&quot;hwmmwmhe&quot;} RNDrsdpmvsefm"/>,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h text:style-name="Heading_20_2" text:outline-level="2"><text:bookmark-start text:name="context-of-game-making-and-wider-digital-making-and-culture-home-and-informal-settings"/>Context of game making and wider digital making and culture home and informal settings<text:bookmark-end text:name="context-of-game-making-and-wider-digital-making-and-culture-home-and-informal-settings"/></text:h>
      <text:p text:style-name="First_20_paragraph">The context of informal communities is important to situate in summary.</text:p>
      <text:p text:style-name="Text_20_body">Making games that will be played by audience of friends and family and using tools used beyond the scope of education, professional communities.</text:p>
      <text:p text:style-name="Text_20_body">In this study the focus on historical and cultural artefacts and practices brought by Rogoff, and in particular the concept of guided participation, originated in non-school settings, is helpful.</text:p>
      <text:h text:style-name="Heading_20_3" text:outline-level="3"><text:bookmark-start text:name="on-gaming-as-a-home-and-informal-culture"/>On Gaming as a home and informal culture<text:bookmark-end text:name="on-gaming-as-a-home-and-informal-culture"/></text:h>
      <text:p text:style-name="First_20_paragraph">The work of Livingstone is foundational in the area of home learning of digital technologies<text:reference-mark-start text:name="ZOTERO_ITEM CSL_CITATION {&quot;schema&quot;:&quot;https://github.com/citation-style-language/schema/raw/master/csl-citation.json&quot;,&quot;citationItems&quot;:[{&quot;prefix&quot;:&quot;&quot;,&quot;suffix&quot;:&quot;&quot;,&quot;uri&quot;:[&quot;http://zotero.org/users/1913249/items/TGJKKB2I&quot;],&quot;uris&quot;:[&quot;http://zotero.org/users/1913249/items/TGJKKB2I&quot;],&quot;itemData&quot;:{&quot;citation-key&quot;:&quot;livingstone_digital_2018&quot;,&quot;title&quot;:&quot;In the digital home, how do parents support their children and who supports them?&quot;,&quot;type&quot;:&quot;article-journal&quot;,&quot;issued&quot;:{&quot;date-parts&quot;:[[&quot;2018&quot;]]},&quot;author&quot;:[{&quot;family&quot;:&quot;Livingstone&quot;,&quot;given&quot;:&quot;Sonia&quot;},{&quot;family&quot;:&quot;Blum-Ross&quot;,&quot;given&quot;:&quot;Alicia&quot;},{&quot;family&quot;:&quot;Pavlick&quot;,&quot;given&quot;:&quot;Jennifer&quot;},{&quot;family&quot;:&quot;Ólafsson&quot;,&quot;given&quot;:&quot;Kjartan&quot;}],&quot;id&quot;:&quot;livingstone_digital_2018&quot;},&quot;id&quot;:3031}],&quot;properties&quot;:{&quot;noteIndex&quot;:0,&quot;formattedCitation&quot;:&quot;[@livingstone_digital_2018]&quot;},&quot;citationID&quot;:&quot;ddjiyxqv&quot;} RNDvmikrpgdbc"/>&lt;Do Zotero Refresh: [@livingstone_digital_2018]&gt;<text:reference-mark-end text:name="ZOTERO_ITEM CSL_CITATION {&quot;schema&quot;:&quot;https://github.com/citation-style-language/schema/raw/master/csl-citation.json&quot;,&quot;citationItems&quot;:[{&quot;prefix&quot;:&quot;&quot;,&quot;suffix&quot;:&quot;&quot;,&quot;uri&quot;:[&quot;http://zotero.org/users/1913249/items/TGJKKB2I&quot;],&quot;uris&quot;:[&quot;http://zotero.org/users/1913249/items/TGJKKB2I&quot;],&quot;itemData&quot;:{&quot;citation-key&quot;:&quot;livingstone_digital_2018&quot;,&quot;title&quot;:&quot;In the digital home, how do parents support their children and who supports them?&quot;,&quot;type&quot;:&quot;article-journal&quot;,&quot;issued&quot;:{&quot;date-parts&quot;:[[&quot;2018&quot;]]},&quot;author&quot;:[{&quot;family&quot;:&quot;Livingstone&quot;,&quot;given&quot;:&quot;Sonia&quot;},{&quot;family&quot;:&quot;Blum-Ross&quot;,&quot;given&quot;:&quot;Alicia&quot;},{&quot;family&quot;:&quot;Pavlick&quot;,&quot;given&quot;:&quot;Jennifer&quot;},{&quot;family&quot;:&quot;Ólafsson&quot;,&quot;given&quot;:&quot;Kjartan&quot;}],&quot;id&quot;:&quot;livingstone_digital_2018&quot;},&quot;id&quot;:3031}],&quot;properties&quot;:{&quot;noteIndex&quot;:0,&quot;formattedCitation&quot;:&quot;[@livingstone_digital_2018]&quot;},&quot;citationID&quot;:&quot;ddjiyxqv&quot;} RNDvmikrpgdbc"/>.</text:p>
      <text:p text:style-name="Text_20_body">Research exploring home game playing and digital activity uncovers material that families may bring into a non-formal game making process.</text:p>
      <text:p text:style-name="Text_20_body">One of the reasons that I was interested to shift to game making was the potential that seemed to be present for intergenerational work based around retro gaming based on its place in public memory <text:reference-mark-start text:name="ZOTERO_ITEM CSL_CITATION {&quot;schema&quot;:&quot;https://github.com/citation-style-language/schema/raw/master/csl-citation.json&quot;,&quot;citationItems&quot;:[{&quot;prefix&quot;:&quot;&quot;,&quot;suffix&quot;:&quot;&quot;,&quot;uri&quot;:[&quot;http://zotero.org/users/1913249/items/5PY8LUA6&quot;],&quot;uris&quot;:[&quot;http://zotero.org/users/1913249/items/5PY8LUA6&quot;],&quot;itemData&quot;:{&quot;citation-key&quot;:&quot;heineman_public_nodate&quot;,&quot;language&quot;:&quot;en&quot;,&quot;abstract&quot;:&quot;This essay explores the success of retrogaming to show how new public memories about gaming history are being rhetorically constructed. It argues that recent arguments about this history function to reshape the identities of retrogamers and retrogaming communities. After explaining the relevance of public memory scholarship for studying gaming culture in general, the essay provides a study of the discursive practices found within contemporary retrogaming culture. Highlighting the tensions between official and vernacular versions of gaming history, the essay goes on to suggest a rhetorical theory of nostalgia is needed to explain the ways in which retrogamers have negotiated their identity within and against the context facilitated by the gaming industry.&quot;,&quot;title&quot;:&quot;Public Memory and Gamer Identity: Retrogaming as Nostalgia&quot;,&quot;type&quot;:&quot;article-journal&quot;,&quot;source&quot;:&quot;Zotero&quot;,&quot;author&quot;:[{&quot;family&quot;:&quot;Heineman&quot;,&quot;given&quot;:&quot;David S&quot;}],&quot;id&quot;:&quot;heineman_public_nodate&quot;},&quot;id&quot;:9009}],&quot;properties&quot;:{&quot;noteIndex&quot;:0,&quot;formattedCitation&quot;:&quot;[@heineman_public_nodate]&quot;},&quot;citationID&quot;:&quot;qjhiclyp&quot;} RNDgrtmewqnfo"/>&lt;Do Zotero Refresh: [@heineman_public_nodate]&gt;<text:reference-mark-end text:name="ZOTERO_ITEM CSL_CITATION {&quot;schema&quot;:&quot;https://github.com/citation-style-language/schema/raw/master/csl-citation.json&quot;,&quot;citationItems&quot;:[{&quot;prefix&quot;:&quot;&quot;,&quot;suffix&quot;:&quot;&quot;,&quot;uri&quot;:[&quot;http://zotero.org/users/1913249/items/5PY8LUA6&quot;],&quot;uris&quot;:[&quot;http://zotero.org/users/1913249/items/5PY8LUA6&quot;],&quot;itemData&quot;:{&quot;citation-key&quot;:&quot;heineman_public_nodate&quot;,&quot;language&quot;:&quot;en&quot;,&quot;abstract&quot;:&quot;This essay explores the success of retrogaming to show how new public memories about gaming history are being rhetorically constructed. It argues that recent arguments about this history function to reshape the identities of retrogamers and retrogaming communities. After explaining the relevance of public memory scholarship for studying gaming culture in general, the essay provides a study of the discursive practices found within contemporary retrogaming culture. Highlighting the tensions between official and vernacular versions of gaming history, the essay goes on to suggest a rhetorical theory of nostalgia is needed to explain the ways in which retrogamers have negotiated their identity within and against the context facilitated by the gaming industry.&quot;,&quot;title&quot;:&quot;Public Memory and Gamer Identity: Retrogaming as Nostalgia&quot;,&quot;type&quot;:&quot;article-journal&quot;,&quot;source&quot;:&quot;Zotero&quot;,&quot;author&quot;:[{&quot;family&quot;:&quot;Heineman&quot;,&quot;given&quot;:&quot;David S&quot;}],&quot;id&quot;:&quot;heineman_public_nodate&quot;},&quot;id&quot;:9009}],&quot;properties&quot;:{&quot;noteIndex&quot;:0,&quot;formattedCitation&quot;:&quot;[@heineman_public_nodate]&quot;},&quot;citationID&quot;:&quot;qjhiclyp&quot;} RNDgrtmewqnfo"/>. The place in public memory of retro games is complex but for older participants, the effect of nostalgia is significant.</text:p>
      <text:p text:style-name="Text_20_body">What era and technologies constitute retro games can be disputed, however for this study I use a definition of early arcade games from the 1970s and early 1980s and early generation of home consoles Atari 2600, Nes, Snes and Megadrive before the advent of 3D graphics.</text:p>
      <text:p text:style-name="Text_20_body">Retro games have a particular aesthetic driven by graphical limitations and the simplified game mechanics which are due to the limited capabilities of the hardware and storage space involved.</text:p>
      <text:h text:style-name="Heading_20_3" text:outline-level="3"><text:bookmark-start text:name="home-making-and-consuming-of-media"/>Home making and consuming of media<text:bookmark-end text:name="home-making-and-consuming-of-media"/></text:h>
      <text:p text:style-name="First_20_paragraph">Messing around and affinity groups. Ito’s work on and naturalistic studies of digital use and creativity in the home including the value of informal playing around <text:reference-mark-start text:name="ZOTERO_ITEM CSL_CITATION {&quot;schema&quot;:&quot;https://github.com/citation-style-language/schema/raw/master/csl-citation.json&quot;,&quot;citationItems&quot;:[{&quot;prefix&quot;:&quot;&quot;,&quot;suffix&quot;:&quot;&quot;,&quot;uri&quot;:[&quot;http://zotero.org/users/1913249/items/5DBVY3L5&quot;],&quot;uris&quot;:[&quot;http://zotero.org/users/1913249/items/5DBVY3L5&quot;],&quot;itemData&quot;:{&quot;event-place&quot;:&quot;Cork&quot;,&quot;citation-key&quot;:&quot;ito_connected_2013-1&quot;,&quot;title&quot;:&quot;Connected Learning.&quot;,&quot;publisher&quot;:&quot;BookBaby&quot;,&quot;ISBN&quot;:&quot;978-0-9887255-0-8&quot;,&quot;id&quot;:&quot;ito_connected_2013-1&quot;,&quot;language&quot;:&quot;en&quot;,&quot;abstract&quot;:&quot;This report is a synthesis of ongoing research, design, and implementation of an approach to education called \&quot;connected learning.\&quot; It advocates for broadened access to learning that is socially embedded, interest-driven, and oriented toward educational, economic, or political opportunity. This model is based on evidence that the most resilient, ad.&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note&quot;:&quot;OCLC: 896797842&quot;,&quot;type&quot;:&quot;book&quot;,&quot;source&quot;:&quot;Open WorldCat&quot;,&quot;publisher-place&quot;:&quot;Cork&quot;,&quot;issued&quot;:{&quot;date-parts&quot;:[[&quot;2013&quot;]]}},&quot;id&quot;:2626},{&quot;prefix&quot;:&quot;&quot;,&quot;suffix&quot;:&quot;&quot;,&quot;uri&quot;:[&quot;http://zotero.org/users/1913249/items/URKI7FTD&quot;],&quot;uris&quot;:[&quot;http://zotero.org/users/1913249/items/URKI7FTD&quot;],&quot;itemData&quot;:{&quot;citation-key&quot;:&quot;ito_hanging_2010&quot;,&quot;title&quot;:&quot;Hanging out, messing around, and geeking out: kids living and learning with new media&quot;,&quot;event-place&quot;:&quot;Cambridge, Mass.&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number-of-pages&quot;:&quot;419&quot;,&quot;ISBN&quot;:&quot;978-0-262-01336-9 978-0-262-51854-3&quot;,&quot;id&quot;:&quot;ito_hanging_2010&quot;,&quot;language&quot;:&quot;eng&quot;,&quot;publisher-place&quot;:&quot;Cambridge, Mass.&quot;,&quot;publisher&quot;:&quot;MIT Press&quot;,&quot;note&quot;:&quot;OCLC: 699713878&quot;,&quot;type&quot;:&quot;book&quot;,&quot;source&quot;:&quot;Gemeinsamer Bibliotheksverbund ISBN&quot;,&quot;collection-title&quot;:&quot;The John D. and Catherine T. MacArthur Foundation series on digital media and learning&quot;,&quot;issued&quot;:{&quot;date-parts&quot;:[[&quot;2010&quot;]]}},&quot;id&quot;:1939}],&quot;properties&quot;:{&quot;noteIndex&quot;:0,&quot;formattedCitation&quot;:&quot;[@ito_connected_2013-1; @ito_hanging_2010]&quot;},&quot;citationID&quot;:&quot;lvkgisqz&quot;} RNDixdkauuhcw"/>&lt;Do Zotero Refresh: [@ito_connected_2013-1; @ito_hanging_2010]&gt;<text:reference-mark-end text:name="ZOTERO_ITEM CSL_CITATION {&quot;schema&quot;:&quot;https://github.com/citation-style-language/schema/raw/master/csl-citation.json&quot;,&quot;citationItems&quot;:[{&quot;prefix&quot;:&quot;&quot;,&quot;suffix&quot;:&quot;&quot;,&quot;uri&quot;:[&quot;http://zotero.org/users/1913249/items/5DBVY3L5&quot;],&quot;uris&quot;:[&quot;http://zotero.org/users/1913249/items/5DBVY3L5&quot;],&quot;itemData&quot;:{&quot;event-place&quot;:&quot;Cork&quot;,&quot;citation-key&quot;:&quot;ito_connected_2013-1&quot;,&quot;title&quot;:&quot;Connected Learning.&quot;,&quot;publisher&quot;:&quot;BookBaby&quot;,&quot;ISBN&quot;:&quot;978-0-9887255-0-8&quot;,&quot;id&quot;:&quot;ito_connected_2013-1&quot;,&quot;language&quot;:&quot;en&quot;,&quot;abstract&quot;:&quot;This report is a synthesis of ongoing research, design, and implementation of an approach to education called \&quot;connected learning.\&quot; It advocates for broadened access to learning that is socially embedded, interest-driven, and oriented toward educational, economic, or political opportunity. This model is based on evidence that the most resilient, ad.&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note&quot;:&quot;OCLC: 896797842&quot;,&quot;type&quot;:&quot;book&quot;,&quot;source&quot;:&quot;Open WorldCat&quot;,&quot;publisher-place&quot;:&quot;Cork&quot;,&quot;issued&quot;:{&quot;date-parts&quot;:[[&quot;2013&quot;]]}},&quot;id&quot;:2626},{&quot;prefix&quot;:&quot;&quot;,&quot;suffix&quot;:&quot;&quot;,&quot;uri&quot;:[&quot;http://zotero.org/users/1913249/items/URKI7FTD&quot;],&quot;uris&quot;:[&quot;http://zotero.org/users/1913249/items/URKI7FTD&quot;],&quot;itemData&quot;:{&quot;citation-key&quot;:&quot;ito_hanging_2010&quot;,&quot;title&quot;:&quot;Hanging out, messing around, and geeking out: kids living and learning with new media&quot;,&quot;event-place&quot;:&quot;Cambridge, Mass.&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number-of-pages&quot;:&quot;419&quot;,&quot;ISBN&quot;:&quot;978-0-262-01336-9 978-0-262-51854-3&quot;,&quot;id&quot;:&quot;ito_hanging_2010&quot;,&quot;language&quot;:&quot;eng&quot;,&quot;publisher-place&quot;:&quot;Cambridge, Mass.&quot;,&quot;publisher&quot;:&quot;MIT Press&quot;,&quot;note&quot;:&quot;OCLC: 699713878&quot;,&quot;type&quot;:&quot;book&quot;,&quot;source&quot;:&quot;Gemeinsamer Bibliotheksverbund ISBN&quot;,&quot;collection-title&quot;:&quot;The John D. and Catherine T. MacArthur Foundation series on digital media and learning&quot;,&quot;issued&quot;:{&quot;date-parts&quot;:[[&quot;2010&quot;]]}},&quot;id&quot;:1939}],&quot;properties&quot;:{&quot;noteIndex&quot;:0,&quot;formattedCitation&quot;:&quot;[@ito_connected_2013-1; @ito_hanging_2010]&quot;},&quot;citationID&quot;:&quot;lvkgisqz&quot;} RNDixdkauuhcw"/>, and Gee and the process of tapping into affinity groups and affinity spaces <text:reference-mark-start text:name="ZOTERO_ITEM CSL_CITATION {&quot;schema&quot;:&quot;https://github.com/citation-style-language/schema/raw/master/csl-citation.json&quot;,&quot;citationItems&quot;:[{&quot;prefix&quot;:&quot;&quot;,&quot;suffix&quot;:&quot;&quot;,&quot;uri&quot;:[&quot;http://zotero.org/users/1913249/items/M6377K76&quot;],&quot;uris&quot;:[&quot;http://zotero.org/users/1913249/items/M6377K76&quot;],&quot;itemData&quot;:{&quot;citation-key&quot;:&quot;gee_what_2004&quot;,&quot;title&quot;:&quot;What video games have to teach us about learning and literacy&quot;,&quot;event-place&quot;:&quot;New York, NY&quot;,&quot;author&quot;:[{&quot;family&quot;:&quot;Gee&quot;,&quot;given&quot;:&quot;James Paul&quot;}],&quot;publisher-place&quot;:&quot;New York, NY&quot;,&quot;number-of-pages&quot;:&quot;225&quot;,&quot;ISBN&quot;:&quot;978-1-4039-6538-7&quot;,&quot;id&quot;:&quot;gee_what_2004&quot;,&quot;edition&quot;:&quot;1. paperback ed&quot;,&quot;publisher&quot;:&quot;Palgrave Macmillan&quot;,&quot;note&quot;:&quot;OCLC: 255334132&quot;,&quot;language&quot;:&quot;eng&quot;,&quot;type&quot;:&quot;book&quot;,&quot;source&quot;:&quot;Gemeinsamer Bibliotheksverbund ISBN&quot;,&quot;collection-title&quot;:&quot;Education&quot;,&quot;issued&quot;:{&quot;date-parts&quot;:[[&quot;2004&quot;]]}},&quot;id&quot;:1584}],&quot;properties&quot;:{&quot;noteIndex&quot;:0,&quot;formattedCitation&quot;:&quot;[@gee_what_2004]&quot;},&quot;citationID&quot;:&quot;sblzsfmw&quot;} RNDccjhrvdbbl"/>&lt;Do Zotero Refresh: [@gee_what_2004]&gt;<text:reference-mark-end text:name="ZOTERO_ITEM CSL_CITATION {&quot;schema&quot;:&quot;https://github.com/citation-style-language/schema/raw/master/csl-citation.json&quot;,&quot;citationItems&quot;:[{&quot;prefix&quot;:&quot;&quot;,&quot;suffix&quot;:&quot;&quot;,&quot;uri&quot;:[&quot;http://zotero.org/users/1913249/items/M6377K76&quot;],&quot;uris&quot;:[&quot;http://zotero.org/users/1913249/items/M6377K76&quot;],&quot;itemData&quot;:{&quot;citation-key&quot;:&quot;gee_what_2004&quot;,&quot;title&quot;:&quot;What video games have to teach us about learning and literacy&quot;,&quot;event-place&quot;:&quot;New York, NY&quot;,&quot;author&quot;:[{&quot;family&quot;:&quot;Gee&quot;,&quot;given&quot;:&quot;James Paul&quot;}],&quot;publisher-place&quot;:&quot;New York, NY&quot;,&quot;number-of-pages&quot;:&quot;225&quot;,&quot;ISBN&quot;:&quot;978-1-4039-6538-7&quot;,&quot;id&quot;:&quot;gee_what_2004&quot;,&quot;edition&quot;:&quot;1. paperback ed&quot;,&quot;publisher&quot;:&quot;Palgrave Macmillan&quot;,&quot;note&quot;:&quot;OCLC: 255334132&quot;,&quot;language&quot;:&quot;eng&quot;,&quot;type&quot;:&quot;book&quot;,&quot;source&quot;:&quot;Gemeinsamer Bibliotheksverbund ISBN&quot;,&quot;collection-title&quot;:&quot;Education&quot;,&quot;issued&quot;:{&quot;date-parts&quot;:[[&quot;2004&quot;]]}},&quot;id&quot;:1584}],&quot;properties&quot;:{&quot;noteIndex&quot;:0,&quot;formattedCitation&quot;:&quot;[@gee_what_2004]&quot;},&quot;citationID&quot;:&quot;sblzsfmw&quot;} RNDccjhrvdbbl"/>. Gee’s (2004b) work on games and associated culture as learning experiences is founded on his understanding of how the engender a shared discourse and emerging identities .</text:p>
      <text:p text:style-name="Text_20_body">In addition, maker culture more generally is relevant due to the alignment with tinkering as educational practice in stem education, supported by family involvement and brokering of experiences. The details of tinkering as a pedagogical practice are explored in more detail in the literature review of this thesis.</text:p>
      <text:p text:style-name="Text_20_body">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schema&quot;:&quot;https://github.com/citation-style-language/schema/raw/master/csl-citation.json&quot;,&quot;citationItems&quot;:[{&quot;prefix&quot;:&quot;&quot;,&quot;suffix&quot;:&quot;&quot;,&quot;uri&quot;:[&quot;http://zotero.org/users/1913249/items/47HDZ7GT&quot;],&quot;uris&quot;:[&quot;http://zotero.org/users/1913249/items/47HDZ7GT&quot;],&quot;itemData&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accessed&quot;:{&quot;date-parts&quot;:[[&quot;2022&quot;,8,7]]},&quot;URL&quot;:&quot;https://library.oapen.org/handle/20.500.12657/25441&quot;,&quot;publisher&quot;:&quot;punctum books&quot;,&quot;citation-key&quot;:&quot;boyle_retro-futurism_2017&quot;,&quot;id&quot;:&quot;boyle_retro-futurism_2017&quot;,&quot;language&quot;:&quot;English&quot;,&quot;title&quot;:&quot;The retro-futurism of cuteness&quot;,&quot;editor&quot;:[{&quot;family&quot;:&quot;Boyle&quot;,&quot;given&quot;:&quot;Jen&quot;},{&quot;family&quot;:&quot;Kao&quot;,&quot;given&quot;:&quot;Wan-Chuan&quot;}],&quot;note&quot;:&quot;Accepted: 2019-03-26 23:55&quot;,&quot;type&quot;:&quot;book&quot;,&quot;source&quot;:&quot;library.oapen.org&quot;,&quot;DOI&quot;:&quot;10.21983/P3.0188.1.00&quot;,&quot;issued&quot;:{&quot;date-parts&quot;:[[&quot;2017&quot;]]}},&quot;id&quot;:3743}],&quot;properties&quot;:{&quot;noteIndex&quot;:0,&quot;formattedCitation&quot;:&quot;[@boyle_retro-futurism_2017]&quot;},&quot;citationID&quot;:&quot;urldppnp&quot;} RNDjhxmepnqpg"/>&lt;Do Zotero Refresh: [@boyle_retro-futurism_2017]&gt;<text:reference-mark-end text:name="ZOTERO_ITEM CSL_CITATION {&quot;schema&quot;:&quot;https://github.com/citation-style-language/schema/raw/master/csl-citation.json&quot;,&quot;citationItems&quot;:[{&quot;prefix&quot;:&quot;&quot;,&quot;suffix&quot;:&quot;&quot;,&quot;uri&quot;:[&quot;http://zotero.org/users/1913249/items/47HDZ7GT&quot;],&quot;uris&quot;:[&quot;http://zotero.org/users/1913249/items/47HDZ7GT&quot;],&quot;itemData&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accessed&quot;:{&quot;date-parts&quot;:[[&quot;2022&quot;,8,7]]},&quot;URL&quot;:&quot;https://library.oapen.org/handle/20.500.12657/25441&quot;,&quot;publisher&quot;:&quot;punctum books&quot;,&quot;citation-key&quot;:&quot;boyle_retro-futurism_2017&quot;,&quot;id&quot;:&quot;boyle_retro-futurism_2017&quot;,&quot;language&quot;:&quot;English&quot;,&quot;title&quot;:&quot;The retro-futurism of cuteness&quot;,&quot;editor&quot;:[{&quot;family&quot;:&quot;Boyle&quot;,&quot;given&quot;:&quot;Jen&quot;},{&quot;family&quot;:&quot;Kao&quot;,&quot;given&quot;:&quot;Wan-Chuan&quot;}],&quot;note&quot;:&quot;Accepted: 2019-03-26 23:55&quot;,&quot;type&quot;:&quot;book&quot;,&quot;source&quot;:&quot;library.oapen.org&quot;,&quot;DOI&quot;:&quot;10.21983/P3.0188.1.00&quot;,&quot;issued&quot;:{&quot;date-parts&quot;:[[&quot;2017&quot;]]}},&quot;id&quot;:3743}],&quot;properties&quot;:{&quot;noteIndex&quot;:0,&quot;formattedCitation&quot;:&quot;[@boyle_retro-futurism_2017]&quot;},&quot;citationID&quot;:&quot;urldppnp&quot;} RNDjhxmepnqpg"/>.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schema&quot;:&quot;https://github.com/citation-style-language/schema/raw/master/csl-citation.json&quot;,&quot;citationItems&quot;:[{&quot;prefix&quot;:&quot;&quot;,&quot;suffix&quot;:&quot;&quot;,&quot;uri&quot;:[&quot;http://zotero.org/users/1913249/items/U5QUFD8Q&quot;],&quot;uris&quot;:[&quot;http://zotero.org/users/1913249/items/U5QUFD8Q&quot;],&quot;itemData&quot;:{&quot;container-title&quot;:&quot;DiGRA - Proceedings of the 2013 DiGRA International Conference: DeFragging Game Studies&quot;,&quot;ISBN&quot;:&quot;ISSN 2342-9666&quot;,&quot;id&quot;:&quot;garda_nostalgia_2014&quot;,&quot;citation-key&quot;:&quot;garda_nostalgia_2014&quot;,&quot;URL&quot;:&quot;http://www.digra.org/wp-content/uploads/digital-library/paper_310.pdf&quot;,&quot;type&quot;:&quot;paper-conference&quot;,&quot;author&quot;:[{&quot;family&quot;:&quot;Garda&quot;,&quot;given&quot;:&quot;Maria B&quot;}],&quot;title&quot;:&quot;Nostalgia in retro game design&quot;,&quot;issued&quot;:{&quot;date-parts&quot;:[[&quot;2014&quot;,8]]}},&quot;id&quot;:3757}],&quot;properties&quot;:{&quot;noteIndex&quot;:0,&quot;formattedCitation&quot;:&quot;[@garda_nostalgia_2014]&quot;},&quot;citationID&quot;:&quot;vbcyemfv&quot;} RNDhjwivraguq"/>&lt;Do Zotero Refresh: [@garda_nostalgia_2014]&gt;<text:reference-mark-end text:name="ZOTERO_ITEM CSL_CITATION {&quot;schema&quot;:&quot;https://github.com/citation-style-language/schema/raw/master/csl-citation.json&quot;,&quot;citationItems&quot;:[{&quot;prefix&quot;:&quot;&quot;,&quot;suffix&quot;:&quot;&quot;,&quot;uri&quot;:[&quot;http://zotero.org/users/1913249/items/U5QUFD8Q&quot;],&quot;uris&quot;:[&quot;http://zotero.org/users/1913249/items/U5QUFD8Q&quot;],&quot;itemData&quot;:{&quot;container-title&quot;:&quot;DiGRA - Proceedings of the 2013 DiGRA International Conference: DeFragging Game Studies&quot;,&quot;ISBN&quot;:&quot;ISSN 2342-9666&quot;,&quot;id&quot;:&quot;garda_nostalgia_2014&quot;,&quot;citation-key&quot;:&quot;garda_nostalgia_2014&quot;,&quot;URL&quot;:&quot;http://www.digra.org/wp-content/uploads/digital-library/paper_310.pdf&quot;,&quot;type&quot;:&quot;paper-conference&quot;,&quot;author&quot;:[{&quot;family&quot;:&quot;Garda&quot;,&quot;given&quot;:&quot;Maria B&quot;}],&quot;title&quot;:&quot;Nostalgia in retro game design&quot;,&quot;issued&quot;:{&quot;date-parts&quot;:[[&quot;2014&quot;,8]]}},&quot;id&quot;:3757}],&quot;properties&quot;:{&quot;noteIndex&quot;:0,&quot;formattedCitation&quot;:&quot;[@garda_nostalgia_2014]&quot;},&quot;citationID&quot;:&quot;vbcyemfv&quot;} RNDhjwivraguq"/>.</text:p>
      <text:p text:style-name="Text_20_body">Building on the concept of participatory culture <text:reference-mark-start text:name="ZOTERO_ITEM CSL_CITATION {&quot;schema&quot;:&quot;https://github.com/citation-style-language/schema/raw/master/csl-citation.json&quot;,&quot;citationItems&quot;:[{&quot;prefix&quot;:&quot;&quot;,&quot;suffix&quot;:&quot;&quot;,&quot;uri&quot;:[&quot;http://zotero.org/users/1913249/items/J5I7XRGH&quot;],&quot;uris&quot;:[&quot;http://zotero.org/users/1913249/items/J5I7XRGH&quot;],&quot;itemData&quot;:{&quot;call-number&quot;:&quot;P96.M4 J46 2009&quot;,&quot;event-place&quot;:&quot;Cambridge, MA&quot;,&quot;title-short&quot;:&quot;Confronting the challenges of participatory culture&quot;,&quot;publisher&quot;:&quot;The MIT Press&quot;,&quot;number-of-pages&quot;:&quot;129&quot;,&quot;ISBN&quot;:&quot;978-0-262-51362-3&quot;,&quot;id&quot;:&quot;jenkins_confronting_2009&quot;,&quot;citation-key&quot;:&quot;jenkins_confronting_2009&quot;,&quot;title&quot;:&quot;Confronting the challenges of participatory culture: media education for the 21st century&quot;,&quot;author&quot;:[{&quot;family&quot;:&quot;Jenkins&quot;,&quot;given&quot;:&quot;Henry&quot;}],&quot;publisher-place&quot;:&quot;Cambridge, MA&quot;,&quot;type&quot;:&quot;book&quot;,&quot;source&quot;:&quot;Library of Congress ISBN&quot;,&quot;collection-title&quot;:&quot;The John D. and Catherine T. MacArthur Foundation Reports on Digital Media and Learning&quot;,&quot;issued&quot;:{&quot;date-parts&quot;:[[&quot;2009&quot;]]}},&quot;id&quot;:2384}],&quot;properties&quot;:{&quot;noteIndex&quot;:0,&quot;formattedCitation&quot;:&quot;[@jenkins_confronting_2009]&quot;},&quot;citationID&quot;:&quot;viffpcru&quot;} RNDsfkilgkneo"/>&lt;Do Zotero Refresh: [@jenkins_confronting_2009]&gt;<text:reference-mark-end text:name="ZOTERO_ITEM CSL_CITATION {&quot;schema&quot;:&quot;https://github.com/citation-style-language/schema/raw/master/csl-citation.json&quot;,&quot;citationItems&quot;:[{&quot;prefix&quot;:&quot;&quot;,&quot;suffix&quot;:&quot;&quot;,&quot;uri&quot;:[&quot;http://zotero.org/users/1913249/items/J5I7XRGH&quot;],&quot;uris&quot;:[&quot;http://zotero.org/users/1913249/items/J5I7XRGH&quot;],&quot;itemData&quot;:{&quot;call-number&quot;:&quot;P96.M4 J46 2009&quot;,&quot;event-place&quot;:&quot;Cambridge, MA&quot;,&quot;title-short&quot;:&quot;Confronting the challenges of participatory culture&quot;,&quot;publisher&quot;:&quot;The MIT Press&quot;,&quot;number-of-pages&quot;:&quot;129&quot;,&quot;ISBN&quot;:&quot;978-0-262-51362-3&quot;,&quot;id&quot;:&quot;jenkins_confronting_2009&quot;,&quot;citation-key&quot;:&quot;jenkins_confronting_2009&quot;,&quot;title&quot;:&quot;Confronting the challenges of participatory culture: media education for the 21st century&quot;,&quot;author&quot;:[{&quot;family&quot;:&quot;Jenkins&quot;,&quot;given&quot;:&quot;Henry&quot;}],&quot;publisher-place&quot;:&quot;Cambridge, MA&quot;,&quot;type&quot;:&quot;book&quot;,&quot;source&quot;:&quot;Library of Congress ISBN&quot;,&quot;collection-title&quot;:&quot;The John D. and Catherine T. MacArthur Foundation Reports on Digital Media and Learning&quot;,&quot;issued&quot;:{&quot;date-parts&quot;:[[&quot;2009&quot;]]}},&quot;id&quot;:2384}],&quot;properties&quot;:{&quot;noteIndex&quot;:0,&quot;formattedCitation&quot;:&quot;[@jenkins_confronting_2009]&quot;},&quot;citationID&quot;:&quot;viffpcru&quot;} RNDsfkilgkneo"/>, where x and y, there are several streams of activity that are important to reference as foundational context for this study.</text:p>
      <text:h text:style-name="Heading_20_3" text:outline-level="3"><text:bookmark-start text:name="context-of-home-education-and-family-learning"/>Context of Home Education and family learning<text:bookmark-end text:name="context-of-home-education-and-family-learning"/></text:h>
      <text:p text:style-name="First_20_paragraph">NOTE SEE THIS SUMMARY - WHICH MUST BE IN HERE SOMEWHERE TOO - https://docs.google.com/document/d/1grMat_sXRLdlRSDtR17Lyxf1OAg3ZpOxTWfnDZ3kkIU/edit</text:p>
      <text:p text:style-name="Text_20_body">The move to family learning as a context suited the trajectory of my interests and the opportunities available as part of University context.</text:p>
      <text:p text:style-name="Text_20_body">Many professional programmers began with support provided by family.</text:p>
      <text:p text:style-name="Text_20_body">Barron and Livingstone have outlined the advantages and processes involved in family involvement of technology use and learning in the home. There is clearly an inequality of access to these well paid profession that the development of the computing curriculum and the skills based and creative process focus that was part of the initial narrative is laudable the aims of equality.</text:p>
      <text:p text:style-name="Text_20_body">However the practical and and cultural difficulties of undertaking a project-based approach withing the curriculum are significant. Factors of difficulties associated with technology projects compound difficulties.</text:p>
      <text:p text:style-name="Text_20_body">In this research I made the decisions not to focus on the adaptation of a informal club approach to the restrictions of in-school classes but rather instead to embrace key elements of it and to explore processes in situ. While the context of home education is not a core to the goals of this research it is important to situate this study accurately.</text:p>
      <text:p text:style-name="Text_20_body"><text:span text:style-name="T2">Outline of the home eduction context of this study:</text:span> The processes and motivations driving of home education are varied <text:reference-mark-start text:name="ZOTERO_ITEM CSL_CITATION {&quot;schema&quot;:&quot;https://github.com/citation-style-language/schema/raw/master/csl-citation.json&quot;,&quot;citationItems&quot;:[{&quot;prefix&quot;:&quot;&quot;,&quot;suffix&quot;:&quot;&quot;,&quot;uri&quot;:[&quot;http://zotero.org/users/1913249/items/F748Z3W8&quot;],&quot;uris&quot;:[&quot;http://zotero.org/users/1913249/items/F748Z3W8&quot;],&quot;itemData&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title-short&quot;:&quot;Invisible pedagogies in home education&quot;,&quot;author&quot;:[{&quot;family&quot;:&quot;Fensham-Smith&quot;,&quot;given&quot;:&quot;Amber Joy&quot;}],&quot;citation-key&quot;:&quot;fensham-smith_invisible_2021&quot;,&quot;issue&quot;:&quot;1&quot;,&quot;type&quot;:&quot;article-journal&quot;,&quot;accessed&quot;:{&quot;date-parts&quot;:[[&quot;2023&quot;,10,2]]},&quot;volume&quot;:&quot;12&quot;,&quot;URL&quot;:&quot;https://www.sciendo.com/article/10.2478/jped-2021-0001&quot;,&quot;id&quot;:&quot;fensham-smith_invisible_2021&quot;,&quot;language&quot;:&quot;en&quot;,&quot;container-title&quot;:&quot;Journal of Pedagogy&quot;,&quot;title&quot;:&quot;Invisible pedagogies in home education: Freedom, power and control&quot;,&quot;page&quot;:&quot;5-27&quot;,&quot;ISSN&quot;:&quot;1338-1563&quot;,&quot;source&quot;:&quot;DOI.org (Crossref)&quot;,&quot;DOI&quot;:&quot;10.2478/jped-2021-0001&quot;,&quot;issued&quot;:{&quot;date-parts&quot;:[[&quot;2021&quot;,6,1]]}},&quot;id&quot;:8983}],&quot;properties&quot;:{&quot;noteIndex&quot;:0,&quot;formattedCitation&quot;:&quot;[@fensham-smith_invisible_2021]&quot;},&quot;citationID&quot;:&quot;ajjhtgqo&quot;} RNDxrvsiqanvq"/>&lt;Do Zotero Refresh: [@fensham-smith_invisible_2021]&gt;<text:reference-mark-end text:name="ZOTERO_ITEM CSL_CITATION {&quot;schema&quot;:&quot;https://github.com/citation-style-language/schema/raw/master/csl-citation.json&quot;,&quot;citationItems&quot;:[{&quot;prefix&quot;:&quot;&quot;,&quot;suffix&quot;:&quot;&quot;,&quot;uri&quot;:[&quot;http://zotero.org/users/1913249/items/F748Z3W8&quot;],&quot;uris&quot;:[&quot;http://zotero.org/users/1913249/items/F748Z3W8&quot;],&quot;itemData&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title-short&quot;:&quot;Invisible pedagogies in home education&quot;,&quot;author&quot;:[{&quot;family&quot;:&quot;Fensham-Smith&quot;,&quot;given&quot;:&quot;Amber Joy&quot;}],&quot;citation-key&quot;:&quot;fensham-smith_invisible_2021&quot;,&quot;issue&quot;:&quot;1&quot;,&quot;type&quot;:&quot;article-journal&quot;,&quot;accessed&quot;:{&quot;date-parts&quot;:[[&quot;2023&quot;,10,2]]},&quot;volume&quot;:&quot;12&quot;,&quot;URL&quot;:&quot;https://www.sciendo.com/article/10.2478/jped-2021-0001&quot;,&quot;id&quot;:&quot;fensham-smith_invisible_2021&quot;,&quot;language&quot;:&quot;en&quot;,&quot;container-title&quot;:&quot;Journal of Pedagogy&quot;,&quot;title&quot;:&quot;Invisible pedagogies in home education: Freedom, power and control&quot;,&quot;page&quot;:&quot;5-27&quot;,&quot;ISSN&quot;:&quot;1338-1563&quot;,&quot;source&quot;:&quot;DOI.org (Crossref)&quot;,&quot;DOI&quot;:&quot;10.2478/jped-2021-0001&quot;,&quot;issued&quot;:{&quot;date-parts&quot;:[[&quot;2021&quot;,6,1]]}},&quot;id&quot;:8983}],&quot;properties&quot;:{&quot;noteIndex&quot;:0,&quot;formattedCitation&quot;:&quot;[@fensham-smith_invisible_2021]&quot;},&quot;citationID&quot;:&quot;ajjhtgqo&quot;} RNDxrvsiqanvq"/>. Classic ideas of reasons for HE include pedagogy and ideology <text:reference-mark-start text:name="ZOTERO_ITEM CSL_CITATION {&quot;schema&quot;:&quot;https://github.com/citation-style-language/schema/raw/master/csl-citation.json&quot;,&quot;citationItems&quot;:[{&quot;prefix&quot;:&quot;&quot;,&quot;suffix&quot;:&quot;&quot;,&quot;uri&quot;:[&quot;http://zotero.org/users/1913249/items/ZQHZ2GU8&quot;],&quot;uris&quot;:[&quot;http://zotero.org/users/1913249/items/ZQHZ2GU8&quot;],&quot;itemData&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title-short&quot;:&quot;Home Schooling&quot;,&quot;number-of-pages&quot;:&quot;224&quot;,&quot;ISBN&quot;:&quot;978-0-313-38882-8&quot;,&quot;id&quot;:&quot;galen_home_1991&quot;,&quot;language&quot;:&quot;en&quot;,&quot;publisher&quot;:&quot;Bloomsbury Publishing USA&quot;,&quot;title&quot;:&quot;Home Schooling: Political, Historical, and Pedagogical Perspectives&quot;,&quot;citation-key&quot;:&quot;galen_home_1991&quot;,&quot;type&quot;:&quot;book&quot;,&quot;source&quot;:&quot;Google Books&quot;,&quot;author&quot;:[{&quot;family&quot;:&quot;Galen&quot;,&quot;given&quot;:&quot;Jane Van&quot;},{&quot;family&quot;:&quot;Pitman&quot;,&quot;given&quot;:&quot;Mary Anne&quot;}],&quot;issued&quot;:{&quot;date-parts&quot;:[[&quot;1991&quot;,1,1]]}},&quot;id&quot;:8975}],&quot;properties&quot;:{&quot;noteIndex&quot;:0,&quot;formattedCitation&quot;:&quot;[@galen_home_1991]&quot;},&quot;citationID&quot;:&quot;qnkjsurd&quot;} RNDabreqsoaah"/>&lt;Do Zotero Refresh: [@galen_home_1991]&gt;<text:reference-mark-end text:name="ZOTERO_ITEM CSL_CITATION {&quot;schema&quot;:&quot;https://github.com/citation-style-language/schema/raw/master/csl-citation.json&quot;,&quot;citationItems&quot;:[{&quot;prefix&quot;:&quot;&quot;,&quot;suffix&quot;:&quot;&quot;,&quot;uri&quot;:[&quot;http://zotero.org/users/1913249/items/ZQHZ2GU8&quot;],&quot;uris&quot;:[&quot;http://zotero.org/users/1913249/items/ZQHZ2GU8&quot;],&quot;itemData&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title-short&quot;:&quot;Home Schooling&quot;,&quot;number-of-pages&quot;:&quot;224&quot;,&quot;ISBN&quot;:&quot;978-0-313-38882-8&quot;,&quot;id&quot;:&quot;galen_home_1991&quot;,&quot;language&quot;:&quot;en&quot;,&quot;publisher&quot;:&quot;Bloomsbury Publishing USA&quot;,&quot;title&quot;:&quot;Home Schooling: Political, Historical, and Pedagogical Perspectives&quot;,&quot;citation-key&quot;:&quot;galen_home_1991&quot;,&quot;type&quot;:&quot;book&quot;,&quot;source&quot;:&quot;Google Books&quot;,&quot;author&quot;:[{&quot;family&quot;:&quot;Galen&quot;,&quot;given&quot;:&quot;Jane Van&quot;},{&quot;family&quot;:&quot;Pitman&quot;,&quot;given&quot;:&quot;Mary Anne&quot;}],&quot;issued&quot;:{&quot;date-parts&quot;:[[&quot;1991&quot;,1,1]]}},&quot;id&quot;:8975}],&quot;properties&quot;:{&quot;noteIndex&quot;:0,&quot;formattedCitation&quot;:&quot;[@galen_home_1991]&quot;},&quot;citationID&quot;:&quot;qnkjsurd&quot;} RNDabreqsoaah"/> <text:reference-mark-start text:name="ZOTERO_ITEM CSL_CITATION {&quot;schema&quot;:&quot;https://github.com/citation-style-language/schema/raw/master/csl-citation.json&quot;,&quot;citationItems&quot;:[{&quot;prefix&quot;:&quot;&quot;,&quot;suffix&quot;:&quot;&quot;,&quot;uri&quot;:[&quot;http://zotero.org/users/1913249/items/AKHEZBKX&quot;],&quot;uris&quot;:[&quot;http://zotero.org/users/1913249/items/AKHEZBKX&quot;],&quot;itemData&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author&quot;:[{&quot;family&quot;:&quot;Rothermel&quot;,&quot;given&quot;:&quot;Paula&quot;}],&quot;citation-key&quot;:&quot;rothermel_can_2003&quot;,&quot;issue&quot;:&quot;2-3&quot;,&quot;type&quot;:&quot;article-journal&quot;,&quot;accessed&quot;:{&quot;date-parts&quot;:[[&quot;2023&quot;,10,2]]},&quot;publisher&quot;:&quot;Routledge&quot;,&quot;volume&quot;:&quot;17&quot;,&quot;id&quot;:&quot;rothermel_can_2003&quot;,&quot;ISSN&quot;:&quot;0950-0790&quot;,&quot;URL&quot;:&quot;https://doi.org/10.1080/09500790308668293&quot;,&quot;container-title&quot;:&quot;Evaluation &amp; Research in Education&quot;,&quot;page&quot;:&quot;74-89&quot;,&quot;title&quot;:&quot;Can We Classify Motives for Home Education?&quot;,&quot;source&quot;:&quot;Taylor and Francis+NEJM&quot;,&quot;DOI&quot;:&quot;10.1080/09500790308668293&quot;,&quot;issued&quot;:{&quot;date-parts&quot;:[[&quot;2003&quot;,5,15]]}},&quot;id&quot;:8977}],&quot;properties&quot;:{&quot;noteIndex&quot;:0,&quot;formattedCitation&quot;:&quot;[@rothermel_can_2003]&quot;},&quot;citationID&quot;:&quot;grweirwq&quot;} RNDixeenvrxek"/>&lt;Do Zotero Refresh: [@rothermel_can_2003]&gt;<text:reference-mark-end text:name="ZOTERO_ITEM CSL_CITATION {&quot;schema&quot;:&quot;https://github.com/citation-style-language/schema/raw/master/csl-citation.json&quot;,&quot;citationItems&quot;:[{&quot;prefix&quot;:&quot;&quot;,&quot;suffix&quot;:&quot;&quot;,&quot;uri&quot;:[&quot;http://zotero.org/users/1913249/items/AKHEZBKX&quot;],&quot;uris&quot;:[&quot;http://zotero.org/users/1913249/items/AKHEZBKX&quot;],&quot;itemData&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author&quot;:[{&quot;family&quot;:&quot;Rothermel&quot;,&quot;given&quot;:&quot;Paula&quot;}],&quot;citation-key&quot;:&quot;rothermel_can_2003&quot;,&quot;issue&quot;:&quot;2-3&quot;,&quot;type&quot;:&quot;article-journal&quot;,&quot;accessed&quot;:{&quot;date-parts&quot;:[[&quot;2023&quot;,10,2]]},&quot;publisher&quot;:&quot;Routledge&quot;,&quot;volume&quot;:&quot;17&quot;,&quot;id&quot;:&quot;rothermel_can_2003&quot;,&quot;ISSN&quot;:&quot;0950-0790&quot;,&quot;URL&quot;:&quot;https://doi.org/10.1080/09500790308668293&quot;,&quot;container-title&quot;:&quot;Evaluation &amp; Research in Education&quot;,&quot;page&quot;:&quot;74-89&quot;,&quot;title&quot;:&quot;Can We Classify Motives for Home Education?&quot;,&quot;source&quot;:&quot;Taylor and Francis+NEJM&quot;,&quot;DOI&quot;:&quot;10.1080/09500790308668293&quot;,&quot;issued&quot;:{&quot;date-parts&quot;:[[&quot;2003&quot;,5,15]]}},&quot;id&quot;:8977}],&quot;properties&quot;:{&quot;noteIndex&quot;:0,&quot;formattedCitation&quot;:&quot;[@rothermel_can_2003]&quot;},&quot;citationID&quot;:&quot;grweirwq&quot;} RNDixeenvrxek"/>, and often both. My involvement with home ed networks stemmed from University outreach work. In the following section I draw on relevant research to identify characteristics and motivations of the networks and families that I tapped into.</text:p>
      <text:list text:style-name="L21">
        <text:list-item>
          <text:p text:style-name="P21">Unschooling, Holt, drawing out interests of children in everyday activities and facilitating learning around that <text:reference-mark-start text:name="ZOTERO_ITEM CSL_CITATION {&quot;schema&quot;:&quot;https://github.com/citation-style-language/schema/raw/master/csl-citation.json&quot;,&quot;citationItems&quot;:[{&quot;prefix&quot;:&quot;&quot;,&quot;suffix&quot;:&quot;&quot;,&quot;uri&quot;:[&quot;http://zotero.org/users/1913249/items/CUNAU5ZC&quot;],&quot;uris&quot;:[&quot;http://zotero.org/users/1913249/items/CUNAU5ZC&quot;],&quot;itemData&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author&quot;:[{&quot;family&quot;:&quot;Gray&quot;,&quot;given&quot;:&quot;Peter&quot;},{&quot;family&quot;:&quot;Riley&quot;,&quot;given&quot;:&quot;Gina&quot;}],&quot;id&quot;:&quot;gray_challenges_2013&quot;,&quot;language&quot;:&quot;en&quot;,&quot;citation-key&quot;:&quot;gray_challenges_2013&quot;,&quot;issue&quot;:&quot;14&quot;,&quot;title&quot;:&quot;The Challenges and Benefits of Unschooling, According to 232 Families Who Have Chosen that Route&quot;,&quot;type&quot;:&quot;article-journal&quot;,&quot;source&quot;:&quot;Zotero&quot;,&quot;volume&quot;:&quot;7&quot;,&quot;issued&quot;:{&quot;date-parts&quot;:[[&quot;2013&quot;]]}},&quot;id&quot;:8982}],&quot;properties&quot;:{&quot;noteIndex&quot;:0,&quot;formattedCitation&quot;:&quot;[@gray_challenges_2013]&quot;},&quot;citationID&quot;:&quot;swotygyo&quot;} RNDymoyuvprzy"/>&lt;Do Zotero Refresh: [@gray_challenges_2013]&gt;<text:reference-mark-end text:name="ZOTERO_ITEM CSL_CITATION {&quot;schema&quot;:&quot;https://github.com/citation-style-language/schema/raw/master/csl-citation.json&quot;,&quot;citationItems&quot;:[{&quot;prefix&quot;:&quot;&quot;,&quot;suffix&quot;:&quot;&quot;,&quot;uri&quot;:[&quot;http://zotero.org/users/1913249/items/CUNAU5ZC&quot;],&quot;uris&quot;:[&quot;http://zotero.org/users/1913249/items/CUNAU5ZC&quot;],&quot;itemData&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author&quot;:[{&quot;family&quot;:&quot;Gray&quot;,&quot;given&quot;:&quot;Peter&quot;},{&quot;family&quot;:&quot;Riley&quot;,&quot;given&quot;:&quot;Gina&quot;}],&quot;id&quot;:&quot;gray_challenges_2013&quot;,&quot;language&quot;:&quot;en&quot;,&quot;citation-key&quot;:&quot;gray_challenges_2013&quot;,&quot;issue&quot;:&quot;14&quot;,&quot;title&quot;:&quot;The Challenges and Benefits of Unschooling, According to 232 Families Who Have Chosen that Route&quot;,&quot;type&quot;:&quot;article-journal&quot;,&quot;source&quot;:&quot;Zotero&quot;,&quot;volume&quot;:&quot;7&quot;,&quot;issued&quot;:{&quot;date-parts&quot;:[[&quot;2013&quot;]]}},&quot;id&quot;:8982}],&quot;properties&quot;:{&quot;noteIndex&quot;:0,&quot;formattedCitation&quot;:&quot;[@gray_challenges_2013]&quot;},&quot;citationID&quot;:&quot;swotygyo&quot;} RNDymoyuvprzy"/></text:p>
        </text:list-item>
        <text:list-item>
          <text:p text:style-name="P21">Webs of learning Illich - home ed families active in identifying networks to tap into <text:reference-mark-start text:name="ZOTERO_ITEM CSL_CITATION {&quot;schema&quot;:&quot;https://github.com/citation-style-language/schema/raw/master/csl-citation.json&quot;,&quot;citationItems&quot;:[{&quot;prefix&quot;:&quot;&quot;,&quot;suffix&quot;:&quot;&quot;,&quot;uri&quot;:[&quot;http://zotero.org/users/1913249/items/CR7JKY94&quot;],&quot;uris&quot;:[&quot;http://zotero.org/users/1913249/items/CR7JKY94&quot;],&quot;itemData&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author&quot;:[{&quot;family&quot;:&quot;Doroudi&quot;,&quot;given&quot;:&quot;Shayan&quot;},{&quot;family&quot;:&quot;Ahmad&quot;,&quot;given&quot;:&quot;Yusuf&quot;}],&quot;citation-key&quot;:&quot;doroudi_relevance_2023&quot;,&quot;type&quot;:&quot;paper-conference&quot;,&quot;event-place&quot;:&quot;New York, NY, USA&quot;,&quot;container-title&quot;:&quot;Proceedings of the Tenth ACM Conference on Learning @ Scale&quot;,&quot;URL&quot;:&quot;https://dl.acm.org/doi/10.1145/3573051.3593386&quot;,&quot;publisher&quot;:&quot;Association for Computing Machinery&quot;,&quot;ISBN&quot;:&quot;9798400700255&quot;,&quot;id&quot;:&quot;doroudi_relevance_2023&quot;,&quot;title&quot;:&quot;The Relevance of Ivan Illich's Learning Webs 50 Years On&quot;,&quot;accessed&quot;:{&quot;date-parts&quot;:[[&quot;2023&quot;,10,2]]},&quot;publisher-place&quot;:&quot;New York, NY, USA&quot;,&quot;page&quot;:&quot;99–109&quot;,&quot;DOI&quot;:&quot;10.1145/3573051.3593386&quot;,&quot;source&quot;:&quot;ACM Digital Library&quot;,&quot;collection-title&quot;:&quot;L@S '23&quot;,&quot;issued&quot;:{&quot;date-parts&quot;:[[&quot;2023&quot;,7,20]]}},&quot;id&quot;:8980}],&quot;properties&quot;:{&quot;noteIndex&quot;:0,&quot;formattedCitation&quot;:&quot;[@doroudi_relevance_2023]&quot;},&quot;citationID&quot;:&quot;iwpqtuug&quot;} RNDpmeuwwrkpp"/>&lt;Do Zotero Refresh: [@doroudi_relevance_2023]&gt;<text:reference-mark-end text:name="ZOTERO_ITEM CSL_CITATION {&quot;schema&quot;:&quot;https://github.com/citation-style-language/schema/raw/master/csl-citation.json&quot;,&quot;citationItems&quot;:[{&quot;prefix&quot;:&quot;&quot;,&quot;suffix&quot;:&quot;&quot;,&quot;uri&quot;:[&quot;http://zotero.org/users/1913249/items/CR7JKY94&quot;],&quot;uris&quot;:[&quot;http://zotero.org/users/1913249/items/CR7JKY94&quot;],&quot;itemData&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author&quot;:[{&quot;family&quot;:&quot;Doroudi&quot;,&quot;given&quot;:&quot;Shayan&quot;},{&quot;family&quot;:&quot;Ahmad&quot;,&quot;given&quot;:&quot;Yusuf&quot;}],&quot;citation-key&quot;:&quot;doroudi_relevance_2023&quot;,&quot;type&quot;:&quot;paper-conference&quot;,&quot;event-place&quot;:&quot;New York, NY, USA&quot;,&quot;container-title&quot;:&quot;Proceedings of the Tenth ACM Conference on Learning @ Scale&quot;,&quot;URL&quot;:&quot;https://dl.acm.org/doi/10.1145/3573051.3593386&quot;,&quot;publisher&quot;:&quot;Association for Computing Machinery&quot;,&quot;ISBN&quot;:&quot;9798400700255&quot;,&quot;id&quot;:&quot;doroudi_relevance_2023&quot;,&quot;title&quot;:&quot;The Relevance of Ivan Illich's Learning Webs 50 Years On&quot;,&quot;accessed&quot;:{&quot;date-parts&quot;:[[&quot;2023&quot;,10,2]]},&quot;publisher-place&quot;:&quot;New York, NY, USA&quot;,&quot;page&quot;:&quot;99–109&quot;,&quot;DOI&quot;:&quot;10.1145/3573051.3593386&quot;,&quot;source&quot;:&quot;ACM Digital Library&quot;,&quot;collection-title&quot;:&quot;L@S '23&quot;,&quot;issued&quot;:{&quot;date-parts&quot;:[[&quot;2023&quot;,7,20]]}},&quot;id&quot;:8980}],&quot;properties&quot;:{&quot;noteIndex&quot;:0,&quot;formattedCitation&quot;:&quot;[@doroudi_relevance_2023]&quot;},&quot;citationID&quot;:&quot;iwpqtuug&quot;} RNDpmeuwwrkpp"/> has a relevance with social networking groups and email lists used by home educators to share and align activities.</text:p>
        </text:list-item>
      </text:list>
      <text:h text:style-name="Heading_20_2" text:outline-level="2"><text:bookmark-start text:name="game-making-and-maker-culture-in-non-formal-learning-contexts-and-third-spaces"/>Game making and maker culture in non-formal learning contexts and third spaces<text:bookmark-end text:name="game-making-and-maker-culture-in-non-formal-learning-contexts-and-third-spaces"/></text:h>
      <text:h text:style-name="Heading_20_3" text:outline-level="3"><text:bookmark-start text:name="physical-spaces-which-suit-non-formal-approaches"/>Physical spaces which suit non-formal approaches<text:bookmark-end text:name="physical-spaces-which-suit-non-formal-approaches"/></text:h>
      <text:p text:style-name="First_20_paragraph">Much research on game making focused on non-class room settings.</text:p>
      <text:p text:style-name="Text_20_body">For example Papert’s work</text:p>
      <text:p text:style-name="Text_20_body">Digital learning in IILP (GLAM settings) is fertile <text:reference-mark-start text:name="ZOTERO_ITEM CSL_CITATION {&quot;schema&quot;:&quot;https://github.com/citation-style-language/schema/raw/master/csl-citation.json&quot;,&quot;citationItems&quot;:[{&quot;prefix&quot;:&quot;&quot;,&quot;suffix&quot;:&quot;&quot;,&quot;uri&quot;:[&quot;http://zotero.org/users/1913249/items/NI47KCRP&quot;],&quot;uris&quot;:[&quot;http://zotero.org/users/1913249/items/NI47KCRP&quot;],&quot;itemData&quot;:{&quot;container-title-short&quot;:&quot;Computers and Education Open&quot;,&quot;abstract&quot;:&quot;Digital media can have high potential for supporting learning processes. This assumption also holds true for institutional informal learning places (IILP). However, there is no systematic overview of research on the use of digital media for informal learning in such places yet. In order to fill this gap, this paper reports on the findings of a systematic literature review in the field of informal learning with digital media in IILP. A total of 26 relevant studies, conducted between 2005 and 2020, were identified via database search in Scopus and FIS, as well as through cross-referencing. Subsequently, those 26 studies are analyzed in more detail by a qualitative content analysis, which is used to investigate three research questions: 1) What are the general characteristics of digital media investigated in IILP? 2) What are the functions of digital media investigated in IILP that are relevant for learning? 3) What outcomes were measured, related to informal learning with digital media in IILP? The results show that portable and stationary digital media tools are investigated about equally often and that often, they already offer augmented reality (AR). It also shows that digital media have not yet fully exploited their potential functions, as they mainly offer the retrieval of information, and have only exploited collaboration functions only to a rather small extent. However, they can promote and support motivational and cognitive learning processes, especially with regard to knowledge acquisition and interest, as well as collaboration and social interaction.&quot;,&quot;title-short&quot;:&quot;Digital media in institutional informal learning places&quot;,&quot;author&quot;:[{&quot;family&quot;:&quot;Degner&quot;,&quot;given&quot;:&quot;Miriam&quot;},{&quot;family&quot;:&quot;Moser&quot;,&quot;given&quot;:&quot;Stephanie&quot;},{&quot;family&quot;:&quot;Lewalter&quot;,&quot;given&quot;:&quot;Doris&quot;}],&quot;citation-key&quot;:&quot;degner_digital_2022&quot;,&quot;type&quot;:&quot;article-journal&quot;,&quot;accessed&quot;:{&quot;date-parts&quot;:[[&quot;2023&quot;,6,13]]},&quot;volume&quot;:&quot;3&quot;,&quot;URL&quot;:&quot;https://www.sciencedirect.com/science/article/pii/S2666557321000392&quot;,&quot;id&quot;:&quot;degner_digital_2022&quot;,&quot;language&quot;:&quot;en&quot;,&quot;ISSN&quot;:&quot;2666-5573&quot;,&quot;container-title&quot;:&quot;Computers and Education Open&quot;,&quot;page&quot;:&quot;100068&quot;,&quot;title&quot;:&quot;Digital media in institutional informal learning places: A systematic literature review&quot;,&quot;source&quot;:&quot;ScienceDirect&quot;,&quot;DOI&quot;:&quot;10.1016/j.caeo.2021.100068&quot;,&quot;issued&quot;:{&quot;date-parts&quot;:[[&quot;2022&quot;,12,1]]}},&quot;id&quot;:8721},{&quot;prefix&quot;:&quot;&quot;,&quot;suffix&quot;:&quot;&quot;,&quot;uri&quot;:[&quot;http://zotero.org/users/1913249/items/RSMBNEVH&quot;],&quot;uris&quot;:[&quot;http://zotero.org/users/1913249/items/RSMBNEVH&quot;],&quot;itemData&quot;:{&quot;abstract&quot;:&quot;Science museums, science centers, zoos, and aquariums (MCZAs) constitute major settings of science learning with unique characteristics of informal science education. Emphasis will be given to the analysis of four specific characteristics of MCZAs that seem relevant for educational research and practice, namely, conditions of mixed motives and goals, staged popular science, and impact of physical layout, as well as the role of social exchange and participation. By doing so, we focus on the consequences of these characteristics for the learning processes and outcomes of visits of MCZAs. We show that outcomes encompass not only knowledge acquisition in a narrower sense but also changes in interest and beliefs.&quot;,&quot;title-short&quot;:&quot;Understanding and Engagement in Places of Science Experience&quot;,&quot;author&quot;:[{&quot;family&quot;:&quot;Schwan&quot;,&quot;given&quot;:&quot;Stephan&quot;},{&quot;family&quot;:&quot;Grajal&quot;,&quot;given&quot;:&quot;Alejandro&quot;},{&quot;family&quot;:&quot;Lewalter&quot;,&quot;given&quot;:&quot;Doris&quot;}],&quot;citation-key&quot;:&quot;schwan_understanding_2014&quot;,&quot;issue&quot;:&quot;2&quot;,&quot;type&quot;:&quot;article-journal&quot;,&quot;accessed&quot;:{&quot;date-parts&quot;:[[&quot;2023&quot;,6,13]]},&quot;publisher&quot;:&quot;Routledge&quot;,&quot;volume&quot;:&quot;49&quot;,&quot;id&quot;:&quot;schwan_understanding_2014&quot;,&quot;ISSN&quot;:&quot;0046-1520&quot;,&quot;URL&quot;:&quot;https://doi.org/10.1080/00461520.2014.917588&quot;,&quot;container-title&quot;:&quot;Educational Psychologist&quot;,&quot;page&quot;:&quot;70-85&quot;,&quot;title&quot;:&quot;Understanding and Engagement in Places of Science Experience: Science Museums, Science Centers, Zoos, and Aquariums&quot;,&quot;source&quot;:&quot;Taylor and Francis+NEJM&quot;,&quot;DOI&quot;:&quot;10.1080/00461520.2014.917588&quot;,&quot;issued&quot;:{&quot;date-parts&quot;:[[&quot;2014&quot;,4,3]]}},&quot;id&quot;:8724}],&quot;properties&quot;:{&quot;noteIndex&quot;:0,&quot;formattedCitation&quot;:&quot;[@degner_digital_2022; @schwan_understanding_2014]&quot;},&quot;citationID&quot;:&quot;qodpasnv&quot;} RNDncmnbvkqld"/>&lt;Do Zotero Refresh: [@degner_digital_2022; @schwan_understanding_2014]&gt;<text:reference-mark-end text:name="ZOTERO_ITEM CSL_CITATION {&quot;schema&quot;:&quot;https://github.com/citation-style-language/schema/raw/master/csl-citation.json&quot;,&quot;citationItems&quot;:[{&quot;prefix&quot;:&quot;&quot;,&quot;suffix&quot;:&quot;&quot;,&quot;uri&quot;:[&quot;http://zotero.org/users/1913249/items/NI47KCRP&quot;],&quot;uris&quot;:[&quot;http://zotero.org/users/1913249/items/NI47KCRP&quot;],&quot;itemData&quot;:{&quot;container-title-short&quot;:&quot;Computers and Education Open&quot;,&quot;abstract&quot;:&quot;Digital media can have high potential for supporting learning processes. This assumption also holds true for institutional informal learning places (IILP). However, there is no systematic overview of research on the use of digital media for informal learning in such places yet. In order to fill this gap, this paper reports on the findings of a systematic literature review in the field of informal learning with digital media in IILP. A total of 26 relevant studies, conducted between 2005 and 2020, were identified via database search in Scopus and FIS, as well as through cross-referencing. Subsequently, those 26 studies are analyzed in more detail by a qualitative content analysis, which is used to investigate three research questions: 1) What are the general characteristics of digital media investigated in IILP? 2) What are the functions of digital media investigated in IILP that are relevant for learning? 3) What outcomes were measured, related to informal learning with digital media in IILP? The results show that portable and stationary digital media tools are investigated about equally often and that often, they already offer augmented reality (AR). It also shows that digital media have not yet fully exploited their potential functions, as they mainly offer the retrieval of information, and have only exploited collaboration functions only to a rather small extent. However, they can promote and support motivational and cognitive learning processes, especially with regard to knowledge acquisition and interest, as well as collaboration and social interaction.&quot;,&quot;title-short&quot;:&quot;Digital media in institutional informal learning places&quot;,&quot;author&quot;:[{&quot;family&quot;:&quot;Degner&quot;,&quot;given&quot;:&quot;Miriam&quot;},{&quot;family&quot;:&quot;Moser&quot;,&quot;given&quot;:&quot;Stephanie&quot;},{&quot;family&quot;:&quot;Lewalter&quot;,&quot;given&quot;:&quot;Doris&quot;}],&quot;citation-key&quot;:&quot;degner_digital_2022&quot;,&quot;type&quot;:&quot;article-journal&quot;,&quot;accessed&quot;:{&quot;date-parts&quot;:[[&quot;2023&quot;,6,13]]},&quot;volume&quot;:&quot;3&quot;,&quot;URL&quot;:&quot;https://www.sciencedirect.com/science/article/pii/S2666557321000392&quot;,&quot;id&quot;:&quot;degner_digital_2022&quot;,&quot;language&quot;:&quot;en&quot;,&quot;ISSN&quot;:&quot;2666-5573&quot;,&quot;container-title&quot;:&quot;Computers and Education Open&quot;,&quot;page&quot;:&quot;100068&quot;,&quot;title&quot;:&quot;Digital media in institutional informal learning places: A systematic literature review&quot;,&quot;source&quot;:&quot;ScienceDirect&quot;,&quot;DOI&quot;:&quot;10.1016/j.caeo.2021.100068&quot;,&quot;issued&quot;:{&quot;date-parts&quot;:[[&quot;2022&quot;,12,1]]}},&quot;id&quot;:8721},{&quot;prefix&quot;:&quot;&quot;,&quot;suffix&quot;:&quot;&quot;,&quot;uri&quot;:[&quot;http://zotero.org/users/1913249/items/RSMBNEVH&quot;],&quot;uris&quot;:[&quot;http://zotero.org/users/1913249/items/RSMBNEVH&quot;],&quot;itemData&quot;:{&quot;abstract&quot;:&quot;Science museums, science centers, zoos, and aquariums (MCZAs) constitute major settings of science learning with unique characteristics of informal science education. Emphasis will be given to the analysis of four specific characteristics of MCZAs that seem relevant for educational research and practice, namely, conditions of mixed motives and goals, staged popular science, and impact of physical layout, as well as the role of social exchange and participation. By doing so, we focus on the consequences of these characteristics for the learning processes and outcomes of visits of MCZAs. We show that outcomes encompass not only knowledge acquisition in a narrower sense but also changes in interest and beliefs.&quot;,&quot;title-short&quot;:&quot;Understanding and Engagement in Places of Science Experience&quot;,&quot;author&quot;:[{&quot;family&quot;:&quot;Schwan&quot;,&quot;given&quot;:&quot;Stephan&quot;},{&quot;family&quot;:&quot;Grajal&quot;,&quot;given&quot;:&quot;Alejandro&quot;},{&quot;family&quot;:&quot;Lewalter&quot;,&quot;given&quot;:&quot;Doris&quot;}],&quot;citation-key&quot;:&quot;schwan_understanding_2014&quot;,&quot;issue&quot;:&quot;2&quot;,&quot;type&quot;:&quot;article-journal&quot;,&quot;accessed&quot;:{&quot;date-parts&quot;:[[&quot;2023&quot;,6,13]]},&quot;publisher&quot;:&quot;Routledge&quot;,&quot;volume&quot;:&quot;49&quot;,&quot;id&quot;:&quot;schwan_understanding_2014&quot;,&quot;ISSN&quot;:&quot;0046-1520&quot;,&quot;URL&quot;:&quot;https://doi.org/10.1080/00461520.2014.917588&quot;,&quot;container-title&quot;:&quot;Educational Psychologist&quot;,&quot;page&quot;:&quot;70-85&quot;,&quot;title&quot;:&quot;Understanding and Engagement in Places of Science Experience: Science Museums, Science Centers, Zoos, and Aquariums&quot;,&quot;source&quot;:&quot;Taylor and Francis+NEJM&quot;,&quot;DOI&quot;:&quot;10.1080/00461520.2014.917588&quot;,&quot;issued&quot;:{&quot;date-parts&quot;:[[&quot;2014&quot;,4,3]]}},&quot;id&quot;:8724}],&quot;properties&quot;:{&quot;noteIndex&quot;:0,&quot;formattedCitation&quot;:&quot;[@degner_digital_2022; @schwan_understanding_2014]&quot;},&quot;citationID&quot;:&quot;qodpasnv&quot;} RNDncmnbvkqld"/></text:p>
      <text:h text:style-name="Heading_20_3" text:outline-level="3"><text:bookmark-start text:name="funds-of-knowledge-and-third-space"/>Funds of knowledge and third space<text:bookmark-end text:name="funds-of-knowledge-and-third-space"/></text:h>
      <text:p text:style-name="First_20_paragraph">The concept of funds of knowledge (FoK) emerged from research within United States Latino communities. FoK refers to knowledge that household members have gained as part of their lived experience and social practices <text:reference-mark-start text:name="ZOTERO_ITEM CSL_CITATION {&quot;schema&quot;:&quot;https://github.com/citation-style-language/schema/raw/master/csl-citation.json&quot;,&quot;citationItems&quot;:[{&quot;prefix&quot;:&quot;&quot;,&quot;suffix&quot;:&quot;&quot;,&quot;uri&quot;:[&quot;http://zotero.org/users/1913249/items/EXBRQZWW&quot;],&quot;uris&quot;:[&quot;http://zotero.org/users/1913249/items/EXBRQZWW&quot;],&quot;itemData&quot;:{&quot;container-title&quot;:&quot;Theory into Practice&quot;,&quot;author&quot;:[{&quot;family&quot;:&quot;Moll&quot;,&quot;given&quot;:&quot;Luis C.&quot;},{&quot;family&quot;:&quot;Amanti&quot;,&quot;given&quot;:&quot;Cathy&quot;},{&quot;family&quot;:&quot;Neff&quot;,&quot;given&quot;:&quot;Deborah&quot;},{&quot;family&quot;:&quot;Gonzalez&quot;,&quot;given&quot;:&quot;Norma&quot;}],&quot;URL&quot;:&quot;http://www.jstor.org/stable/1476399&quot;,&quot;citation-key&quot;:&quot;moll_funds_1992&quot;,&quot;id&quot;:&quot;moll_funds_1992&quot;,&quot;language&quot;:&quot;en&quot;,&quot;title&quot;:&quot;Funds of knowledge for teaching: using a qualitative approach to connect homes and classrooms&quot;,&quot;issue&quot;:&quot;2,&quot;,&quot;page&quot;:&quot;132-141&quot;,&quot;type&quot;:&quot;article-journal&quot;,&quot;source&quot;:&quot;Zotero&quot;,&quot;volume&quot;:&quot;31&quot;,&quot;issued&quot;:{&quot;date-parts&quot;:[[&quot;1992&quot;]]}},&quot;id&quot;:3871}],&quot;properties&quot;:{&quot;noteIndex&quot;:0,&quot;formattedCitation&quot;:&quot;[@moll_funds_1992]&quot;},&quot;citationID&quot;:&quot;kgkasovp&quot;} RNDlmzbbqpffq"/>&lt;Do Zotero Refresh: [@moll_funds_1992]&gt;<text:reference-mark-end text:name="ZOTERO_ITEM CSL_CITATION {&quot;schema&quot;:&quot;https://github.com/citation-style-language/schema/raw/master/csl-citation.json&quot;,&quot;citationItems&quot;:[{&quot;prefix&quot;:&quot;&quot;,&quot;suffix&quot;:&quot;&quot;,&quot;uri&quot;:[&quot;http://zotero.org/users/1913249/items/EXBRQZWW&quot;],&quot;uris&quot;:[&quot;http://zotero.org/users/1913249/items/EXBRQZWW&quot;],&quot;itemData&quot;:{&quot;container-title&quot;:&quot;Theory into Practice&quot;,&quot;author&quot;:[{&quot;family&quot;:&quot;Moll&quot;,&quot;given&quot;:&quot;Luis C.&quot;},{&quot;family&quot;:&quot;Amanti&quot;,&quot;given&quot;:&quot;Cathy&quot;},{&quot;family&quot;:&quot;Neff&quot;,&quot;given&quot;:&quot;Deborah&quot;},{&quot;family&quot;:&quot;Gonzalez&quot;,&quot;given&quot;:&quot;Norma&quot;}],&quot;URL&quot;:&quot;http://www.jstor.org/stable/1476399&quot;,&quot;citation-key&quot;:&quot;moll_funds_1992&quot;,&quot;id&quot;:&quot;moll_funds_1992&quot;,&quot;language&quot;:&quot;en&quot;,&quot;title&quot;:&quot;Funds of knowledge for teaching: using a qualitative approach to connect homes and classrooms&quot;,&quot;issue&quot;:&quot;2,&quot;,&quot;page&quot;:&quot;132-141&quot;,&quot;type&quot;:&quot;article-journal&quot;,&quot;source&quot;:&quot;Zotero&quot;,&quot;volume&quot;:&quot;31&quot;,&quot;issued&quot;:{&quot;date-parts&quot;:[[&quot;1992&quot;]]}},&quot;id&quot;:3871}],&quot;properties&quot;:{&quot;noteIndex&quot;:0,&quot;formattedCitation&quot;:&quot;[@moll_funds_1992]&quot;},&quot;citationID&quot;:&quot;kgkasovp&quot;} RNDlmzbbqpffq"/>.</text:p>
      <text:p text:style-name="Text_20_body">In the original study home visits were carried out to better inform design of after-school activities.</text:p>
      <text:p text:style-name="Text_20_body">However there limits to this approach, including only some families were visited, and adult focused nature of process <text:reference-mark-start text:name="ZOTERO_ITEM CSL_CITATION {&quot;schema&quot;:&quot;https://github.com/citation-style-language/schema/raw/master/csl-citation.json&quot;,&quot;citationItems&quot;:[{&quot;prefix&quot;:&quot;&quot;,&quot;suffix&quot;:&quot;&quot;,&quot;uri&quot;:[&quot;http://zotero.org/users/1913249/items/ZHZADF6X&quot;],&quot;uris&quot;:[&quot;http://zotero.org/users/1913249/items/ZHZADF6X&quot;],&quot;itemData&quot;:{&quot;container-title-short&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itle-short&quot;:&quot;Utopian methodology&quot;,&quot;author&quot;:[{&quot;family&quot;:&quot;Rajala&quot;,&quot;given&quot;:&quot;Antti&quot;},{&quot;family&quot;:&quot;Cole&quot;,&quot;given&quot;:&quot;Michael&quot;},{&quot;family&quot;:&quot;Esteban-Guitart&quot;,&quot;given&quot;:&quot;Moises&quot;}],&quot;citation-key&quot;:&quot;rajala_utopian_2023&quot;,&quot;issue&quot;:&quot;1&quot;,&quot;type&quot;:&quot;article-journal&quot;,&quot;accessed&quot;:{&quot;date-parts&quot;:[[&quot;2023&quot;,7,6]]},&quot;volume&quot;:&quot;32&quot;,&quot;URL&quot;:&quot;https://www.tandfonline.com/doi/full/10.1080/10508406.2022.2144736&quot;,&quot;id&quot;:&quot;rajala_utopian_2023&quot;,&quot;ISSN&quot;:&quot;1050-8406, 1532-7809&quot;,&quot;container-title&quot;:&quot;Journal of the Learning Sciences&quot;,&quot;title&quot;:&quot;Utopian methodology: Researching educational interventions to promote equity over multiple timescales&quot;,&quot;page&quot;:&quot;110-136&quot;,&quot;language&quot;:&quot;en&quot;,&quot;source&quot;:&quot;DOI.org (Crossref)&quot;,&quot;DOI&quot;:&quot;10.1080/10508406.2022.2144736&quot;,&quot;issued&quot;:{&quot;date-parts&quot;:[[&quot;2023&quot;,1,1]]}},&quot;id&quot;:8895}],&quot;properties&quot;:{&quot;noteIndex&quot;:0,&quot;formattedCitation&quot;:&quot;[@rajala_utopian_2023]&quot;},&quot;citationID&quot;:&quot;ytmlwyyx&quot;} RNDtinfmymwze"/>&lt;Do Zotero Refresh: [@rajala_utopian_2023]&gt;<text:reference-mark-end text:name="ZOTERO_ITEM CSL_CITATION {&quot;schema&quot;:&quot;https://github.com/citation-style-language/schema/raw/master/csl-citation.json&quot;,&quot;citationItems&quot;:[{&quot;prefix&quot;:&quot;&quot;,&quot;suffix&quot;:&quot;&quot;,&quot;uri&quot;:[&quot;http://zotero.org/users/1913249/items/ZHZADF6X&quot;],&quot;uris&quot;:[&quot;http://zotero.org/users/1913249/items/ZHZADF6X&quot;],&quot;itemData&quot;:{&quot;container-title-short&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itle-short&quot;:&quot;Utopian methodology&quot;,&quot;author&quot;:[{&quot;family&quot;:&quot;Rajala&quot;,&quot;given&quot;:&quot;Antti&quot;},{&quot;family&quot;:&quot;Cole&quot;,&quot;given&quot;:&quot;Michael&quot;},{&quot;family&quot;:&quot;Esteban-Guitart&quot;,&quot;given&quot;:&quot;Moises&quot;}],&quot;citation-key&quot;:&quot;rajala_utopian_2023&quot;,&quot;issue&quot;:&quot;1&quot;,&quot;type&quot;:&quot;article-journal&quot;,&quot;accessed&quot;:{&quot;date-parts&quot;:[[&quot;2023&quot;,7,6]]},&quot;volume&quot;:&quot;32&quot;,&quot;URL&quot;:&quot;https://www.tandfonline.com/doi/full/10.1080/10508406.2022.2144736&quot;,&quot;id&quot;:&quot;rajala_utopian_2023&quot;,&quot;ISSN&quot;:&quot;1050-8406, 1532-7809&quot;,&quot;container-title&quot;:&quot;Journal of the Learning Sciences&quot;,&quot;title&quot;:&quot;Utopian methodology: Researching educational interventions to promote equity over multiple timescales&quot;,&quot;page&quot;:&quot;110-136&quot;,&quot;language&quot;:&quot;en&quot;,&quot;source&quot;:&quot;DOI.org (Crossref)&quot;,&quot;DOI&quot;:&quot;10.1080/10508406.2022.2144736&quot;,&quot;issued&quot;:{&quot;date-parts&quot;:[[&quot;2023&quot;,1,1]]}},&quot;id&quot;:8895}],&quot;properties&quot;:{&quot;noteIndex&quot;:0,&quot;formattedCitation&quot;:&quot;[@rajala_utopian_2023]&quot;},&quot;citationID&quot;:&quot;ytmlwyyx&quot;} RNDtinfmymwze"/>.</text:p>
      <text:p text:style-name="Text_20_body">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This resulted in a form of deficit thinking about the performance of these communities <text:reference-mark-start text:name="ZOTERO_ITEM CSL_CITATION {&quot;schema&quot;:&quot;https://github.com/citation-style-language/schema/raw/master/csl-citation.json&quot;,&quot;citationItems&quot;:[{&quot;prefix&quot;:&quot;&quot;,&quot;suffix&quot;:&quot;&quot;,&quot;uri&quot;:[&quot;http://zotero.org/users/1913249/items/EXBRQZWW&quot;],&quot;uris&quot;:[&quot;http://zotero.org/users/1913249/items/EXBRQZWW&quot;],&quot;itemData&quot;:{&quot;container-title&quot;:&quot;Theory into Practice&quot;,&quot;author&quot;:[{&quot;family&quot;:&quot;Moll&quot;,&quot;given&quot;:&quot;Luis C.&quot;},{&quot;family&quot;:&quot;Amanti&quot;,&quot;given&quot;:&quot;Cathy&quot;},{&quot;family&quot;:&quot;Neff&quot;,&quot;given&quot;:&quot;Deborah&quot;},{&quot;family&quot;:&quot;Gonzalez&quot;,&quot;given&quot;:&quot;Norma&quot;}],&quot;URL&quot;:&quot;http://www.jstor.org/stable/1476399&quot;,&quot;citation-key&quot;:&quot;moll_funds_1992&quot;,&quot;id&quot;:&quot;moll_funds_1992&quot;,&quot;language&quot;:&quot;en&quot;,&quot;title&quot;:&quot;Funds of knowledge for teaching: using a qualitative approach to connect homes and classrooms&quot;,&quot;issue&quot;:&quot;2,&quot;,&quot;page&quot;:&quot;132-141&quot;,&quot;type&quot;:&quot;article-journal&quot;,&quot;source&quot;:&quot;Zotero&quot;,&quot;volume&quot;:&quot;31&quot;,&quot;issued&quot;:{&quot;date-parts&quot;:[[&quot;1992&quot;]]}},&quot;id&quot;:3871}],&quot;properties&quot;:{&quot;noteIndex&quot;:0,&quot;formattedCitation&quot;:&quot;[@moll_funds_1992]&quot;},&quot;citationID&quot;:&quot;lutxgtzi&quot;} RNDkooqemjrxf"/>&lt;Do Zotero Refresh: [@moll_funds_1992]&gt;<text:reference-mark-end text:name="ZOTERO_ITEM CSL_CITATION {&quot;schema&quot;:&quot;https://github.com/citation-style-language/schema/raw/master/csl-citation.json&quot;,&quot;citationItems&quot;:[{&quot;prefix&quot;:&quot;&quot;,&quot;suffix&quot;:&quot;&quot;,&quot;uri&quot;:[&quot;http://zotero.org/users/1913249/items/EXBRQZWW&quot;],&quot;uris&quot;:[&quot;http://zotero.org/users/1913249/items/EXBRQZWW&quot;],&quot;itemData&quot;:{&quot;container-title&quot;:&quot;Theory into Practice&quot;,&quot;author&quot;:[{&quot;family&quot;:&quot;Moll&quot;,&quot;given&quot;:&quot;Luis C.&quot;},{&quot;family&quot;:&quot;Amanti&quot;,&quot;given&quot;:&quot;Cathy&quot;},{&quot;family&quot;:&quot;Neff&quot;,&quot;given&quot;:&quot;Deborah&quot;},{&quot;family&quot;:&quot;Gonzalez&quot;,&quot;given&quot;:&quot;Norma&quot;}],&quot;URL&quot;:&quot;http://www.jstor.org/stable/1476399&quot;,&quot;citation-key&quot;:&quot;moll_funds_1992&quot;,&quot;id&quot;:&quot;moll_funds_1992&quot;,&quot;language&quot;:&quot;en&quot;,&quot;title&quot;:&quot;Funds of knowledge for teaching: using a qualitative approach to connect homes and classrooms&quot;,&quot;issue&quot;:&quot;2,&quot;,&quot;page&quot;:&quot;132-141&quot;,&quot;type&quot;:&quot;article-journal&quot;,&quot;source&quot;:&quot;Zotero&quot;,&quot;volume&quot;:&quot;31&quot;,&quot;issued&quot;:{&quot;date-parts&quot;:[[&quot;1992&quot;]]}},&quot;id&quot;:3871}],&quot;properties&quot;:{&quot;noteIndex&quot;:0,&quot;formattedCitation&quot;:&quot;[@moll_funds_1992]&quot;},&quot;citationID&quot;:&quot;lutxgtzi&quot;} RNDkooqemjrxf"/>.</text:p>
      <text:h text:style-name="Heading_20_3" text:outline-level="3"><text:bookmark-start text:name="third-spaces-and-the-context-of-this-study"/>Third spaces and the context of this study<text:bookmark-end text:name="third-spaces-and-the-context-of-this-study"/></text:h>
      <text:p text:style-name="First_20_paragraph">PERHAPS THIS IS METHODOLOGY? MOVE?</text:p>
      <text:p text:style-name="Text_20_body">The concept of third space is helpful in the context of this study in particular as a space between home life and formal education.</text:p>
      <text:p text:style-name="Text_20_body">It also is rooted in a sociocultural understanding of learning that is challenging to traditional classroom environments.</text:p>
      <text:h text:style-name="Heading_20_3" text:outline-level="3"><text:bookmark-start text:name="game-making-as-a-fund-of-knowledge"/>Game making as a fund of knowledge<text:bookmark-end text:name="game-making-as-a-fund-of-knowledge"/></text:h>
      <text:p text:style-name="First_20_paragraph">Research by the UK National Literacy Trust <text:reference-mark-start text:name="ZOTERO_ITEM CSL_CITATION {&quot;schema&quot;:&quot;https://github.com/citation-style-language/schema/raw/master/csl-citation.json&quot;,&quot;citationItems&quot;:[{&quot;prefix&quot;:&quot;&quot;,&quot;suffix&quot;:&quot;&quot;,&quot;uri&quot;:[&quot;http://zotero.org/users/1913249/items/T96LXVV8&quot;],&quot;uris&quot;:[&quot;http://zotero.org/users/1913249/items/T96LXVV8&quot;],&quot;itemData&quot;:{&quot;publisher&quot;:&quot;National Literacy Trust&quot;,&quot;URL&quot;:&quot;https://cdn.literacytrust.org.uk/media/documents/Video_game_playing_and_literacy_report_final_updated.pdf&quot;,&quot;id&quot;:&quot;picton_video_2020&quot;,&quot;language&quot;:&quot;en&quot;,&quot;citation-key&quot;:&quot;picton_video_2020&quot;,&quot;title&quot;:&quot;Video game playing and literacy: a survey of young people aged 11 to 16&quot;,&quot;page&quot;:&quot;31&quot;,&quot;type&quot;:&quot;report&quot;,&quot;source&quot;:&quot;Zotero&quot;,&quot;author&quot;:[{&quot;family&quot;:&quot;Picton&quot;,&quot;given&quot;:&quot;Irene&quot;},{&quot;family&quot;:&quot;Clark&quot;,&quot;given&quot;:&quot;Christina&quot;},{&quot;family&quot;:&quot;Judge&quot;,&quot;given&quot;:&quot;Tim&quot;}],&quot;issued&quot;:{&quot;date-parts&quot;:[[&quot;2020&quot;]]}},&quot;suppress-author&quot;:true,&quot;id&quot;:3767}],&quot;properties&quot;:{&quot;noteIndex&quot;:0,&quot;formattedCitation&quot;:&quot;[-@picton_video_2020]&quot;},&quot;citationID&quot;:&quot;pwcjfqpr&quot;} RNDpboogaiayp"/>&lt;Do Zotero Refresh: [-@picton_video_2020]&gt;<text:reference-mark-end text:name="ZOTERO_ITEM CSL_CITATION {&quot;schema&quot;:&quot;https://github.com/citation-style-language/schema/raw/master/csl-citation.json&quot;,&quot;citationItems&quot;:[{&quot;prefix&quot;:&quot;&quot;,&quot;suffix&quot;:&quot;&quot;,&quot;uri&quot;:[&quot;http://zotero.org/users/1913249/items/T96LXVV8&quot;],&quot;uris&quot;:[&quot;http://zotero.org/users/1913249/items/T96LXVV8&quot;],&quot;itemData&quot;:{&quot;publisher&quot;:&quot;National Literacy Trust&quot;,&quot;URL&quot;:&quot;https://cdn.literacytrust.org.uk/media/documents/Video_game_playing_and_literacy_report_final_updated.pdf&quot;,&quot;id&quot;:&quot;picton_video_2020&quot;,&quot;language&quot;:&quot;en&quot;,&quot;citation-key&quot;:&quot;picton_video_2020&quot;,&quot;title&quot;:&quot;Video game playing and literacy: a survey of young people aged 11 to 16&quot;,&quot;page&quot;:&quot;31&quot;,&quot;type&quot;:&quot;report&quot;,&quot;source&quot;:&quot;Zotero&quot;,&quot;author&quot;:[{&quot;family&quot;:&quot;Picton&quot;,&quot;given&quot;:&quot;Irene&quot;},{&quot;family&quot;:&quot;Clark&quot;,&quot;given&quot;:&quot;Christina&quot;},{&quot;family&quot;:&quot;Judge&quot;,&quot;given&quot;:&quot;Tim&quot;}],&quot;issued&quot;:{&quot;date-parts&quot;:[[&quot;2020&quot;]]}},&quot;suppress-author&quot;:true,&quot;id&quot;:3767}],&quot;properties&quot;:{&quot;noteIndex&quot;:0,&quot;formattedCitation&quot;:&quot;[-@picton_video_2020]&quot;},&quot;citationID&quot;:&quot;pwcjfqpr&quot;} RNDpboogaiayp"/>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text:p>
      <text:p text:style-name="Text_20_body">Teachers can also draw out attitudes and knowledge of game cultures and bring them into the learning environment in an inclusive way. In addition, knowledge of game design conventions can be used by teachers to exemplify coding concepts. For example, consider conditional coding constructs. If Pac-Man touches a ghost, then a player life is lost. Such structures are described as a game design patterns. Werner and colleagues <text:reference-mark-start text:name="ZOTERO_ITEM CSL_CITATION {&quot;schema&quot;:&quot;https://github.com/citation-style-language/schema/raw/master/csl-citation.json&quot;,&quot;citationItems&quot;:[{&quot;prefix&quot;:&quot;&quot;,&quot;suffix&quot;:&quot;&quot;,&quot;uri&quot;:[&quot;http://zotero.org/users/1913249/items/RUWZA8Q7&quot;],&quot;uris&quot;:[&quot;http://zotero.org/users/1913249/items/RUWZA8Q7&quot;],&quot;itemData&quot;:{&quot;license&quot;:&quot;Access limited to members&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author&quot;:[{&quot;family&quot;:&quot;Denner&quot;,&quot;given&quot;:&quot;Jill&quot;},{&quot;family&quot;:&quot;Werner&quot;,&quot;given&quot;:&quot;Linda&quot;},{&quot;family&quot;:&quot;Campe&quot;,&quot;given&quot;:&quot;Shannon&quot;},{&quot;family&quot;:&quot;Ortiz&quot;,&quot;given&quot;:&quot;Eloy&quot;}],&quot;citation-key&quot;:&quot;denner_using_2014&quot;,&quot;issue&quot;:&quot;3&quot;,&quot;type&quot;:&quot;article-journal&quot;,&quot;accessed&quot;:{&quot;date-parts&quot;:[[&quot;2018&quot;,4,21]]},&quot;volume&quot;:&quot;4&quot;,&quot;URL&quot;:&quot;https://www.igi-global.com/article/using-game-mechanics-to-measure-what-students-learn-from-programming-games/117696&quot;,&quot;container-title-short&quot;:&quot;IJGBL&quot;,&quot;id&quot;:&quot;denner_using_2014&quot;,&quot;ISSN&quot;:&quot;2155-6849 DOI: 10.4018/ijgbl.2014070102&quot;,&quot;title&quot;:&quot;Using game mechanics to measure what students learn from programming games&quot;,&quot;container-title&quot;:&quot;International Journal of Game-Based Learning (IJGBL)&quot;,&quot;page&quot;:&quot;13-22&quot;,&quot;language&quot;:&quot;en&quot;,&quot;source&quot;:&quot;www.igi-global.com&quot;,&quot;DOI&quot;:&quot;10.4018/ijgbl.2014070102&quot;,&quot;issued&quot;:{&quot;date-parts&quot;:[[&quot;2014&quot;,7,1]]}},&quot;suppress-author&quot;:true,&quot;id&quot;:3768}],&quot;properties&quot;:{&quot;noteIndex&quot;:0,&quot;formattedCitation&quot;:&quot;[-@denner_using_2014]&quot;},&quot;citationID&quot;:&quot;uxyelmuq&quot;} RNDzehwjxtmhy"/>&lt;Do Zotero Refresh: [-@denner_using_2014]&gt;<text:reference-mark-end text:name="ZOTERO_ITEM CSL_CITATION {&quot;schema&quot;:&quot;https://github.com/citation-style-language/schema/raw/master/csl-citation.json&quot;,&quot;citationItems&quot;:[{&quot;prefix&quot;:&quot;&quot;,&quot;suffix&quot;:&quot;&quot;,&quot;uri&quot;:[&quot;http://zotero.org/users/1913249/items/RUWZA8Q7&quot;],&quot;uris&quot;:[&quot;http://zotero.org/users/1913249/items/RUWZA8Q7&quot;],&quot;itemData&quot;:{&quot;license&quot;:&quot;Access limited to members&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author&quot;:[{&quot;family&quot;:&quot;Denner&quot;,&quot;given&quot;:&quot;Jill&quot;},{&quot;family&quot;:&quot;Werner&quot;,&quot;given&quot;:&quot;Linda&quot;},{&quot;family&quot;:&quot;Campe&quot;,&quot;given&quot;:&quot;Shannon&quot;},{&quot;family&quot;:&quot;Ortiz&quot;,&quot;given&quot;:&quot;Eloy&quot;}],&quot;citation-key&quot;:&quot;denner_using_2014&quot;,&quot;issue&quot;:&quot;3&quot;,&quot;type&quot;:&quot;article-journal&quot;,&quot;accessed&quot;:{&quot;date-parts&quot;:[[&quot;2018&quot;,4,21]]},&quot;volume&quot;:&quot;4&quot;,&quot;URL&quot;:&quot;https://www.igi-global.com/article/using-game-mechanics-to-measure-what-students-learn-from-programming-games/117696&quot;,&quot;container-title-short&quot;:&quot;IJGBL&quot;,&quot;id&quot;:&quot;denner_using_2014&quot;,&quot;ISSN&quot;:&quot;2155-6849 DOI: 10.4018/ijgbl.2014070102&quot;,&quot;title&quot;:&quot;Using game mechanics to measure what students learn from programming games&quot;,&quot;container-title&quot;:&quot;International Journal of Game-Based Learning (IJGBL)&quot;,&quot;page&quot;:&quot;13-22&quot;,&quot;language&quot;:&quot;en&quot;,&quot;source&quot;:&quot;www.igi-global.com&quot;,&quot;DOI&quot;:&quot;10.4018/ijgbl.2014070102&quot;,&quot;issued&quot;:{&quot;date-parts&quot;:[[&quot;2014&quot;,7,1]]}},&quot;suppress-author&quot;:true,&quot;id&quot;:3768}],&quot;properties&quot;:{&quot;noteIndex&quot;:0,&quot;formattedCitation&quot;:&quot;[-@denner_using_2014]&quot;},&quot;citationID&quot;:&quot;uxyelmuq&quot;} RNDzehwjxtmhy"/> found that the use of design patterns and game mechanics when teaching novice coders can increase accessibility for learners due the concrete and relatable approach.</text:p>
      <text:h text:style-name="Heading_20_4" text:outline-level="4"><text:bookmark-start text:name="play-circles-and-moe-as-a-third-space"/>Play circles and MOE as a third space<text:bookmark-end text:name="play-circles-and-moe-as-a-third-space"/></text:h>
      <text:p text:style-name="First_20_paragraph">The concept arose in research of this PhD, however it resonated with my past work on forum theatre, art activism and performant art.</text:p>
      <text:p text:style-name="Text_20_body">A foundation of link between between play theory, MOE and third space theory.</text:p>
      <text:p text:style-name="Text_20_body">A detailed analysis is beyond remit of this review but broad alignments include: - use of concept of a new creative space for all participants - use of mediated strategies to reduce learner stress - ability to bring self identify to share in a scaffolded and protected way</text:p>
      <text:h text:style-name="Heading_20_3" text:outline-level="3"><text:bookmark-start text:name="work-in-non-formal-settings-drawing-on-home-interests"/>Work in non-formal settings drawing on home interests<text:bookmark-end text:name="work-in-non-formal-settings-drawing-on-home-interests"/></text:h>
      <text:p text:style-name="First_20_paragraph">The work aligns with STEM work on tinkering which mobilises home interests in non-formal settings.</text:p>
      <text:p text:style-name="Text_20_body">The practices of code patching and remixing are authentic skills used by professional coders who find and combine existing code libraries rather than coding everything from scratch.</text:p>
      <text:h text:style-name="Heading_20_3" text:outline-level="3"><text:bookmark-start text:name="mozilla---teach-the-web-as-context-and-community"/>Mozilla - Teach the Web as context and community<text:bookmark-end text:name="mozilla---teach-the-web-as-context-and-community"/></text:h>
      <text:p text:style-name="First_20_paragraph">A Mozilla white paper <text:reference-mark-start text:name="ZOTERO_ITEM CSL_CITATION {&quot;schema&quot;:&quot;https://github.com/citation-style-language/schema/raw/master/csl-citation.json&quot;,&quot;citationItems&quot;:[{&quot;prefix&quot;:&quot;&quot;,&quot;suffix&quot;:&quot;&quot;,&quot;uri&quot;:[&quot;http://zotero.org/users/1913249/items/MRBIFKUU&quot;],&quot;uris&quot;:[&quot;http://zotero.org/users/1913249/items/MRBIFKUU&quot;],&quot;itemData&quot;:{&quot;citation-key&quot;:&quot;mozilla_foundation_webmaker_2014&quot;,&quot;URL&quot;:&quot;https://wiki.mozilla.org/Webmaker/Whitepaper&quot;,&quot;title&quot;:&quot;Webmaker Whitepaper&quot;,&quot;accessed&quot;:{&quot;date-parts&quot;:[[&quot;2015&quot;,5,9]]},&quot;type&quot;:&quot;webpage&quot;,&quot;issued&quot;:{&quot;date-parts&quot;:[[&quot;2014&quot;]]},&quot;author&quot;:[{&quot;literal&quot;:&quot;Mozilla Foundation&quot;}],&quot;id&quot;:&quot;mozilla_foundation_webmaker_2014&quot;},&quot;id&quot;:1091}],&quot;properties&quot;:{&quot;noteIndex&quot;:0,&quot;formattedCitation&quot;:&quot;[@mozilla_foundation_webmaker_2014]&quot;},&quot;citationID&quot;:&quot;dwqsyehe&quot;} RNDfqedfyaedm"/>&lt;Do Zotero Refresh: [@mozilla_foundation_webmaker_2014]&gt;<text:reference-mark-end text:name="ZOTERO_ITEM CSL_CITATION {&quot;schema&quot;:&quot;https://github.com/citation-style-language/schema/raw/master/csl-citation.json&quot;,&quot;citationItems&quot;:[{&quot;prefix&quot;:&quot;&quot;,&quot;suffix&quot;:&quot;&quot;,&quot;uri&quot;:[&quot;http://zotero.org/users/1913249/items/MRBIFKUU&quot;],&quot;uris&quot;:[&quot;http://zotero.org/users/1913249/items/MRBIFKUU&quot;],&quot;itemData&quot;:{&quot;citation-key&quot;:&quot;mozilla_foundation_webmaker_2014&quot;,&quot;URL&quot;:&quot;https://wiki.mozilla.org/Webmaker/Whitepaper&quot;,&quot;title&quot;:&quot;Webmaker Whitepaper&quot;,&quot;accessed&quot;:{&quot;date-parts&quot;:[[&quot;2015&quot;,5,9]]},&quot;type&quot;:&quot;webpage&quot;,&quot;issued&quot;:{&quot;date-parts&quot;:[[&quot;2014&quot;]]},&quot;author&quot;:[{&quot;literal&quot;:&quot;Mozilla Foundation&quot;}],&quot;id&quot;:&quot;mozilla_foundation_webmaker_2014&quot;},&quot;id&quot;:1091}],&quot;properties&quot;:{&quot;noteIndex&quot;:0,&quot;formattedCitation&quot;:&quot;[@mozilla_foundation_webmaker_2014]&quot;},&quot;citationID&quot;:&quot;dwqsyehe&quot;} RNDfqedfyaedm"/> outlines the power of exploring web technology as an empowering activity.</text:p>
      <text:p text:style-name="Text_20_body">In 2011 I co-wrote an open web collaboratively with other authors as part of a collaborative writing process called Book Sprint (model on code sprints and other corroborative processes). One of the co-writer Michelle Thorne went on to work with Mozilla as part of their teach the web and web literacy programme. One of her posts is a good illustration of the kinds of activities drawing on home interests to explore authentic web technologies, and some of the digital literacy elements needed to be an effective citizen of the web. https://michellethorne.cc/2015/03/clubs-web-literacy-basics-curriculum/</text:p>
      <text:p text:style-name="Text_20_body">The tools created by Mozilla to investigate and to remix HTML pages scaffolded the experiences of new learners and paralleled my own early experiences of self-expression through hacking a new technology.</text:p>
      <text:p text:style-name="Text_20_body">Like Michelle, my path had shifted towards a younger audience.</text:p>
      <text:p text:style-name="Text_20_body">As part of my PGCE studies I developed some teaching materials for the Mozilla Foundation as part of the Teach the Web programme. I write a course called Quacking Javascript. My report on the underlying pedagogical approach outlines the following possibilities; playful approach, use of online games, use of popular culture references to increase engagement <text:reference-mark-start text:name="ZOTERO_ITEM CSL_CITATION {&quot;schema&quot;:&quot;https://github.com/citation-style-language/schema/raw/master/csl-citation.json&quot;,&quot;citationItems&quot;:[{&quot;prefix&quot;:&quot;&quot;,&quot;suffix&quot;:&quot;&quot;,&quot;uri&quot;:[&quot;http://zotero.org/users/1913249/items/UIIVWFPB&quot;],&quot;uris&quot;:[&quot;http://zotero.org/users/1913249/items/UIIVWFPB&quot;],&quot;itemData&quot;:{&quot;citation-key&quot;:&quot;chesterman_webmaking_2015&quot;,&quot;URL&quot;:&quot;http://digitalducks.org/blog/project-report-webmaking/&quot;,&quot;title&quot;:&quot;Webmaking using Javascript to promote student engagement and constructivist learning approaches at KS3&quot;,&quot;accessed&quot;:{&quot;date-parts&quot;:[[&quot;2016&quot;,3,19]]},&quot;type&quot;:&quot;webpage&quot;,&quot;issued&quot;:{&quot;date-parts&quot;:[[&quot;2015&quot;]]},&quot;author&quot;:[{&quot;family&quot;:&quot;Chesterman&quot;,&quot;given&quot;:&quot;Mick&quot;}],&quot;id&quot;:&quot;chesterman_webmaking_2015&quot;},&quot;id&quot;:1019}],&quot;properties&quot;:{&quot;noteIndex&quot;:0,&quot;formattedCitation&quot;:&quot;[@chesterman_webmaking_2015]&quot;},&quot;citationID&quot;:&quot;qxcpbkml&quot;} RNDhgxoealvtj"/>&lt;Do Zotero Refresh: [@chesterman_webmaking_2015]&gt;<text:reference-mark-end text:name="ZOTERO_ITEM CSL_CITATION {&quot;schema&quot;:&quot;https://github.com/citation-style-language/schema/raw/master/csl-citation.json&quot;,&quot;citationItems&quot;:[{&quot;prefix&quot;:&quot;&quot;,&quot;suffix&quot;:&quot;&quot;,&quot;uri&quot;:[&quot;http://zotero.org/users/1913249/items/UIIVWFPB&quot;],&quot;uris&quot;:[&quot;http://zotero.org/users/1913249/items/UIIVWFPB&quot;],&quot;itemData&quot;:{&quot;citation-key&quot;:&quot;chesterman_webmaking_2015&quot;,&quot;URL&quot;:&quot;http://digitalducks.org/blog/project-report-webmaking/&quot;,&quot;title&quot;:&quot;Webmaking using Javascript to promote student engagement and constructivist learning approaches at KS3&quot;,&quot;accessed&quot;:{&quot;date-parts&quot;:[[&quot;2016&quot;,3,19]]},&quot;type&quot;:&quot;webpage&quot;,&quot;issued&quot;:{&quot;date-parts&quot;:[[&quot;2015&quot;]]},&quot;author&quot;:[{&quot;family&quot;:&quot;Chesterman&quot;,&quot;given&quot;:&quot;Mick&quot;}],&quot;id&quot;:&quot;chesterman_webmaking_2015&quot;},&quot;id&quot;:1019}],&quot;properties&quot;:{&quot;noteIndex&quot;:0,&quot;formattedCitation&quot;:&quot;[@chesterman_webmaking_2015]&quot;},&quot;citationID&quot;:&quot;qxcpbkml&quot;} RNDhgxoealvtj"/>.</text:p>
      <text:p text:style-name="Text_20_body">My work on teach the web for Mozilla was motivated in part in the extensibility of this choice of language which can be compared to block based environments or game specific making tools like game-star mechanics and Scratch.</text:p>
      <text:p text:style-name="Text_20_body"/>
      <text:h text:style-name="Heading_20_3" text:outline-level="3"><text:bookmark-start text:name="authentic-web-technology-code-playgrounds"/>Authentic web technology &amp; Code playgrounds<text:bookmark-end text:name="authentic-web-technology-code-playgrounds"/></text:h>
      <text:p text:style-name="First_20_paragraph">Later in this thesis I problematise the use of the work authentic in learning <text:reference-mark-start text:name="ZOTERO_ITEM CSL_CITATION {&quot;schema&quot;:&quot;https://github.com/citation-style-language/schema/raw/master/csl-citation.json&quot;,&quot;citationItems&quot;:[{&quot;prefix&quot;:&quot;&quot;,&quot;suffix&quot;:&quot;&quot;,&quot;uri&quot;:[&quot;http://zotero.org/users/1913249/items/NN25MFNI&quot;],&quot;uris&quot;:[&quot;http://zotero.org/users/1913249/items/NN25MFNI&quot;],&quot;itemData&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title-short&quot;:&quot;None But Ourselves Can Free Our Minds&quot;,&quot;author&quot;:[{&quot;family&quot;:&quot;Lee&quot;,&quot;given&quot;:&quot;Clifford H.&quot;},{&quot;family&quot;:&quot;Soep&quot;,&quot;given&quot;:&quot;Elisabeth&quot;}],&quot;citation-key&quot;:&quot;lee_none_2016&quot;,&quot;issue&quot;:&quot;4&quot;,&quot;type&quot;:&quot;article-journal&quot;,&quot;accessed&quot;:{&quot;date-parts&quot;:[[&quot;2023&quot;,10,2]]},&quot;publisher&quot;:&quot;Routledge&quot;,&quot;volume&quot;:&quot;49&quot;,&quot;id&quot;:&quot;lee_none_2016&quot;,&quot;ISSN&quot;:&quot;1066-5684&quot;,&quot;URL&quot;:&quot;https://doi.org/10.1080/10665684.2016.1227157&quot;,&quot;container-title&quot;:&quot;Equity &amp; Excellence in Education&quot;,&quot;page&quot;:&quot;480-492&quot;,&quot;title&quot;:&quot;None But Ourselves Can Free Our Minds: Critical Computational Literacy as a Pedagogy of Resistance&quot;,&quot;source&quot;:&quot;Taylor and Francis+NEJM&quot;,&quot;DOI&quot;:&quot;10.1080/10665684.2016.1227157&quot;,&quot;issued&quot;:{&quot;date-parts&quot;:[[&quot;2016&quot;,10,1]]}},&quot;id&quot;:8970}],&quot;properties&quot;:{&quot;noteIndex&quot;:0,&quot;formattedCitation&quot;:&quot;[@lee_none_2016]&quot;},&quot;citationID&quot;:&quot;zanfrsix&quot;} RNDqibtusrxit"/>&lt;Do Zotero Refresh: [@lee_none_2016]&gt;<text:reference-mark-end text:name="ZOTERO_ITEM CSL_CITATION {&quot;schema&quot;:&quot;https://github.com/citation-style-language/schema/raw/master/csl-citation.json&quot;,&quot;citationItems&quot;:[{&quot;prefix&quot;:&quot;&quot;,&quot;suffix&quot;:&quot;&quot;,&quot;uri&quot;:[&quot;http://zotero.org/users/1913249/items/NN25MFNI&quot;],&quot;uris&quot;:[&quot;http://zotero.org/users/1913249/items/NN25MFNI&quot;],&quot;itemData&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title-short&quot;:&quot;None But Ourselves Can Free Our Minds&quot;,&quot;author&quot;:[{&quot;family&quot;:&quot;Lee&quot;,&quot;given&quot;:&quot;Clifford H.&quot;},{&quot;family&quot;:&quot;Soep&quot;,&quot;given&quot;:&quot;Elisabeth&quot;}],&quot;citation-key&quot;:&quot;lee_none_2016&quot;,&quot;issue&quot;:&quot;4&quot;,&quot;type&quot;:&quot;article-journal&quot;,&quot;accessed&quot;:{&quot;date-parts&quot;:[[&quot;2023&quot;,10,2]]},&quot;publisher&quot;:&quot;Routledge&quot;,&quot;volume&quot;:&quot;49&quot;,&quot;id&quot;:&quot;lee_none_2016&quot;,&quot;ISSN&quot;:&quot;1066-5684&quot;,&quot;URL&quot;:&quot;https://doi.org/10.1080/10665684.2016.1227157&quot;,&quot;container-title&quot;:&quot;Equity &amp; Excellence in Education&quot;,&quot;page&quot;:&quot;480-492&quot;,&quot;title&quot;:&quot;None But Ourselves Can Free Our Minds: Critical Computational Literacy as a Pedagogy of Resistance&quot;,&quot;source&quot;:&quot;Taylor and Francis+NEJM&quot;,&quot;DOI&quot;:&quot;10.1080/10665684.2016.1227157&quot;,&quot;issued&quot;:{&quot;date-parts&quot;:[[&quot;2016&quot;,10,1]]}},&quot;id&quot;:8970}],&quot;properties&quot;:{&quot;noteIndex&quot;:0,&quot;formattedCitation&quot;:&quot;[@lee_none_2016]&quot;},&quot;citationID&quot;:&quot;zanfrsix&quot;} RNDqibtusrxit"/>.</text:p>
      <text:p text:style-name="Text_20_body">In the early selection of tools the use of a framework based on javascript and web technology is driven by authenticity. Th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text:reference-mark-start text:name="ZOTERO_ITEM CSL_CITATION {&quot;schema&quot;:&quot;https://github.com/citation-style-language/schema/raw/master/csl-citation.json&quot;,&quot;citationItems&quot;:[{&quot;prefix&quot;:&quot;&quot;,&quot;suffix&quot;:&quot;&quot;,&quot;uri&quot;:[&quot;http://zotero.org/users/1913249/items/WKM9K5XV&quot;],&quot;uris&quot;:[&quot;http://zotero.org/users/1913249/items/WKM9K5XV&quot;],&quot;itemData&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ontainer-title&quot;:&quot;Journal of Interactive Learning Research&quot;,&quot;id&quot;:&quot;shaffer_thick_1999&quot;,&quot;citation-key&quot;:&quot;shaffer_thick_1999&quot;,&quot;author&quot;:[{&quot;family&quot;:&quot;Shaffer&quot;,&quot;given&quot;:&quot;David&quot;},{&quot;family&quot;:&quot;Resnick&quot;,&quot;given&quot;:&quot;Mitchel&quot;}],&quot;title&quot;:&quot;\&quot;Thick\&quot; Authenticity: New Media and Authentic Learning&quot;,&quot;title-short&quot;:&quot;\&quot;Thick\&quot; Authenticity&quot;,&quot;type&quot;:&quot;article-journal&quot;,&quot;source&quot;:&quot;ResearchGate&quot;,&quot;volume&quot;:&quot;10&quot;,&quot;issued&quot;:{&quot;date-parts&quot;:[[&quot;1999&quot;,1,1]]}},&quot;id&quot;:1678},{&quot;prefix&quot;:&quot;&quot;,&quot;suffix&quot;:&quot;&quot;,&quot;uri&quot;:[&quot;http://zotero.org/users/1913249/items/UXPTJGX7&quot;],&quot;uris&quot;:[&quot;http://zotero.org/users/1913249/items/UXPTJGX7&quot;],&quot;itemData&quot;:{&quot;license&quot;:&quot;Copyright (c) 2020 Melissa Warr, Richard E. West&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title-short&quot;:&quot;Bridging Academic Disciplines with Interdisciplinary Project-based Learning&quot;,&quot;author&quot;:[{&quot;family&quot;:&quot;Warr&quot;,&quot;given&quot;:&quot;Melissa&quot;},{&quot;family&quot;:&quot;West&quot;,&quot;given&quot;:&quot;Richard E.&quot;}],&quot;citation-key&quot;:&quot;warr_bridging_2020&quot;,&quot;issue&quot;:&quot;1&quot;,&quot;type&quot;:&quot;article-journal&quot;,&quot;accessed&quot;:{&quot;date-parts&quot;:[[&quot;2023&quot;,12,19]]},&quot;volume&quot;:&quot;14&quot;,&quot;URL&quot;:&quot;https://scholarworks.iu.edu/journals/index.php/ijpbl/article/view/28590&quot;,&quot;id&quot;:&quot;warr_bridging_2020&quot;,&quot;language&quot;:&quot;en&quot;,&quot;container-title&quot;:&quot;Interdisciplinary Journal of Problem-Based Learning&quot;,&quot;title&quot;:&quot;Bridging Academic Disciplines with Interdisciplinary Project-based Learning: Challenges and Opportunities&quot;,&quot;number&quot;:&quot;1&quot;,&quot;ISSN&quot;:&quot;1541-5015&quot;,&quot;source&quot;:&quot;scholarworks.iu.edu&quot;,&quot;DOI&quot;:&quot;10.14434/ijpbl.v14i1.28590&quot;,&quot;issued&quot;:{&quot;date-parts&quot;:[[&quot;2020&quot;,5,29]]}},&quot;id&quot;:9124}],&quot;properties&quot;:{&quot;noteIndex&quot;:0,&quot;formattedCitation&quot;:&quot;[@shaffer_thick_1999; @warr_bridging_2020]&quot;},&quot;citationID&quot;:&quot;hvepbceg&quot;} RNDdpbxybymgp"/>&lt;Do Zotero Refresh: [@shaffer_thick_1999; @warr_bridging_2020]&gt;<text:reference-mark-end text:name="ZOTERO_ITEM CSL_CITATION {&quot;schema&quot;:&quot;https://github.com/citation-style-language/schema/raw/master/csl-citation.json&quot;,&quot;citationItems&quot;:[{&quot;prefix&quot;:&quot;&quot;,&quot;suffix&quot;:&quot;&quot;,&quot;uri&quot;:[&quot;http://zotero.org/users/1913249/items/WKM9K5XV&quot;],&quot;uris&quot;:[&quot;http://zotero.org/users/1913249/items/WKM9K5XV&quot;],&quot;itemData&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ontainer-title&quot;:&quot;Journal of Interactive Learning Research&quot;,&quot;id&quot;:&quot;shaffer_thick_1999&quot;,&quot;citation-key&quot;:&quot;shaffer_thick_1999&quot;,&quot;author&quot;:[{&quot;family&quot;:&quot;Shaffer&quot;,&quot;given&quot;:&quot;David&quot;},{&quot;family&quot;:&quot;Resnick&quot;,&quot;given&quot;:&quot;Mitchel&quot;}],&quot;title&quot;:&quot;\&quot;Thick\&quot; Authenticity: New Media and Authentic Learning&quot;,&quot;title-short&quot;:&quot;\&quot;Thick\&quot; Authenticity&quot;,&quot;type&quot;:&quot;article-journal&quot;,&quot;source&quot;:&quot;ResearchGate&quot;,&quot;volume&quot;:&quot;10&quot;,&quot;issued&quot;:{&quot;date-parts&quot;:[[&quot;1999&quot;,1,1]]}},&quot;id&quot;:1678},{&quot;prefix&quot;:&quot;&quot;,&quot;suffix&quot;:&quot;&quot;,&quot;uri&quot;:[&quot;http://zotero.org/users/1913249/items/UXPTJGX7&quot;],&quot;uris&quot;:[&quot;http://zotero.org/users/1913249/items/UXPTJGX7&quot;],&quot;itemData&quot;:{&quot;license&quot;:&quot;Copyright (c) 2020 Melissa Warr, Richard E. West&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title-short&quot;:&quot;Bridging Academic Disciplines with Interdisciplinary Project-based Learning&quot;,&quot;author&quot;:[{&quot;family&quot;:&quot;Warr&quot;,&quot;given&quot;:&quot;Melissa&quot;},{&quot;family&quot;:&quot;West&quot;,&quot;given&quot;:&quot;Richard E.&quot;}],&quot;citation-key&quot;:&quot;warr_bridging_2020&quot;,&quot;issue&quot;:&quot;1&quot;,&quot;type&quot;:&quot;article-journal&quot;,&quot;accessed&quot;:{&quot;date-parts&quot;:[[&quot;2023&quot;,12,19]]},&quot;volume&quot;:&quot;14&quot;,&quot;URL&quot;:&quot;https://scholarworks.iu.edu/journals/index.php/ijpbl/article/view/28590&quot;,&quot;id&quot;:&quot;warr_bridging_2020&quot;,&quot;language&quot;:&quot;en&quot;,&quot;container-title&quot;:&quot;Interdisciplinary Journal of Problem-Based Learning&quot;,&quot;title&quot;:&quot;Bridging Academic Disciplines with Interdisciplinary Project-based Learning: Challenges and Opportunities&quot;,&quot;number&quot;:&quot;1&quot;,&quot;ISSN&quot;:&quot;1541-5015&quot;,&quot;source&quot;:&quot;scholarworks.iu.edu&quot;,&quot;DOI&quot;:&quot;10.14434/ijpbl.v14i1.28590&quot;,&quot;issued&quot;:{&quot;date-parts&quot;:[[&quot;2020&quot;,5,29]]}},&quot;id&quot;:9124}],&quot;properties&quot;:{&quot;noteIndex&quot;:0,&quot;formattedCitation&quot;:&quot;[@shaffer_thick_1999; @warr_bridging_2020]&quot;},&quot;citationID&quot;:&quot;hvepbceg&quot;} RNDdpbxybymgp"/>. While my choice of open source digital tools allowed for a high level of aligning with professional practices, it was also potentially complex in terms of use of tools. In part my motivation for choice of code language (Javascript, Phaser) was driven by desire to align with common workplace practices and to be potentially extensible for future student-led web projects.</text:p>
      <text:h text:style-name="Heading_20_4" text:outline-level="4"><text:bookmark-start text:name="code-playgrounds---too-specific-move-or-summarise-and-merge-up"/>Code playgrounds - TOO SPECIFIC? MOVE OR SUMMARISE AND MERGE UP<text:bookmark-end text:name="code-playgrounds---too-specific-move-or-summarise-and-merge-up"/></text:h>
      <text:p text:style-name="First_20_paragraph">Glitch is a code playground which while used for learning and which was chosen by Mozilla as a replacement tool for the education focused Thimble, is also used by professionals. In the early selection of tools the use of a framework based on javascript and web technology is driven by authenticity and thus an ability . My work on teach the web for Mozilla was motivated in part in the extensibility of this choice of language which can be compared to block based environments or game specific making tools like game-star mechanics.</text:p>
      <text:p text:style-name="Text_20_body">MOVE TO LR. The process of running web code can be complicated by setting up a server environment locally to test and then finding a live webserver and the complexity of transferring files to the server via FTP/SSH processes. . Code playground allow users to circumvent such problems. While originally designed more for problem solving, a service more recent code playgrounds provide is to act as a more permanent host for web projects.</text:p>
      <text:p text:style-name="Text_20_body">In their brand style and selected picks of projects, many code playgrounds celebrate and encourage a playful spirit of creativity and sharing.</text:p>
      <text:h text:style-name="Heading_20_2" text:outline-level="2"><text:bookmark-start text:name="review-of-relevant-barriers-to-participating-in-coding-practices-emerging-in-the-literature"/>Review of relevant barriers to participating in coding practices emerging in the literature<text:bookmark-end text:name="review-of-relevant-barriers-to-participating-in-coding-practices-emerging-in-the-literature"/></text:h>
      <text:p text:style-name="First_20_paragraph">This section draws on concepts of the introductory section to review existing research on digital making to identify barriers to participation in digital making and in particular coding practices.</text:p>
      <text:p text:style-name="Text_20_body">Here, the term barrier is used in a general way. In the next chapter it will be examined with greater criticality.</text:p>
      <text:h text:style-name="Heading_20_2" text:outline-level="2"><text:bookmark-start text:name="barriers"/>Barriers<text:bookmark-end text:name="barriers"/></text:h>
      <text:h text:style-name="Heading_20_3" text:outline-level="3"><text:bookmark-start text:name="technical-barriers---difficulties-in-learning-to-program"/>Technical Barriers - Difficulties in learning to program<text:bookmark-end text:name="technical-barriers---difficulties-in-learning-to-program"/></text:h>
      <text:p text:style-name="First_20_paragraph">Summary here <text:reference-mark-start text:name="ZOTERO_ITEM CSL_CITATION {&quot;schema&quot;:&quot;https://github.com/citation-style-language/schema/raw/master/csl-citation.json&quot;,&quot;citationItems&quot;:[{&quot;prefix&quot;:&quot;&quot;,&quot;suffix&quot;:&quot;&quot;,&quot;uri&quot;:[&quot;http://zotero.org/users/1913249/items/JRKNFC9F&quot;],&quot;uris&quot;:[&quot;http://zotero.org/users/1913249/items/JRKNFC9F&quot;],&quot;itemData&quot;:{&quot;citation-key&quot;:&quot;gomes2007learning&quot;,&quot;author&quot;:[{&quot;family&quot;:&quot;Gomes&quot;,&quot;given&quot;:&quot;Anabela&quot;},{&quot;family&quot;:&quot;Mendes&quot;,&quot;given&quot;:&quot;António José&quot;}],&quot;title&quot;:&quot;Learning to program-difficulties and solutions&quot;,&quot;container-title&quot;:&quot;International conference on engineering Education–ICEE&quot;,&quot;type&quot;:&quot;paper-conference&quot;,&quot;issued&quot;:{&quot;date-parts&quot;:[[&quot;2007&quot;]]},&quot;volume&quot;:&quot;7&quot;,&quot;id&quot;:&quot;gomes2007learning&quot;},&quot;id&quot;:9092}],&quot;properties&quot;:{&quot;noteIndex&quot;:0,&quot;formattedCitation&quot;:&quot;[@gomes2007learning]&quot;},&quot;citationID&quot;:&quot;epmvynps&quot;} RNDfgqnayjfnk"/>&lt;Do Zotero Refresh: [@gomes2007learning]&gt;<text:reference-mark-end text:name="ZOTERO_ITEM CSL_CITATION {&quot;schema&quot;:&quot;https://github.com/citation-style-language/schema/raw/master/csl-citation.json&quot;,&quot;citationItems&quot;:[{&quot;prefix&quot;:&quot;&quot;,&quot;suffix&quot;:&quot;&quot;,&quot;uri&quot;:[&quot;http://zotero.org/users/1913249/items/JRKNFC9F&quot;],&quot;uris&quot;:[&quot;http://zotero.org/users/1913249/items/JRKNFC9F&quot;],&quot;itemData&quot;:{&quot;citation-key&quot;:&quot;gomes2007learning&quot;,&quot;author&quot;:[{&quot;family&quot;:&quot;Gomes&quot;,&quot;given&quot;:&quot;Anabela&quot;},{&quot;family&quot;:&quot;Mendes&quot;,&quot;given&quot;:&quot;António José&quot;}],&quot;title&quot;:&quot;Learning to program-difficulties and solutions&quot;,&quot;container-title&quot;:&quot;International conference on engineering Education–ICEE&quot;,&quot;type&quot;:&quot;paper-conference&quot;,&quot;issued&quot;:{&quot;date-parts&quot;:[[&quot;2007&quot;]]},&quot;volume&quot;:&quot;7&quot;,&quot;id&quot;:&quot;gomes2007learning&quot;},&quot;id&quot;:9092}],&quot;properties&quot;:{&quot;noteIndex&quot;:0,&quot;formattedCitation&quot;:&quot;[@gomes2007learning]&quot;},&quot;citationID&quot;:&quot;epmvynps&quot;} RNDfgqnayjfnk"/> <text:reference-mark-start text:name="ZOTERO_ITEM CSL_CITATION {&quot;schema&quot;:&quot;https://github.com/citation-style-language/schema/raw/master/csl-citation.json&quot;,&quot;citationItems&quot;:[{&quot;prefix&quot;:&quot;&quot;,&quot;suffix&quot;:&quot;&quot;,&quot;uri&quot;:[&quot;http://zotero.org/users/1913249/items/C7CNB5XA&quot;],&quot;uris&quot;:[&quot;http://zotero.org/users/1913249/items/C7CNB5XA&quot;],&quot;itemData&quot;:{&quot;license&quot;:&quot;http://creativecommons.org/licenses/by/3.0/&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uthor&quot;:[{&quot;family&quot;:&quot;João&quot;,&quot;given&quot;:&quot;Piedade&quot;},{&quot;family&quot;:&quot;Nuno&quot;,&quot;given&quot;:&quot;Dorotea&quot;},{&quot;family&quot;:&quot;Fábio&quot;,&quot;given&quot;:&quot;Sampaio Ferrentini&quot;},{&quot;family&quot;:&quot;Ana&quot;,&quot;given&quot;:&quot;Pedro&quot;}],&quot;citation-key&quot;:&quot;joao_cross-analysis_2019&quot;,&quot;issue&quot;:&quot;3&quot;,&quot;type&quot;:&quot;article-journal&quot;,&quot;volume&quot;:&quot;9&quot;,&quot;container-title&quot;:&quot;Education Sciences&quot;,&quot;URL&quot;:&quot;https://www.mdpi.com/2227-7102/9/3/181&quot;,&quot;publisher&quot;:&quot;Multidisciplinary Digital Publishing Institute&quot;,&quot;title&quot;:&quot;A Cross-analysis of Block-based and Visual Programming Apps with Computer Science Student-Teachers&quot;,&quot;id&quot;:&quot;joao_cross-analysis_2019&quot;,&quot;language&quot;:&quot;en&quot;,&quot;accessed&quot;:{&quot;date-parts&quot;:[[&quot;2023&quot;,12,3]]},&quot;number&quot;:&quot;3&quot;,&quot;page&quot;:&quot;181&quot;,&quot;ISSN&quot;:&quot;2227-7102&quot;,&quot;source&quot;:&quot;www.mdpi.com&quot;,&quot;DOI&quot;:&quot;10.3390/educsci9030181&quot;,&quot;issued&quot;:{&quot;date-parts&quot;:[[&quot;2019&quot;,9]]}},&quot;id&quot;:9093}],&quot;properties&quot;:{&quot;noteIndex&quot;:0,&quot;formattedCitation&quot;:&quot;[@joao_cross-analysis_2019]&quot;},&quot;citationID&quot;:&quot;hrqlgsif&quot;} RNDtgravwpirn"/>&lt;Do Zotero Refresh: [@joao_cross-analysis_2019]&gt;<text:reference-mark-end text:name="ZOTERO_ITEM CSL_CITATION {&quot;schema&quot;:&quot;https://github.com/citation-style-language/schema/raw/master/csl-citation.json&quot;,&quot;citationItems&quot;:[{&quot;prefix&quot;:&quot;&quot;,&quot;suffix&quot;:&quot;&quot;,&quot;uri&quot;:[&quot;http://zotero.org/users/1913249/items/C7CNB5XA&quot;],&quot;uris&quot;:[&quot;http://zotero.org/users/1913249/items/C7CNB5XA&quot;],&quot;itemData&quot;:{&quot;license&quot;:&quot;http://creativecommons.org/licenses/by/3.0/&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uthor&quot;:[{&quot;family&quot;:&quot;João&quot;,&quot;given&quot;:&quot;Piedade&quot;},{&quot;family&quot;:&quot;Nuno&quot;,&quot;given&quot;:&quot;Dorotea&quot;},{&quot;family&quot;:&quot;Fábio&quot;,&quot;given&quot;:&quot;Sampaio Ferrentini&quot;},{&quot;family&quot;:&quot;Ana&quot;,&quot;given&quot;:&quot;Pedro&quot;}],&quot;citation-key&quot;:&quot;joao_cross-analysis_2019&quot;,&quot;issue&quot;:&quot;3&quot;,&quot;type&quot;:&quot;article-journal&quot;,&quot;volume&quot;:&quot;9&quot;,&quot;container-title&quot;:&quot;Education Sciences&quot;,&quot;URL&quot;:&quot;https://www.mdpi.com/2227-7102/9/3/181&quot;,&quot;publisher&quot;:&quot;Multidisciplinary Digital Publishing Institute&quot;,&quot;title&quot;:&quot;A Cross-analysis of Block-based and Visual Programming Apps with Computer Science Student-Teachers&quot;,&quot;id&quot;:&quot;joao_cross-analysis_2019&quot;,&quot;language&quot;:&quot;en&quot;,&quot;accessed&quot;:{&quot;date-parts&quot;:[[&quot;2023&quot;,12,3]]},&quot;number&quot;:&quot;3&quot;,&quot;page&quot;:&quot;181&quot;,&quot;ISSN&quot;:&quot;2227-7102&quot;,&quot;source&quot;:&quot;www.mdpi.com&quot;,&quot;DOI&quot;:&quot;10.3390/educsci9030181&quot;,&quot;issued&quot;:{&quot;date-parts&quot;:[[&quot;2019&quot;,9]]}},&quot;id&quot;:9093}],&quot;properties&quot;:{&quot;noteIndex&quot;:0,&quot;formattedCitation&quot;:&quot;[@joao_cross-analysis_2019]&quot;},&quot;citationID&quot;:&quot;hrqlgsif&quot;} RNDtgravwpirn"/>. and here</text:p>
      <text:p text:style-name="P22">&lt;!-- Through a literature review on this topic, we aim to organize and <text:s text:c="2"/>systematize the main difficulties into four dimensions of analysis: (i) subject and complexity of languages; (ii) technologies and applications; (iii) teachers and teaching methodologies; and (iv) pupils’ skills[@joao_cross-analysis_2019] --&gt;</text:p>
      <text:p text:style-name="First_20_paragraph">In particular, the dilemma between more authentic languages and block based approaches <text:reference-mark-start text:name="ZOTERO_ITEM CSL_CITATION {&quot;schema&quot;:&quot;https://github.com/citation-style-language/schema/raw/master/csl-citation.json&quot;,&quot;citationItems&quot;:[{&quot;prefix&quot;:&quot;&quot;,&quot;suffix&quot;:&quot;&quot;,&quot;uri&quot;:[&quot;http://zotero.org/users/1913249/items/C7CNB5XA&quot;],&quot;uris&quot;:[&quot;http://zotero.org/users/1913249/items/C7CNB5XA&quot;],&quot;itemData&quot;:{&quot;license&quot;:&quot;http://creativecommons.org/licenses/by/3.0/&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uthor&quot;:[{&quot;family&quot;:&quot;João&quot;,&quot;given&quot;:&quot;Piedade&quot;},{&quot;family&quot;:&quot;Nuno&quot;,&quot;given&quot;:&quot;Dorotea&quot;},{&quot;family&quot;:&quot;Fábio&quot;,&quot;given&quot;:&quot;Sampaio Ferrentini&quot;},{&quot;family&quot;:&quot;Ana&quot;,&quot;given&quot;:&quot;Pedro&quot;}],&quot;citation-key&quot;:&quot;joao_cross-analysis_2019&quot;,&quot;issue&quot;:&quot;3&quot;,&quot;type&quot;:&quot;article-journal&quot;,&quot;volume&quot;:&quot;9&quot;,&quot;container-title&quot;:&quot;Education Sciences&quot;,&quot;URL&quot;:&quot;https://www.mdpi.com/2227-7102/9/3/181&quot;,&quot;publisher&quot;:&quot;Multidisciplinary Digital Publishing Institute&quot;,&quot;title&quot;:&quot;A Cross-analysis of Block-based and Visual Programming Apps with Computer Science Student-Teachers&quot;,&quot;id&quot;:&quot;joao_cross-analysis_2019&quot;,&quot;language&quot;:&quot;en&quot;,&quot;accessed&quot;:{&quot;date-parts&quot;:[[&quot;2023&quot;,12,3]]},&quot;number&quot;:&quot;3&quot;,&quot;page&quot;:&quot;181&quot;,&quot;ISSN&quot;:&quot;2227-7102&quot;,&quot;source&quot;:&quot;www.mdpi.com&quot;,&quot;DOI&quot;:&quot;10.3390/educsci9030181&quot;,&quot;issued&quot;:{&quot;date-parts&quot;:[[&quot;2019&quot;,9]]}},&quot;id&quot;:9093}],&quot;properties&quot;:{&quot;noteIndex&quot;:0,&quot;formattedCitation&quot;:&quot;[@joao_cross-analysis_2019]&quot;},&quot;citationID&quot;:&quot;wggbnxpn&quot;} RNDvytijbaamh"/>&lt;Do Zotero Refresh: [@joao_cross-analysis_2019]&gt;<text:reference-mark-end text:name="ZOTERO_ITEM CSL_CITATION {&quot;schema&quot;:&quot;https://github.com/citation-style-language/schema/raw/master/csl-citation.json&quot;,&quot;citationItems&quot;:[{&quot;prefix&quot;:&quot;&quot;,&quot;suffix&quot;:&quot;&quot;,&quot;uri&quot;:[&quot;http://zotero.org/users/1913249/items/C7CNB5XA&quot;],&quot;uris&quot;:[&quot;http://zotero.org/users/1913249/items/C7CNB5XA&quot;],&quot;itemData&quot;:{&quot;license&quot;:&quot;http://creativecommons.org/licenses/by/3.0/&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uthor&quot;:[{&quot;family&quot;:&quot;João&quot;,&quot;given&quot;:&quot;Piedade&quot;},{&quot;family&quot;:&quot;Nuno&quot;,&quot;given&quot;:&quot;Dorotea&quot;},{&quot;family&quot;:&quot;Fábio&quot;,&quot;given&quot;:&quot;Sampaio Ferrentini&quot;},{&quot;family&quot;:&quot;Ana&quot;,&quot;given&quot;:&quot;Pedro&quot;}],&quot;citation-key&quot;:&quot;joao_cross-analysis_2019&quot;,&quot;issue&quot;:&quot;3&quot;,&quot;type&quot;:&quot;article-journal&quot;,&quot;volume&quot;:&quot;9&quot;,&quot;container-title&quot;:&quot;Education Sciences&quot;,&quot;URL&quot;:&quot;https://www.mdpi.com/2227-7102/9/3/181&quot;,&quot;publisher&quot;:&quot;Multidisciplinary Digital Publishing Institute&quot;,&quot;title&quot;:&quot;A Cross-analysis of Block-based and Visual Programming Apps with Computer Science Student-Teachers&quot;,&quot;id&quot;:&quot;joao_cross-analysis_2019&quot;,&quot;language&quot;:&quot;en&quot;,&quot;accessed&quot;:{&quot;date-parts&quot;:[[&quot;2023&quot;,12,3]]},&quot;number&quot;:&quot;3&quot;,&quot;page&quot;:&quot;181&quot;,&quot;ISSN&quot;:&quot;2227-7102&quot;,&quot;source&quot;:&quot;www.mdpi.com&quot;,&quot;DOI&quot;:&quot;10.3390/educsci9030181&quot;,&quot;issued&quot;:{&quot;date-parts&quot;:[[&quot;2019&quot;,9]]}},&quot;id&quot;:9093}],&quot;properties&quot;:{&quot;noteIndex&quot;:0,&quot;formattedCitation&quot;:&quot;[@joao_cross-analysis_2019]&quot;},&quot;citationID&quot;:&quot;wggbnxpn&quot;} RNDvytijbaamh"/>.</text:p>
      <text:p text:style-name="Text_20_body">More literature which examines the complexity of language and development environments should be found here.</text:p>
      <text:p text:style-name="Text_20_body">Complexity of syntax and problem of leading with syntax <text:reference-mark-start text:name="ZOTERO_ITEM CSL_CITATION {&quot;schema&quot;:&quot;https://github.com/citation-style-language/schema/raw/master/csl-citation.json&quot;,&quot;citationItems&quot;:[{&quot;prefix&quot;:&quot;&quot;,&quot;suffix&quot;:&quot;&quot;,&quot;uri&quot;:[&quot;http://zotero.org/users/1913249/items/JRKNFC9F&quot;],&quot;uris&quot;:[&quot;http://zotero.org/users/1913249/items/JRKNFC9F&quot;],&quot;itemData&quot;:{&quot;citation-key&quot;:&quot;gomes2007learning&quot;,&quot;author&quot;:[{&quot;family&quot;:&quot;Gomes&quot;,&quot;given&quot;:&quot;Anabela&quot;},{&quot;family&quot;:&quot;Mendes&quot;,&quot;given&quot;:&quot;António José&quot;}],&quot;title&quot;:&quot;Learning to program-difficulties and solutions&quot;,&quot;container-title&quot;:&quot;International conference on engineering Education–ICEE&quot;,&quot;type&quot;:&quot;paper-conference&quot;,&quot;issued&quot;:{&quot;date-parts&quot;:[[&quot;2007&quot;]]},&quot;volume&quot;:&quot;7&quot;,&quot;id&quot;:&quot;gomes2007learning&quot;},&quot;id&quot;:9092}],&quot;properties&quot;:{&quot;noteIndex&quot;:0,&quot;formattedCitation&quot;:&quot;[@gomes2007learning]&quot;},&quot;citationID&quot;:&quot;svnmcemy&quot;} RNDbcgspczwem"/>&lt;Do Zotero Refresh: [@gomes2007learning]&gt;<text:reference-mark-end text:name="ZOTERO_ITEM CSL_CITATION {&quot;schema&quot;:&quot;https://github.com/citation-style-language/schema/raw/master/csl-citation.json&quot;,&quot;citationItems&quot;:[{&quot;prefix&quot;:&quot;&quot;,&quot;suffix&quot;:&quot;&quot;,&quot;uri&quot;:[&quot;http://zotero.org/users/1913249/items/JRKNFC9F&quot;],&quot;uris&quot;:[&quot;http://zotero.org/users/1913249/items/JRKNFC9F&quot;],&quot;itemData&quot;:{&quot;citation-key&quot;:&quot;gomes2007learning&quot;,&quot;author&quot;:[{&quot;family&quot;:&quot;Gomes&quot;,&quot;given&quot;:&quot;Anabela&quot;},{&quot;family&quot;:&quot;Mendes&quot;,&quot;given&quot;:&quot;António José&quot;}],&quot;title&quot;:&quot;Learning to program-difficulties and solutions&quot;,&quot;container-title&quot;:&quot;International conference on engineering Education–ICEE&quot;,&quot;type&quot;:&quot;paper-conference&quot;,&quot;issued&quot;:{&quot;date-parts&quot;:[[&quot;2007&quot;]]},&quot;volume&quot;:&quot;7&quot;,&quot;id&quot;:&quot;gomes2007learning&quot;},&quot;id&quot;:9092}],&quot;properties&quot;:{&quot;noteIndex&quot;:0,&quot;formattedCitation&quot;:&quot;[@gomes2007learning]&quot;},&quot;citationID&quot;:&quot;svnmcemy&quot;} RNDbcgspczwem"/></text:p>
      <text:p text:style-name="Text_20_body">Issues of needing levels of abstraction in learning programming <text:reference-mark-start text:name="ZOTERO_ITEM CSL_CITATION {&quot;schema&quot;:&quot;https://github.com/citation-style-language/schema/raw/master/csl-citation.json&quot;,&quot;citationItems&quot;:[{&quot;prefix&quot;:&quot;&quot;,&quot;suffix&quot;:&quot;&quot;,&quot;uri&quot;:[&quot;http://zotero.org/users/1913249/items/JRKNFC9F&quot;],&quot;uris&quot;:[&quot;http://zotero.org/users/1913249/items/JRKNFC9F&quot;],&quot;itemData&quot;:{&quot;citation-key&quot;:&quot;gomes2007learning&quot;,&quot;author&quot;:[{&quot;family&quot;:&quot;Gomes&quot;,&quot;given&quot;:&quot;Anabela&quot;},{&quot;family&quot;:&quot;Mendes&quot;,&quot;given&quot;:&quot;António José&quot;}],&quot;title&quot;:&quot;Learning to program-difficulties and solutions&quot;,&quot;container-title&quot;:&quot;International conference on engineering Education–ICEE&quot;,&quot;type&quot;:&quot;paper-conference&quot;,&quot;issued&quot;:{&quot;date-parts&quot;:[[&quot;2007&quot;]]},&quot;volume&quot;:&quot;7&quot;,&quot;id&quot;:&quot;gomes2007learning&quot;},&quot;id&quot;:9092}],&quot;properties&quot;:{&quot;noteIndex&quot;:0,&quot;formattedCitation&quot;:&quot;[@gomes2007learning]&quot;},&quot;citationID&quot;:&quot;tuapttxc&quot;} RNDuychgvcthe"/>&lt;Do Zotero Refresh: [@gomes2007learning]&gt;<text:reference-mark-end text:name="ZOTERO_ITEM CSL_CITATION {&quot;schema&quot;:&quot;https://github.com/citation-style-language/schema/raw/master/csl-citation.json&quot;,&quot;citationItems&quot;:[{&quot;prefix&quot;:&quot;&quot;,&quot;suffix&quot;:&quot;&quot;,&quot;uri&quot;:[&quot;http://zotero.org/users/1913249/items/JRKNFC9F&quot;],&quot;uris&quot;:[&quot;http://zotero.org/users/1913249/items/JRKNFC9F&quot;],&quot;itemData&quot;:{&quot;citation-key&quot;:&quot;gomes2007learning&quot;,&quot;author&quot;:[{&quot;family&quot;:&quot;Gomes&quot;,&quot;given&quot;:&quot;Anabela&quot;},{&quot;family&quot;:&quot;Mendes&quot;,&quot;given&quot;:&quot;António José&quot;}],&quot;title&quot;:&quot;Learning to program-difficulties and solutions&quot;,&quot;container-title&quot;:&quot;International conference on engineering Education–ICEE&quot;,&quot;type&quot;:&quot;paper-conference&quot;,&quot;issued&quot;:{&quot;date-parts&quot;:[[&quot;2007&quot;]]},&quot;volume&quot;:&quot;7&quot;,&quot;id&quot;:&quot;gomes2007learning&quot;},&quot;id&quot;:9092}],&quot;properties&quot;:{&quot;noteIndex&quot;:0,&quot;formattedCitation&quot;:&quot;[@gomes2007learning]&quot;},&quot;citationID&quot;:&quot;tuapttxc&quot;} RNDuychgvcthe"/>.</text:p>
      <text:p text:style-name="Text_20_body"><text:span text:style-name="T1">Specialist coding tools and computational kits</text:span></text:p>
      <text:p text:style-name="Text_20_body">There may software and hardware kits aimed at novice coders and in particular younger audience <text:reference-mark-start text:name="ZOTERO_ITEM CSL_CITATION {&quot;schema&quot;:&quot;https://github.com/citation-style-language/schema/raw/master/csl-citation.json&quot;,&quot;citationItems&quot;:[{&quot;prefix&quot;:&quot;&quot;,&quot;suffix&quot;:&quot;&quot;,&quot;uri&quot;:[&quot;http://zotero.org/users/1913249/items/FC7LF8E6&quot;],&quot;uris&quot;:[&quot;http://zotero.org/users/1913249/items/FC7LF8E6&quot;],&quot;itemData&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event-title&quot;:&quot;the 17th ACM Conference&quot;,&quot;author&quot;:[{&quot;family&quot;:&quot;Yu&quot;,&quot;given&quot;:&quot;Junnan&quot;},{&quot;family&quot;:&quot;Roque&quot;,&quot;given&quot;:&quot;Ricarose&quot;}],&quot;citation-key&quot;:&quot;yu_survey_2018&quot;,&quot;type&quot;:&quot;paper-conference&quot;,&quot;event-place&quot;:&quot;Trondheim, Norway&quot;,&quot;container-title&quot;:&quot;Proceedings of the 17th ACM Conference on Interaction Design and Children  - IDC '18&quot;,&quot;URL&quot;:&quot;http://dl.acm.org/citation.cfm?doid=3202185.3202738&quot;,&quot;publisher&quot;:&quot;ACM Press&quot;,&quot;ISBN&quot;:&quot;978-1-4503-5152-2&quot;,&quot;id&quot;:&quot;yu_survey_2018&quot;,&quot;language&quot;:&quot;en&quot;,&quot;title&quot;:&quot;A survey of computational kits for young children&quot;,&quot;accessed&quot;:{&quot;date-parts&quot;:[[&quot;2018&quot;,10,30]]},&quot;page&quot;:&quot;289-299&quot;,&quot;publisher-place&quot;:&quot;Trondheim, Norway&quot;,&quot;source&quot;:&quot;Crossref&quot;,&quot;DOI&quot;:&quot;10.1145/3202185.3202738&quot;,&quot;issued&quot;:{&quot;date-parts&quot;:[[&quot;2018&quot;]]}},&quot;id&quot;:2837}],&quot;properties&quot;:{&quot;noteIndex&quot;:0,&quot;formattedCitation&quot;:&quot;[@yu_survey_2018]&quot;},&quot;citationID&quot;:&quot;ytczvisl&quot;} RNDlripdcjdrc"/>&lt;Do Zotero Refresh: [@yu_survey_2018]&gt;<text:reference-mark-end text:name="ZOTERO_ITEM CSL_CITATION {&quot;schema&quot;:&quot;https://github.com/citation-style-language/schema/raw/master/csl-citation.json&quot;,&quot;citationItems&quot;:[{&quot;prefix&quot;:&quot;&quot;,&quot;suffix&quot;:&quot;&quot;,&quot;uri&quot;:[&quot;http://zotero.org/users/1913249/items/FC7LF8E6&quot;],&quot;uris&quot;:[&quot;http://zotero.org/users/1913249/items/FC7LF8E6&quot;],&quot;itemData&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event-title&quot;:&quot;the 17th ACM Conference&quot;,&quot;author&quot;:[{&quot;family&quot;:&quot;Yu&quot;,&quot;given&quot;:&quot;Junnan&quot;},{&quot;family&quot;:&quot;Roque&quot;,&quot;given&quot;:&quot;Ricarose&quot;}],&quot;citation-key&quot;:&quot;yu_survey_2018&quot;,&quot;type&quot;:&quot;paper-conference&quot;,&quot;event-place&quot;:&quot;Trondheim, Norway&quot;,&quot;container-title&quot;:&quot;Proceedings of the 17th ACM Conference on Interaction Design and Children  - IDC '18&quot;,&quot;URL&quot;:&quot;http://dl.acm.org/citation.cfm?doid=3202185.3202738&quot;,&quot;publisher&quot;:&quot;ACM Press&quot;,&quot;ISBN&quot;:&quot;978-1-4503-5152-2&quot;,&quot;id&quot;:&quot;yu_survey_2018&quot;,&quot;language&quot;:&quot;en&quot;,&quot;title&quot;:&quot;A survey of computational kits for young children&quot;,&quot;accessed&quot;:{&quot;date-parts&quot;:[[&quot;2018&quot;,10,30]]},&quot;page&quot;:&quot;289-299&quot;,&quot;publisher-place&quot;:&quot;Trondheim, Norway&quot;,&quot;source&quot;:&quot;Crossref&quot;,&quot;DOI&quot;:&quot;10.1145/3202185.3202738&quot;,&quot;issued&quot;:{&quot;date-parts&quot;:[[&quot;2018&quot;]]}},&quot;id&quot;:2837}],&quot;properties&quot;:{&quot;noteIndex&quot;:0,&quot;formattedCitation&quot;:&quot;[@yu_survey_2018]&quot;},&quot;citationID&quot;:&quot;ytczvisl&quot;} RNDlripdcjdrc"/>.</text:p>
      <text:p text:style-name="Text_20_body">This section briefly summarises some of the adaptation in particular, that software has undergone to adapt to this audience.</text:p>
      <text:p text:style-name="Text_20_body">Much work has been taken out by MIT family developing Papert’s ideas on constructionism in tool use</text:p>
      <text:list text:style-name="L22">
        <text:list-item>
          <text:p text:style-name="P23">Block coding vs text coding, syntax</text:p>
        </text:list-item>
        <text:list-item>
          <text:p text:style-name="P23">Design principles for game making tools, <text:reference-mark-start text:name="ZOTERO_ITEM CSL_CITATION {&quot;schema&quot;:&quot;https://github.com/citation-style-language/schema/raw/master/csl-citation.json&quot;,&quot;citationItems&quot;:[{&quot;prefix&quot;:&quot;&quot;,&quot;suffix&quot;:&quot;&quot;,&quot;uri&quot;:[&quot;http://zotero.org/users/1913249/items/C9RM6JHC&quot;],&quot;uris&quot;:[&quot;http://zotero.org/users/1913249/items/C9RM6JHC&quot;],&quot;itemData&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title-short&quot;:&quot;Connected Gaming&quot;,&quot;number-of-pages&quot;:&quot;221&quot;,&quot;ISBN&quot;:&quot;978-0-262-03537-8&quot;,&quot;id&quot;:&quot;kafai_connected_2016&quot;,&quot;language&quot;:&quot;en&quot;,&quot;publisher&quot;:&quot;MIT Press&quot;,&quot;title&quot;:&quot;Connected Gaming: What Making Video Games Can Teach Us about Learning and Literacy&quot;,&quot;citation-key&quot;:&quot;kafai_connected_2016&quot;,&quot;type&quot;:&quot;book&quot;,&quot;source&quot;:&quot;Google Books&quot;,&quot;author&quot;:[{&quot;family&quot;:&quot;Kafai&quot;,&quot;given&quot;:&quot;Yasmin B.&quot;},{&quot;family&quot;:&quot;Burke&quot;,&quot;given&quot;:&quot;Quinn&quot;},{&quot;family&quot;:&quot;Steinkuehler&quot;,&quot;given&quot;:&quot;Constance&quot;}],&quot;issued&quot;:{&quot;date-parts&quot;:[[&quot;2016&quot;,12,23]]}},&quot;id&quot;:1409},{&quot;prefix&quot;:&quot;&quot;,&quot;suffix&quot;:&quot;&quot;,&quot;uri&quot;:[&quot;http://zotero.org/users/1913249/items/VWHA2FJX&quot;],&quot;uris&quot;:[&quot;http://zotero.org/users/1913249/items/VWHA2FJX&quot;],&quot;itemData&quot;:{&quot;accessed&quot;:{&quot;date-parts&quot;:[[&quot;2015&quot;,5,9]]},&quot;publisher&quot;:&quot;ACM&quot;,&quot;URL&quot;:&quot;http://dl.acm.org/citation.cfm?id=1109556&quot;,&quot;id&quot;:&quot;resnick_reflections_2005&quot;,&quot;citation-key&quot;:&quot;resnick_reflections_2005&quot;,&quot;container-title&quot;:&quot;Proceedings of the 2005 conference on Interaction design and children&quot;,&quot;title&quot;:&quot;Some reflections on designing construction kits for kids&quot;,&quot;page&quot;:&quot;117–122&quot;,&quot;type&quot;:&quot;paper-conference&quot;,&quot;source&quot;:&quot;Google Scholar&quot;,&quot;author&quot;:[{&quot;family&quot;:&quot;Resnick&quot;,&quot;given&quot;:&quot;Mitchel&quot;},{&quot;family&quot;:&quot;Silverman&quot;,&quot;given&quot;:&quot;Brian&quot;}],&quot;issued&quot;:{&quot;date-parts&quot;:[[&quot;2005&quot;]]}},&quot;id&quot;:1095}],&quot;properties&quot;:{&quot;noteIndex&quot;:0,&quot;formattedCitation&quot;:&quot;[@kafai_connected_2016; @resnick_reflections_2005]&quot;},&quot;citationID&quot;:&quot;wpfrniyt&quot;} RNDdankfleila"/>&lt;Do Zotero Refresh: [@kafai_connected_2016; @resnick_reflections_2005]&gt;<text:reference-mark-end text:name="ZOTERO_ITEM CSL_CITATION {&quot;schema&quot;:&quot;https://github.com/citation-style-language/schema/raw/master/csl-citation.json&quot;,&quot;citationItems&quot;:[{&quot;prefix&quot;:&quot;&quot;,&quot;suffix&quot;:&quot;&quot;,&quot;uri&quot;:[&quot;http://zotero.org/users/1913249/items/C9RM6JHC&quot;],&quot;uris&quot;:[&quot;http://zotero.org/users/1913249/items/C9RM6JHC&quot;],&quot;itemData&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title-short&quot;:&quot;Connected Gaming&quot;,&quot;number-of-pages&quot;:&quot;221&quot;,&quot;ISBN&quot;:&quot;978-0-262-03537-8&quot;,&quot;id&quot;:&quot;kafai_connected_2016&quot;,&quot;language&quot;:&quot;en&quot;,&quot;publisher&quot;:&quot;MIT Press&quot;,&quot;title&quot;:&quot;Connected Gaming: What Making Video Games Can Teach Us about Learning and Literacy&quot;,&quot;citation-key&quot;:&quot;kafai_connected_2016&quot;,&quot;type&quot;:&quot;book&quot;,&quot;source&quot;:&quot;Google Books&quot;,&quot;author&quot;:[{&quot;family&quot;:&quot;Kafai&quot;,&quot;given&quot;:&quot;Yasmin B.&quot;},{&quot;family&quot;:&quot;Burke&quot;,&quot;given&quot;:&quot;Quinn&quot;},{&quot;family&quot;:&quot;Steinkuehler&quot;,&quot;given&quot;:&quot;Constance&quot;}],&quot;issued&quot;:{&quot;date-parts&quot;:[[&quot;2016&quot;,12,23]]}},&quot;id&quot;:1409},{&quot;prefix&quot;:&quot;&quot;,&quot;suffix&quot;:&quot;&quot;,&quot;uri&quot;:[&quot;http://zotero.org/users/1913249/items/VWHA2FJX&quot;],&quot;uris&quot;:[&quot;http://zotero.org/users/1913249/items/VWHA2FJX&quot;],&quot;itemData&quot;:{&quot;accessed&quot;:{&quot;date-parts&quot;:[[&quot;2015&quot;,5,9]]},&quot;publisher&quot;:&quot;ACM&quot;,&quot;URL&quot;:&quot;http://dl.acm.org/citation.cfm?id=1109556&quot;,&quot;id&quot;:&quot;resnick_reflections_2005&quot;,&quot;citation-key&quot;:&quot;resnick_reflections_2005&quot;,&quot;container-title&quot;:&quot;Proceedings of the 2005 conference on Interaction design and children&quot;,&quot;title&quot;:&quot;Some reflections on designing construction kits for kids&quot;,&quot;page&quot;:&quot;117–122&quot;,&quot;type&quot;:&quot;paper-conference&quot;,&quot;source&quot;:&quot;Google Scholar&quot;,&quot;author&quot;:[{&quot;family&quot;:&quot;Resnick&quot;,&quot;given&quot;:&quot;Mitchel&quot;},{&quot;family&quot;:&quot;Silverman&quot;,&quot;given&quot;:&quot;Brian&quot;}],&quot;issued&quot;:{&quot;date-parts&quot;:[[&quot;2005&quot;]]}},&quot;id&quot;:1095}],&quot;properties&quot;:{&quot;noteIndex&quot;:0,&quot;formattedCitation&quot;:&quot;[@kafai_connected_2016; @resnick_reflections_2005]&quot;},&quot;citationID&quot;:&quot;wpfrniyt&quot;} RNDdankfleila"/> ()</text:p>
        </text:list-item>
        <text:list-item>
          <text:p text:style-name="P23">Barriers in using support material for code examples- mapping, understanding, <text:reference-mark-start text:name="ZOTERO_ITEM CSL_CITATION {&quot;schema&quot;:&quot;https://github.com/citation-style-language/schema/raw/master/csl-citation.json&quot;,&quot;citationItems&quot;:[{&quot;prefix&quot;:&quot;&quot;,&quot;suffix&quot;:&quot;&quot;,&quot;uri&quot;:[&quot;http://zotero.org/users/1913249/items/D6ZVJHNB&quot;],&quot;uris&quot;:[&quot;http://zotero.org/users/1913249/items/D6ZVJHNB&quot;],&quot;itemData&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citation-key&quot;:&quot;wang_novices_2021&quot;,&quot;type&quot;:&quot;paper-conference&quot;,&quot;event-place&quot;:&quot;New York, NY, USA&quot;,&quot;container-title&quot;:&quot;Proceedings of the 26th ACM Conference on Innovation and Technology in Computer Science Education V. 1&quot;,&quot;URL&quot;:&quot;https://dl.acm.org/doi/10.1145/3430665.3456370&quot;,&quot;publisher&quot;:&quot;Association for Computing Machinery&quot;,&quot;ISBN&quot;:&quot;978-1-4503-8214-4&quot;,&quot;id&quot;:&quot;wang_novices_2021&quot;,&quot;title&quot;:&quot;Novices' Learning Barriers When Using Code Examples in Open-Ended Programming&quot;,&quot;accessed&quot;:{&quot;date-parts&quot;:[[&quot;2023&quot;,6,12]]},&quot;publisher-place&quot;:&quot;New York, NY, USA&quot;,&quot;page&quot;:&quot;394–400&quot;,&quot;DOI&quot;:&quot;10.1145/3430665.3456370&quot;,&quot;source&quot;:&quot;ACM Digital Library&quot;,&quot;collection-title&quot;:&quot;ITiCSE '21&quot;,&quot;issued&quot;:{&quot;date-parts&quot;:[[&quot;2021&quot;,6,26]]}},&quot;id&quot;:8698}],&quot;properties&quot;:{&quot;noteIndex&quot;:0,&quot;formattedCitation&quot;:&quot;[@wang_novices_2021]&quot;},&quot;citationID&quot;:&quot;qdmcuurx&quot;} RNDwbbneyckpq"/>&lt;Do Zotero Refresh: [@wang_novices_2021]&gt;<text:reference-mark-end text:name="ZOTERO_ITEM CSL_CITATION {&quot;schema&quot;:&quot;https://github.com/citation-style-language/schema/raw/master/csl-citation.json&quot;,&quot;citationItems&quot;:[{&quot;prefix&quot;:&quot;&quot;,&quot;suffix&quot;:&quot;&quot;,&quot;uri&quot;:[&quot;http://zotero.org/users/1913249/items/D6ZVJHNB&quot;],&quot;uris&quot;:[&quot;http://zotero.org/users/1913249/items/D6ZVJHNB&quot;],&quot;itemData&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citation-key&quot;:&quot;wang_novices_2021&quot;,&quot;type&quot;:&quot;paper-conference&quot;,&quot;event-place&quot;:&quot;New York, NY, USA&quot;,&quot;container-title&quot;:&quot;Proceedings of the 26th ACM Conference on Innovation and Technology in Computer Science Education V. 1&quot;,&quot;URL&quot;:&quot;https://dl.acm.org/doi/10.1145/3430665.3456370&quot;,&quot;publisher&quot;:&quot;Association for Computing Machinery&quot;,&quot;ISBN&quot;:&quot;978-1-4503-8214-4&quot;,&quot;id&quot;:&quot;wang_novices_2021&quot;,&quot;title&quot;:&quot;Novices' Learning Barriers When Using Code Examples in Open-Ended Programming&quot;,&quot;accessed&quot;:{&quot;date-parts&quot;:[[&quot;2023&quot;,6,12]]},&quot;publisher-place&quot;:&quot;New York, NY, USA&quot;,&quot;page&quot;:&quot;394–400&quot;,&quot;DOI&quot;:&quot;10.1145/3430665.3456370&quot;,&quot;source&quot;:&quot;ACM Digital Library&quot;,&quot;collection-title&quot;:&quot;ITiCSE '21&quot;,&quot;issued&quot;:{&quot;date-parts&quot;:[[&quot;2021&quot;,6,26]]}},&quot;id&quot;:8698}],&quot;properties&quot;:{&quot;noteIndex&quot;:0,&quot;formattedCitation&quot;:&quot;[@wang_novices_2021]&quot;},&quot;citationID&quot;:&quot;qdmcuurx&quot;} RNDwbbneyckpq"/></text:p>
        </text:list-item>
      </text:list>
      <text:p text:style-name="First_20_paragraph">Scratch and GSM merit particular examination as mini-case studies. The</text:p>
      <text:list text:style-name="L23">
        <text:list-item>
          <text:p text:style-name="P24">Scratch and community element.</text:p>
        </text:list-item>
        <text:list-item>
          <text:p text:style-name="P24">Remix as a feature: <text:reference-mark-start text:name="ZOTERO_ITEM CSL_CITATION {&quot;schema&quot;:&quot;https://github.com/citation-style-language/schema/raw/master/csl-citation.json&quot;,&quot;citationItems&quot;:[{&quot;prefix&quot;:&quot;&quot;,&quot;suffix&quot;:&quot;&quot;,&quot;uri&quot;:[&quot;http://zotero.org/users/1913249/items/BB7BFTD6&quot;],&quot;uris&quot;:[&quot;http://zotero.org/users/1913249/items/BB7BFTD6&quot;],&quot;itemData&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event-title&quot;:&quot;2019 IEEE Frontiers in Education Conference (FIE)&quot;,&quot;author&quot;:[{&quot;family&quot;:&quot;Amanullah&quot;,&quot;given&quot;:&quot;Kashif&quot;},{&quot;family&quot;:&quot;Bell&quot;,&quot;given&quot;:&quot;Tim&quot;}],&quot;citation-key&quot;:&quot;amanullah_evaluating_2019&quot;,&quot;type&quot;:&quot;paper-conference&quot;,&quot;event-place&quot;:&quot;Covington, KY, USA&quot;,&quot;container-title&quot;:&quot;2019 IEEE Frontiers in Education Conference (FIE)&quot;,&quot;URL&quot;:&quot;https://ieeexplore.ieee.org/document/9028475/&quot;,&quot;publisher&quot;:&quot;IEEE&quot;,&quot;ISBN&quot;:&quot;978-1-72811-746-1&quot;,&quot;id&quot;:&quot;amanullah_evaluating_2019&quot;,&quot;language&quot;:&quot;en&quot;,&quot;title&quot;:&quot;Evaluating the Use of Remixing in Scratch Projects Based on Repertoire, Lines of Code (LOC), and Elementary Patterns&quot;,&quot;accessed&quot;:{&quot;date-parts&quot;:[[&quot;2023&quot;,12,1]]},&quot;page&quot;:&quot;1-8&quot;,&quot;publisher-place&quot;:&quot;Covington, KY, USA&quot;,&quot;source&quot;:&quot;DOI.org (Crossref)&quot;,&quot;DOI&quot;:&quot;10.1109/FIE43999.2019.9028475&quot;,&quot;issued&quot;:{&quot;date-parts&quot;:[[&quot;2019&quot;,10]]}},&quot;id&quot;:9090}],&quot;properties&quot;:{&quot;noteIndex&quot;:0,&quot;formattedCitation&quot;:&quot;[@amanullah_evaluating_2019]&quot;},&quot;citationID&quot;:&quot;sokvpxfu&quot;} RNDjjcvktywvs"/>&lt;Do Zotero Refresh: [@amanullah_evaluating_2019]&gt;<text:reference-mark-end text:name="ZOTERO_ITEM CSL_CITATION {&quot;schema&quot;:&quot;https://github.com/citation-style-language/schema/raw/master/csl-citation.json&quot;,&quot;citationItems&quot;:[{&quot;prefix&quot;:&quot;&quot;,&quot;suffix&quot;:&quot;&quot;,&quot;uri&quot;:[&quot;http://zotero.org/users/1913249/items/BB7BFTD6&quot;],&quot;uris&quot;:[&quot;http://zotero.org/users/1913249/items/BB7BFTD6&quot;],&quot;itemData&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event-title&quot;:&quot;2019 IEEE Frontiers in Education Conference (FIE)&quot;,&quot;author&quot;:[{&quot;family&quot;:&quot;Amanullah&quot;,&quot;given&quot;:&quot;Kashif&quot;},{&quot;family&quot;:&quot;Bell&quot;,&quot;given&quot;:&quot;Tim&quot;}],&quot;citation-key&quot;:&quot;amanullah_evaluating_2019&quot;,&quot;type&quot;:&quot;paper-conference&quot;,&quot;event-place&quot;:&quot;Covington, KY, USA&quot;,&quot;container-title&quot;:&quot;2019 IEEE Frontiers in Education Conference (FIE)&quot;,&quot;URL&quot;:&quot;https://ieeexplore.ieee.org/document/9028475/&quot;,&quot;publisher&quot;:&quot;IEEE&quot;,&quot;ISBN&quot;:&quot;978-1-72811-746-1&quot;,&quot;id&quot;:&quot;amanullah_evaluating_2019&quot;,&quot;language&quot;:&quot;en&quot;,&quot;title&quot;:&quot;Evaluating the Use of Remixing in Scratch Projects Based on Repertoire, Lines of Code (LOC), and Elementary Patterns&quot;,&quot;accessed&quot;:{&quot;date-parts&quot;:[[&quot;2023&quot;,12,1]]},&quot;page&quot;:&quot;1-8&quot;,&quot;publisher-place&quot;:&quot;Covington, KY, USA&quot;,&quot;source&quot;:&quot;DOI.org (Crossref)&quot;,&quot;DOI&quot;:&quot;10.1109/FIE43999.2019.9028475&quot;,&quot;issued&quot;:{&quot;date-parts&quot;:[[&quot;2019&quot;,10]]}},&quot;id&quot;:9090}],&quot;properties&quot;:{&quot;noteIndex&quot;:0,&quot;formattedCitation&quot;:&quot;[@amanullah_evaluating_2019]&quot;},&quot;citationID&quot;:&quot;sokvpxfu&quot;} RNDjjcvktywvs"/></text:p>
        </text:list-item>
        <text:list-item>
          <text:p text:style-name="P24">Online log in</text:p>
        </text:list-item>
        <text:list-item>
          <text:p text:style-name="P24">library of assets to speed up creation</text:p>
        </text:list-item>
        <text:list-item>
          <text:p text:style-name="P24">In built asset authoring tools.</text:p>
        </text:list-item>
      </text:list>
      <text:p text:style-name="First_20_paragraph">Game star Mechanic added quest ability, and a narrative set in a steam punk aesthetic. Of interest to this study are the motivational use of narrative, and accompanying resources which help analysis of game design patterns and systems based challenges.</text:p>
      <text:p text:style-name="Text_20_body">NOTE - referenced in design chapter - the alignment with the use of code playground and template.</text:p>
      <text:p text:style-name="Text_20_body">Computing syntax Lack of knowledge of what to design.. which they call “sandbox games,” that integrates the worlds”</text:p>
      <text:h text:style-name="Heading_20_3" text:outline-level="3"><text:bookmark-start text:name="cultural-identity-barriers-to-participation-in"/>Cultural / Identity barriers to participation in …<text:bookmark-end text:name="cultural-identity-barriers-to-participation-in"/></text:h>
      <text:p text:style-name="First_20_paragraph"><text:span text:style-name="T2">Barriers to participation</text:span></text:p>
      <text:p text:style-name="Text_20_body">Develop from introduction, move to a overview of literature which addresses barriers in participation in coding communities from literature.</text:p>
      <text:p text:style-name="Text_20_body">The focus of this review is to identify broad streams and currents in research.</text:p>
      <text:h text:style-name="Heading_20_4" text:outline-level="4"><text:bookmark-start text:name="barrier---identity-and-computer-cultures"/>Barrier - Identity and computer cultures<text:bookmark-end text:name="barrier---identity-and-computer-cultures"/></text:h>
      <text:p text:style-name="First_20_paragraph">Early work from Papert and Turkle addresses cultural barriers to computing culture <text:reference-mark-start text:name="ZOTERO_ITEM CSL_CITATION {&quot;schema&quot;:&quot;https://github.com/citation-style-language/schema/raw/master/csl-citation.json&quot;,&quot;citationItems&quot;:[{&quot;prefix&quot;:&quot;&quot;,&quot;suffix&quot;:&quot;&quot;,&quot;uri&quot;:[&quot;http://zotero.org/users/1913249/items/PN46846P&quot;],&quot;uris&quot;:[&quot;http://zotero.org/users/1913249/items/PN46846P&quot;],&quot;itemData&quot;:{&quot;container-title&quot;:&quot;Signs&quot;,&quot;author&quot;:[{&quot;family&quot;:&quot;Papert&quot;,&quot;given&quot;:&quot;Seymour&quot;},{&quot;family&quot;:&quot;Turkle&quot;,&quot;given&quot;:&quot;Sherry&quot;}],&quot;id&quot;:&quot;papert_epistemological_1990&quot;,&quot;citation-key&quot;:&quot;papert_epistemological_1990&quot;,&quot;URL&quot;:&quot;http://www.papert.org/articles/EpistemologicalPluralism.html&quot;,&quot;issue&quot;:&quot;1&quot;,&quot;title&quot;:&quot;Epistemological Pluralism and the Revaluation of the Concrete&quot;,&quot;type&quot;:&quot;article-journal&quot;,&quot;accessed&quot;:{&quot;date-parts&quot;:[[&quot;2017&quot;,11,1]]},&quot;volume&quot;:&quot;16&quot;,&quot;issued&quot;:{&quot;date-parts&quot;:[[&quot;1990&quot;]]}},&quot;suppress-author&quot;:true,&quot;id&quot;:2017}],&quot;properties&quot;:{&quot;noteIndex&quot;:0,&quot;formattedCitation&quot;:&quot;[-@papert_epistemological_1990]&quot;},&quot;citationID&quot;:&quot;qnqnprat&quot;} RNDpddfuvteri"/>&lt;Do Zotero Refresh: [-@papert_epistemological_1990]&gt;<text:reference-mark-end text:name="ZOTERO_ITEM CSL_CITATION {&quot;schema&quot;:&quot;https://github.com/citation-style-language/schema/raw/master/csl-citation.json&quot;,&quot;citationItems&quot;:[{&quot;prefix&quot;:&quot;&quot;,&quot;suffix&quot;:&quot;&quot;,&quot;uri&quot;:[&quot;http://zotero.org/users/1913249/items/PN46846P&quot;],&quot;uris&quot;:[&quot;http://zotero.org/users/1913249/items/PN46846P&quot;],&quot;itemData&quot;:{&quot;container-title&quot;:&quot;Signs&quot;,&quot;author&quot;:[{&quot;family&quot;:&quot;Papert&quot;,&quot;given&quot;:&quot;Seymour&quot;},{&quot;family&quot;:&quot;Turkle&quot;,&quot;given&quot;:&quot;Sherry&quot;}],&quot;id&quot;:&quot;papert_epistemological_1990&quot;,&quot;citation-key&quot;:&quot;papert_epistemological_1990&quot;,&quot;URL&quot;:&quot;http://www.papert.org/articles/EpistemologicalPluralism.html&quot;,&quot;issue&quot;:&quot;1&quot;,&quot;title&quot;:&quot;Epistemological Pluralism and the Revaluation of the Concrete&quot;,&quot;type&quot;:&quot;article-journal&quot;,&quot;accessed&quot;:{&quot;date-parts&quot;:[[&quot;2017&quot;,11,1]]},&quot;volume&quot;:&quot;16&quot;,&quot;issued&quot;:{&quot;date-parts&quot;:[[&quot;1990&quot;]]}},&quot;suppress-author&quot;:true,&quot;id&quot;:2017}],&quot;properties&quot;:{&quot;noteIndex&quot;:0,&quot;formattedCitation&quot;:&quot;[-@papert_epistemological_1990]&quot;},&quot;citationID&quot;:&quot;qnqnprat&quot;} RNDpddfuvteri"/>. The distinction between hard and soft approaches to learning is explored particularly in studies refuting conceptions that there is a right way to do computer coding. In this context, the hard approach infers a top-down perspective, highlighting advance planning and logical deconstruction of large problems. Papert and Turkle identify the privileging of abstract thinking over concrete approaches in classroom teaching a tendency which is mirrored by recent conceptions and advancement of computational thinking as teaching ideology <text:reference-mark-start text:name="ZOTERO_ITEM CSL_CITATION {&quot;schema&quot;:&quot;https://github.com/citation-style-language/schema/raw/master/csl-citation.json&quot;,&quot;citationItems&quot;:[{&quot;prefix&quot;:&quot;&quot;,&quot;suffix&quot;:&quot;&quot;,&quot;uri&quot;:[&quot;http://zotero.org/users/1913249/items/CQ6F79QS&quot;],&quot;uris&quot;:[&quot;http://zotero.org/users/1913249/items/CQ6F79QS&quot;],&quot;itemData&quot;:{&quot;volume&quot;:&quot;366&quot;,&quot;URL&quot;:&quot;http://rsta.royalsocietypublishing.org/cgi/doi/10.1098/rsta.2008.0118&quot;,&quot;citation-key&quot;:&quot;wing_computational_2008&quot;,&quot;container-title&quot;:&quot;Philosophical Transactions of the Royal Society A: Mathematical, Physical and Engineering Sciences&quot;,&quot;title&quot;:&quot;Computational thinking and thinking about computing&quot;,&quot;accessed&quot;:{&quot;date-parts&quot;:[[&quot;2016&quot;,8,8]]},&quot;author&quot;:[{&quot;family&quot;:&quot;Wing&quot;,&quot;given&quot;:&quot;J. M&quot;}],&quot;id&quot;:&quot;wing_computational_2008&quot;,&quot;ISSN&quot;:&quot;1364-503X, 1471-2962&quot;,&quot;language&quot;:&quot;en&quot;,&quot;issue&quot;:&quot;1881&quot;,&quot;page&quot;:&quot;3717-3725&quot;,&quot;type&quot;:&quot;article-journal&quot;,&quot;source&quot;:&quot;CrossRef&quot;,&quot;DOI&quot;:&quot;10.1098/rsta.2008.0118&quot;,&quot;issued&quot;:{&quot;date-parts&quot;:[[&quot;2008&quot;,10,28]]}},&quot;id&quot;:1293}],&quot;properties&quot;:{&quot;noteIndex&quot;:0,&quot;formattedCitation&quot;:&quot;[@wing_computational_2008]&quot;},&quot;citationID&quot;:&quot;cxcmhfhr&quot;} RNDyfnuydhoqw"/>&lt;Do Zotero Refresh: [@wing_computational_2008]&gt;<text:reference-mark-end text:name="ZOTERO_ITEM CSL_CITATION {&quot;schema&quot;:&quot;https://github.com/citation-style-language/schema/raw/master/csl-citation.json&quot;,&quot;citationItems&quot;:[{&quot;prefix&quot;:&quot;&quot;,&quot;suffix&quot;:&quot;&quot;,&quot;uri&quot;:[&quot;http://zotero.org/users/1913249/items/CQ6F79QS&quot;],&quot;uris&quot;:[&quot;http://zotero.org/users/1913249/items/CQ6F79QS&quot;],&quot;itemData&quot;:{&quot;volume&quot;:&quot;366&quot;,&quot;URL&quot;:&quot;http://rsta.royalsocietypublishing.org/cgi/doi/10.1098/rsta.2008.0118&quot;,&quot;citation-key&quot;:&quot;wing_computational_2008&quot;,&quot;container-title&quot;:&quot;Philosophical Transactions of the Royal Society A: Mathematical, Physical and Engineering Sciences&quot;,&quot;title&quot;:&quot;Computational thinking and thinking about computing&quot;,&quot;accessed&quot;:{&quot;date-parts&quot;:[[&quot;2016&quot;,8,8]]},&quot;author&quot;:[{&quot;family&quot;:&quot;Wing&quot;,&quot;given&quot;:&quot;J. M&quot;}],&quot;id&quot;:&quot;wing_computational_2008&quot;,&quot;ISSN&quot;:&quot;1364-503X, 1471-2962&quot;,&quot;language&quot;:&quot;en&quot;,&quot;issue&quot;:&quot;1881&quot;,&quot;page&quot;:&quot;3717-3725&quot;,&quot;type&quot;:&quot;article-journal&quot;,&quot;source&quot;:&quot;CrossRef&quot;,&quot;DOI&quot;:&quot;10.1098/rsta.2008.0118&quot;,&quot;issued&quot;:{&quot;date-parts&quot;:[[&quot;2008&quot;,10,28]]}},&quot;id&quot;:1293}],&quot;properties&quot;:{&quot;noteIndex&quot;:0,&quot;formattedCitation&quot;:&quot;[@wing_computational_2008]&quot;},&quot;citationID&quot;:&quot;cxcmhfhr&quot;} RNDyfnuydhoqw"/>.</text:p>
      <text:p text:style-name="Text_20_body">Paper and Turkle locate different, softer but equally effective coding strategies. Soft coding suggests a more immediate and learner-directed connection with the materials or digital artefacts involved. The learner is presented as adapting a familiar set of concepts and processes to new situations and challenges as they arise as a ‘tinker’ might use well worn tools to skilfully bodge a repair job <text:reference-mark-start text:name="ZOTERO_ITEM CSL_CITATION {&quot;schema&quot;:&quot;https://github.com/citation-style-language/schema/raw/master/csl-citation.json&quot;,&quot;citationItems&quot;:[{&quot;prefix&quot;:&quot;&quot;,&quot;locator&quot;:&quot; 143&quot;,&quot;uri&quot;:[&quot;http://zotero.org/users/1913249/items/ZWUAZAZN&quot;],&quot;uris&quot;:[&quot;http://zotero.org/users/1913249/items/ZWUAZAZN&quot;],&quot;itemData&quot;:{&quot;event-place&quot;:&quot;New York&quot;,&quot;title-short&quot;:&quot;The children's machine&quot;,&quot;publisher&quot;:&quot;BasicBooks&quot;,&quot;ISBN&quot;:&quot;0-465-01830-0 978-0-465-01830-7 0-465-01063-6 978-0-465-01063-9 0-7450-1603-0 978-0-7450-1603-0&quot;,&quot;id&quot;:&quot;papert_childrens_1993&quot;,&quot;language&quot;:&quot;English&quot;,&quot;author&quot;:[{&quot;family&quot;:&quot;Papert&quot;,&quot;given&quot;:&quot;Seymour&quot;}],&quot;title&quot;:&quot;The children's machine: rethinking school in the age of the computer&quot;,&quot;citation-key&quot;:&quot;papert_childrens_1993&quot;,&quot;type&quot;:&quot;book&quot;,&quot;source&quot;:&quot;Open WorldCat&quot;,&quot;publisher-place&quot;:&quot;New York&quot;,&quot;issued&quot;:{&quot;date-parts&quot;:[[&quot;1993&quot;]]}},&quot;id&quot;:1131}],&quot;properties&quot;:{&quot;noteIndex&quot;:0,&quot;formattedCitation&quot;:&quot;[@papert_childrens_1993, p. 143]&quot;},&quot;citationID&quot;:&quot;grqvvuap&quot;} RNDqtuhbweejl"/>&lt;Do Zotero Refresh: [@papert_childrens_1993, p. 143]&gt;<text:reference-mark-end text:name="ZOTERO_ITEM CSL_CITATION {&quot;schema&quot;:&quot;https://github.com/citation-style-language/schema/raw/master/csl-citation.json&quot;,&quot;citationItems&quot;:[{&quot;prefix&quot;:&quot;&quot;,&quot;locator&quot;:&quot; 143&quot;,&quot;uri&quot;:[&quot;http://zotero.org/users/1913249/items/ZWUAZAZN&quot;],&quot;uris&quot;:[&quot;http://zotero.org/users/1913249/items/ZWUAZAZN&quot;],&quot;itemData&quot;:{&quot;event-place&quot;:&quot;New York&quot;,&quot;title-short&quot;:&quot;The children's machine&quot;,&quot;publisher&quot;:&quot;BasicBooks&quot;,&quot;ISBN&quot;:&quot;0-465-01830-0 978-0-465-01830-7 0-465-01063-6 978-0-465-01063-9 0-7450-1603-0 978-0-7450-1603-0&quot;,&quot;id&quot;:&quot;papert_childrens_1993&quot;,&quot;language&quot;:&quot;English&quot;,&quot;author&quot;:[{&quot;family&quot;:&quot;Papert&quot;,&quot;given&quot;:&quot;Seymour&quot;}],&quot;title&quot;:&quot;The children's machine: rethinking school in the age of the computer&quot;,&quot;citation-key&quot;:&quot;papert_childrens_1993&quot;,&quot;type&quot;:&quot;book&quot;,&quot;source&quot;:&quot;Open WorldCat&quot;,&quot;publisher-place&quot;:&quot;New York&quot;,&quot;issued&quot;:{&quot;date-parts&quot;:[[&quot;1993&quot;]]}},&quot;id&quot;:1131}],&quot;properties&quot;:{&quot;noteIndex&quot;:0,&quot;formattedCitation&quot;:&quot;[@papert_childrens_1993, p. 143]&quot;},&quot;citationID&quot;:&quot;grqvvuap&quot;} RNDqtuhbweejl"/>.</text:p>
      <text:p text:style-name="Text_20_body">Kafai and Peppler also address the issues of gender identities and game design <text:reference-mark-start text:name="ZOTERO_ITEM CSL_CITATION {&quot;schema&quot;:&quot;https://github.com/citation-style-language/schema/raw/master/csl-citation.json&quot;,&quot;citationItems&quot;:[{&quot;prefix&quot;:&quot;&quot;,&quot;suffix&quot;:&quot;&quot;,&quot;uri&quot;:[&quot;http://zotero.org/users/1913249/items/XCATBQNK&quot;],&quot;uris&quot;:[&quot;http://zotero.org/users/1913249/items/XCATBQNK&quot;],&quot;itemData&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title-short&quot;:&quot;Beyond game design for broadening participation&quot;,&quot;author&quot;:[{&quot;family&quot;:&quot;Kafai&quot;,&quot;given&quot;:&quot;Yasmin&quot;},{&quot;family&quot;:&quot;Burke&quot;,&quot;given&quot;:&quot;Quinn&quot;}],&quot;citation-key&quot;:&quot;kafai_beyond_2014&quot;,&quot;type&quot;:&quot;paper-conference&quot;,&quot;event-place&quot;:&quot;Siegen, Germany, Germany&quot;,&quot;accessed&quot;:{&quot;date-parts&quot;:[[&quot;2018&quot;,7,18]]},&quot;publisher&quot;:&quot;European Society for Socially Embedded Technologies&quot;,&quot;ISBN&quot;:&quot;978-1-4503-2105-1&quot;,&quot;id&quot;:&quot;kafai_beyond_2014&quot;,&quot;URL&quot;:&quot;http://dl.acm.org/citation.cfm?id=2670296.2670301&quot;,&quot;title&quot;:&quot;Beyond game design for broadening participation: building new clubhouses of computing for girls&quot;,&quot;container-title&quot;:&quot;Proceedings of Gender and IT Appropriation. Science and Practice on Dialogue - Forum for Interdisciplinary Exchange&quot;,&quot;page&quot;:&quot;21:21–21:28&quot;,&quot;publisher-place&quot;:&quot;Siegen, Germany, Germany&quot;,&quot;source&quot;:&quot;ACM Digital Library&quot;,&quot;collection-title&quot;:&quot;Gender IT '14&quot;,&quot;issued&quot;:{&quot;date-parts&quot;:[[&quot;2014&quot;]]}},&quot;id&quot;:3759}],&quot;properties&quot;:{&quot;noteIndex&quot;:0,&quot;formattedCitation&quot;:&quot;[@kafai_beyond_2014]&quot;},&quot;citationID&quot;:&quot;jqciwpcu&quot;} RNDtkjkhpbxlw"/>&lt;Do Zotero Refresh: [@kafai_beyond_2014]&gt;<text:reference-mark-end text:name="ZOTERO_ITEM CSL_CITATION {&quot;schema&quot;:&quot;https://github.com/citation-style-language/schema/raw/master/csl-citation.json&quot;,&quot;citationItems&quot;:[{&quot;prefix&quot;:&quot;&quot;,&quot;suffix&quot;:&quot;&quot;,&quot;uri&quot;:[&quot;http://zotero.org/users/1913249/items/XCATBQNK&quot;],&quot;uris&quot;:[&quot;http://zotero.org/users/1913249/items/XCATBQNK&quot;],&quot;itemData&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title-short&quot;:&quot;Beyond game design for broadening participation&quot;,&quot;author&quot;:[{&quot;family&quot;:&quot;Kafai&quot;,&quot;given&quot;:&quot;Yasmin&quot;},{&quot;family&quot;:&quot;Burke&quot;,&quot;given&quot;:&quot;Quinn&quot;}],&quot;citation-key&quot;:&quot;kafai_beyond_2014&quot;,&quot;type&quot;:&quot;paper-conference&quot;,&quot;event-place&quot;:&quot;Siegen, Germany, Germany&quot;,&quot;accessed&quot;:{&quot;date-parts&quot;:[[&quot;2018&quot;,7,18]]},&quot;publisher&quot;:&quot;European Society for Socially Embedded Technologies&quot;,&quot;ISBN&quot;:&quot;978-1-4503-2105-1&quot;,&quot;id&quot;:&quot;kafai_beyond_2014&quot;,&quot;URL&quot;:&quot;http://dl.acm.org/citation.cfm?id=2670296.2670301&quot;,&quot;title&quot;:&quot;Beyond game design for broadening participation: building new clubhouses of computing for girls&quot;,&quot;container-title&quot;:&quot;Proceedings of Gender and IT Appropriation. Science and Practice on Dialogue - Forum for Interdisciplinary Exchange&quot;,&quot;page&quot;:&quot;21:21–21:28&quot;,&quot;publisher-place&quot;:&quot;Siegen, Germany, Germany&quot;,&quot;source&quot;:&quot;ACM Digital Library&quot;,&quot;collection-title&quot;:&quot;Gender IT '14&quot;,&quot;issued&quot;:{&quot;date-parts&quot;:[[&quot;2014&quot;]]}},&quot;id&quot;:3759}],&quot;properties&quot;:{&quot;noteIndex&quot;:0,&quot;formattedCitation&quot;:&quot;[@kafai_beyond_2014]&quot;},&quot;citationID&quot;:&quot;jqciwpcu&quot;} RNDtkjkhpbxlw"/> asking how to create new communities and learning environments which align with values of participants rather than aiming to break into existing ones. They propose that we ask not <text:span text:style-name="T1">How can we bring girls into the game making clubhouse</text:span> but rather <text:span text:style-name="T1">How can we build new clubhouses suitable for the interests of girls</text:span>. Two of the playful elements they suggest are textiles related technology and the promotion of more collaborative online spaces as opposed to technology competitions.</text:p>
      <text:h text:style-name="Heading_20_3" text:outline-level="3"><text:bookmark-start text:name="barrier---unfamiliarity-with-support-practices"/>Barrier - unfamiliarity with support practices<text:bookmark-end text:name="barrier---unfamiliarity-with-support-practices"/></text:h>
      <text:p text:style-name="First_20_paragraph">While home education support practices of families are expressed in this setting, a computing context requires specific support techniques that may be unfamiliar to parents <text:reference-mark-start text:name="ZOTERO_ITEM CSL_CITATION {&quot;schema&quot;:&quot;https://github.com/citation-style-language/schema/raw/master/csl-citation.json&quot;,&quot;citationItems&quot;:[{&quot;prefix&quot;:&quot;&quot;,&quot;suffix&quot;:&quot;&quot;,&quot;uri&quot;:[&quot;http://zotero.org/users/1913249/items/HQWRSNXL&quot;],&quot;uris&quot;:[&quot;http://zotero.org/users/1913249/items/HQWRSNXL&quot;],&quot;itemData&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id&quot;:&quot;roque_engaging_nodate&quot;,&quot;language&quot;:&quot;en&quot;,&quot;citation-key&quot;:&quot;roque_engaging_nodate&quot;,&quot;page&quot;:&quot;2&quot;,&quot;type&quot;:&quot;article-journal&quot;,&quot;source&quot;:&quot;Zotero&quot;,&quot;title&quot;:&quot;Engaging Parents as Creative Learning Partners in Computing&quot;,&quot;author&quot;:[{&quot;family&quot;:&quot;Roque&quot;,&quot;given&quot;:&quot;Ricarose&quot;},{&quot;family&quot;:&quot;Lin&quot;,&quot;given&quot;:&quot;Karina&quot;},{&quot;family&quot;:&quot;Liuzzi&quot;,&quot;given&quot;:&quot;Richard&quot;}]},&quot;id&quot;:3048},{&quot;prefix&quot;:&quot;&quot;,&quot;suffix&quot;:&quot;&quot;,&quot;uri&quot;:[&quot;http://zotero.org/users/1913249/items/XLTF7MAT&quot;],&quot;uris&quot;:[&quot;http://zotero.org/users/1913249/items/XLTF7MAT&quot;],&quot;itemData&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id&quot;:&quot;roque_becoming_2018&quot;,&quot;language&quot;:&quot;en&quot;,&quot;citation-key&quot;:&quot;roque_becoming_2018&quot;,&quot;title&quot;:&quot;Becoming Facilitators of Creative Computing in Out-of-School Settings&quot;,&quot;page&quot;:&quot;8&quot;,&quot;type&quot;:&quot;article-journal&quot;,&quot;source&quot;:&quot;Zotero&quot;,&quot;author&quot;:[{&quot;family&quot;:&quot;Roque&quot;,&quot;given&quot;:&quot;Ricarose&quot;},{&quot;family&quot;:&quot;Jain&quot;,&quot;given&quot;:&quot;Rupal&quot;}],&quot;issued&quot;:{&quot;date-parts&quot;:[[&quot;2018&quot;]]}},&quot;id&quot;:2772}],&quot;properties&quot;:{&quot;noteIndex&quot;:0,&quot;formattedCitation&quot;:&quot;[@roque_engaging_nodate; @roque_becoming_2018]&quot;},&quot;citationID&quot;:&quot;rlmhfgoh&quot;} RNDdtmmfwdhea"/>&lt;Do Zotero Refresh: [@roque_engaging_nodate; @roque_becoming_2018]&gt;<text:reference-mark-end text:name="ZOTERO_ITEM CSL_CITATION {&quot;schema&quot;:&quot;https://github.com/citation-style-language/schema/raw/master/csl-citation.json&quot;,&quot;citationItems&quot;:[{&quot;prefix&quot;:&quot;&quot;,&quot;suffix&quot;:&quot;&quot;,&quot;uri&quot;:[&quot;http://zotero.org/users/1913249/items/HQWRSNXL&quot;],&quot;uris&quot;:[&quot;http://zotero.org/users/1913249/items/HQWRSNXL&quot;],&quot;itemData&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id&quot;:&quot;roque_engaging_nodate&quot;,&quot;language&quot;:&quot;en&quot;,&quot;citation-key&quot;:&quot;roque_engaging_nodate&quot;,&quot;page&quot;:&quot;2&quot;,&quot;type&quot;:&quot;article-journal&quot;,&quot;source&quot;:&quot;Zotero&quot;,&quot;title&quot;:&quot;Engaging Parents as Creative Learning Partners in Computing&quot;,&quot;author&quot;:[{&quot;family&quot;:&quot;Roque&quot;,&quot;given&quot;:&quot;Ricarose&quot;},{&quot;family&quot;:&quot;Lin&quot;,&quot;given&quot;:&quot;Karina&quot;},{&quot;family&quot;:&quot;Liuzzi&quot;,&quot;given&quot;:&quot;Richard&quot;}]},&quot;id&quot;:3048},{&quot;prefix&quot;:&quot;&quot;,&quot;suffix&quot;:&quot;&quot;,&quot;uri&quot;:[&quot;http://zotero.org/users/1913249/items/XLTF7MAT&quot;],&quot;uris&quot;:[&quot;http://zotero.org/users/1913249/items/XLTF7MAT&quot;],&quot;itemData&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id&quot;:&quot;roque_becoming_2018&quot;,&quot;language&quot;:&quot;en&quot;,&quot;citation-key&quot;:&quot;roque_becoming_2018&quot;,&quot;title&quot;:&quot;Becoming Facilitators of Creative Computing in Out-of-School Settings&quot;,&quot;page&quot;:&quot;8&quot;,&quot;type&quot;:&quot;article-journal&quot;,&quot;source&quot;:&quot;Zotero&quot;,&quot;author&quot;:[{&quot;family&quot;:&quot;Roque&quot;,&quot;given&quot;:&quot;Ricarose&quot;},{&quot;family&quot;:&quot;Jain&quot;,&quot;given&quot;:&quot;Rupal&quot;}],&quot;issued&quot;:{&quot;date-parts&quot;:[[&quot;2018&quot;]]}},&quot;id&quot;:2772}],&quot;properties&quot;:{&quot;noteIndex&quot;:0,&quot;formattedCitation&quot;:&quot;[@roque_engaging_nodate; @roque_becoming_2018]&quot;},&quot;citationID&quot;:&quot;rlmhfgoh&quot;} RNDdtmmfwdhea"/>.</text:p>
      <text:p text:style-name="Text_20_body"/>
      <text:h text:style-name="Heading_20_3" text:outline-level="3"><text:bookmark-start text:name="outlining-cultural-barriers-aspects-of-game-making"/>Outlining cultural barriers / aspects of game making<text:bookmark-end text:name="outlining-cultural-barriers-aspects-of-game-making"/></text:h>
      <text:p text:style-name="First_20_paragraph">The following studies are explored future in LR. Here I surface cultural barriers experienced by participants.</text:p>
      <text:p text:style-name="Text_20_body"><text:span text:style-name="T2">Gender related identities</text:span> - Important to caution against gender stereo-typing and identity in relation to computers <text:reference-mark-start text:name="ZOTERO_ITEM CSL_CITATION {&quot;schema&quot;:&quot;https://github.com/citation-style-language/schema/raw/master/csl-citation.json&quot;,&quot;citationItems&quot;:[{&quot;prefix&quot;:&quot;&quot;,&quot;suffix&quot;:&quot;&quot;,&quot;uri&quot;:[&quot;http://zotero.org/users/1913249/items/CI3UYB78&quot;],&quot;uris&quot;:[&quot;http://zotero.org/users/1913249/items/CI3UYB78&quot;],&quot;itemData&quot;:{&quot;abstract&quot;:&quot;UCL Discovery is UCL's open access repository, showcasing and providing access to UCL research outputs from all UCL disciplines.&quot;,&quot;title-short&quot;:&quot;Gaming in Context&quot;,&quot;author&quot;:[{&quot;family&quot;:&quot;Pelletier&quot;,&quot;given&quot;:&quot;C.&quot;}],&quot;citation-key&quot;:&quot;pelletier_gaming_2008&quot;,&quot;type&quot;:&quot;chapter&quot;,&quot;event-place&quot;:&quot;Cambridge, MA&quot;,&quot;accessed&quot;:{&quot;date-parts&quot;:[[&quot;2018&quot;,7,19]]},&quot;publisher&quot;:&quot;MIT Press&quot;,&quot;id&quot;:&quot;pelletier_gaming_2008&quot;,&quot;URL&quot;:&quot;http://discovery.ucl.ac.uk/1561023/&quot;,&quot;container-title&quot;:&quot;Beyond Barbie and Mortal Kombat: New Perspectives on Gender and Gaming&quot;,&quot;title&quot;:&quot;Gaming in Context: How Young People Construct Their Gendered Identities in Playing and Making Games&quot;,&quot;page&quot;:&quot;145-159&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source&quot;:&quot;discovery.ucl.ac.uk&quot;,&quot;publisher-place&quot;:&quot;Cambridge, MA&quot;,&quot;issued&quot;:{&quot;date-parts&quot;:[[&quot;2008&quot;]]}},&quot;id&quot;:2943}],&quot;properties&quot;:{&quot;noteIndex&quot;:0,&quot;formattedCitation&quot;:&quot;[@pelletier_gaming_2008]&quot;},&quot;citationID&quot;:&quot;xhvqreby&quot;} RNDucwfznrmvx"/>&lt;Do Zotero Refresh: [@pelletier_gaming_2008]&gt;<text:reference-mark-end text:name="ZOTERO_ITEM CSL_CITATION {&quot;schema&quot;:&quot;https://github.com/citation-style-language/schema/raw/master/csl-citation.json&quot;,&quot;citationItems&quot;:[{&quot;prefix&quot;:&quot;&quot;,&quot;suffix&quot;:&quot;&quot;,&quot;uri&quot;:[&quot;http://zotero.org/users/1913249/items/CI3UYB78&quot;],&quot;uris&quot;:[&quot;http://zotero.org/users/1913249/items/CI3UYB78&quot;],&quot;itemData&quot;:{&quot;abstract&quot;:&quot;UCL Discovery is UCL's open access repository, showcasing and providing access to UCL research outputs from all UCL disciplines.&quot;,&quot;title-short&quot;:&quot;Gaming in Context&quot;,&quot;author&quot;:[{&quot;family&quot;:&quot;Pelletier&quot;,&quot;given&quot;:&quot;C.&quot;}],&quot;citation-key&quot;:&quot;pelletier_gaming_2008&quot;,&quot;type&quot;:&quot;chapter&quot;,&quot;event-place&quot;:&quot;Cambridge, MA&quot;,&quot;accessed&quot;:{&quot;date-parts&quot;:[[&quot;2018&quot;,7,19]]},&quot;publisher&quot;:&quot;MIT Press&quot;,&quot;id&quot;:&quot;pelletier_gaming_2008&quot;,&quot;URL&quot;:&quot;http://discovery.ucl.ac.uk/1561023/&quot;,&quot;container-title&quot;:&quot;Beyond Barbie and Mortal Kombat: New Perspectives on Gender and Gaming&quot;,&quot;title&quot;:&quot;Gaming in Context: How Young People Construct Their Gendered Identities in Playing and Making Games&quot;,&quot;page&quot;:&quot;145-159&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source&quot;:&quot;discovery.ucl.ac.uk&quot;,&quot;publisher-place&quot;:&quot;Cambridge, MA&quot;,&quot;issued&quot;:{&quot;date-parts&quot;:[[&quot;2008&quot;]]}},&quot;id&quot;:2943}],&quot;properties&quot;:{&quot;noteIndex&quot;:0,&quot;formattedCitation&quot;:&quot;[@pelletier_gaming_2008]&quot;},&quot;citationID&quot;:&quot;xhvqreby&quot;} RNDucwfznrmvx"/> - study by Fisher and Jenson critically explored diverse themes through a summer game making programme 2017). Emerging issues included pinkification, marginalisation and exclusions of women from game cultures, sexualisation and harassment.</text:p>
      <text:p text:style-name="Text_20_body"><text:span text:style-name="T2">Race related identities</text:span></text:p>
      <text:p text:style-name="Text_20_body">In study by Thayter and Ko <text:reference-mark-start text:name="ZOTERO_ITEM CSL_CITATION {&quot;schema&quot;:&quot;https://github.com/citation-style-language/schema/raw/master/csl-citation.json&quot;,&quot;citationItems&quot;:[{&quot;prefix&quot;:&quot;&quot;,&quot;suffix&quot;:&quot;&quot;,&quot;uri&quot;:[&quot;http://zotero.org/users/1913249/items/LV67TTVJ&quot;],&quot;uris&quot;:[&quot;http://zotero.org/users/1913249/items/LV67TTVJ&quot;],&quot;itemData&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author&quot;:[{&quot;family&quot;:&quot;Thayer&quot;,&quot;given&quot;:&quot;Kyle&quot;},{&quot;family&quot;:&quot;Ko&quot;,&quot;given&quot;:&quot;Amy J.&quot;}],&quot;citation-key&quot;:&quot;thayer_barriers_2017&quot;,&quot;type&quot;:&quot;paper-conference&quot;,&quot;event-place&quot;:&quot;New York, NY, USA&quot;,&quot;container-title&quot;:&quot;Proceedings of the 2017 ACM Conference on International Computing Education Research&quot;,&quot;URL&quot;:&quot;https://dl.acm.org/doi/10.1145/3105726.3106176&quot;,&quot;publisher&quot;:&quot;Association for Computing Machinery&quot;,&quot;ISBN&quot;:&quot;978-1-4503-4968-0&quot;,&quot;id&quot;:&quot;thayer_barriers_2017&quot;,&quot;title&quot;:&quot;Barriers Faced by Coding Bootcamp Students&quot;,&quot;accessed&quot;:{&quot;date-parts&quot;:[[&quot;2023&quot;,10,3]]},&quot;publisher-place&quot;:&quot;New York, NY, USA&quot;,&quot;page&quot;:&quot;245–253&quot;,&quot;DOI&quot;:&quot;10.1145/3105726.3106176&quot;,&quot;source&quot;:&quot;ACM Digital Library&quot;,&quot;collection-title&quot;:&quot;ICER '17&quot;,&quot;issued&quot;:{&quot;date-parts&quot;:[[&quot;2017&quot;,8,14]]}},&quot;id&quot;:9011}],&quot;properties&quot;:{&quot;noteIndex&quot;:0,&quot;formattedCitation&quot;:&quot;[@thayer_barriers_2017]&quot;},&quot;citationID&quot;:&quot;skfverij&quot;} RNDnlqsloages"/>&lt;Do Zotero Refresh: [@thayer_barriers_2017]&gt;<text:reference-mark-end text:name="ZOTERO_ITEM CSL_CITATION {&quot;schema&quot;:&quot;https://github.com/citation-style-language/schema/raw/master/csl-citation.json&quot;,&quot;citationItems&quot;:[{&quot;prefix&quot;:&quot;&quot;,&quot;suffix&quot;:&quot;&quot;,&quot;uri&quot;:[&quot;http://zotero.org/users/1913249/items/LV67TTVJ&quot;],&quot;uris&quot;:[&quot;http://zotero.org/users/1913249/items/LV67TTVJ&quot;],&quot;itemData&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author&quot;:[{&quot;family&quot;:&quot;Thayer&quot;,&quot;given&quot;:&quot;Kyle&quot;},{&quot;family&quot;:&quot;Ko&quot;,&quot;given&quot;:&quot;Amy J.&quot;}],&quot;citation-key&quot;:&quot;thayer_barriers_2017&quot;,&quot;type&quot;:&quot;paper-conference&quot;,&quot;event-place&quot;:&quot;New York, NY, USA&quot;,&quot;container-title&quot;:&quot;Proceedings of the 2017 ACM Conference on International Computing Education Research&quot;,&quot;URL&quot;:&quot;https://dl.acm.org/doi/10.1145/3105726.3106176&quot;,&quot;publisher&quot;:&quot;Association for Computing Machinery&quot;,&quot;ISBN&quot;:&quot;978-1-4503-4968-0&quot;,&quot;id&quot;:&quot;thayer_barriers_2017&quot;,&quot;title&quot;:&quot;Barriers Faced by Coding Bootcamp Students&quot;,&quot;accessed&quot;:{&quot;date-parts&quot;:[[&quot;2023&quot;,10,3]]},&quot;publisher-place&quot;:&quot;New York, NY, USA&quot;,&quot;page&quot;:&quot;245–253&quot;,&quot;DOI&quot;:&quot;10.1145/3105726.3106176&quot;,&quot;source&quot;:&quot;ACM Digital Library&quot;,&quot;collection-title&quot;:&quot;ICER '17&quot;,&quot;issued&quot;:{&quot;date-parts&quot;:[[&quot;2017&quot;,8,14]]}},&quot;id&quot;:9011}],&quot;properties&quot;:{&quot;noteIndex&quot;:0,&quot;formattedCitation&quot;:&quot;[@thayer_barriers_2017]&quot;},&quot;citationID&quot;:&quot;skfverij&quot;} RNDnlqsloages"/> the work of Margolis et al is analysed using concepts from communities of practice, type of barriers, and personal obstacles [(<text:span text:style-name="T2">margolis_stuck_2008?</text:span>);]</text:p>
      <text:p text:style-name="P25">Stuck in the Shallow End: Education, Race and Computing by Margolis, Estrella, et al. [ 12] examined the racial gap in high school CS, finding barriers that included lack of access to classes (formal boundary), cultural expectations on who the classes were for, feelings of isolation in classes, divisions within classes between those who “have it or don’t have it” (informal boundaries), and lack of social support(personal obstacle). Additional studies found participation and success in computing programs depended on background experience [ 2, 27 ], comfort level [ 27 ], sense of belonging and stereotypes (dis proportionately negatively affecting women) [ 2 , 5, 10, 16 ], view of self as an “insider” [21], and believed role of luck [27]</text:p>
      <text:p text:style-name="First_20_paragraph">Glitch game testers <text:reference-mark-start text:name="ZOTERO_ITEM CSL_CITATION {&quot;schema&quot;:&quot;https://github.com/citation-style-language/schema/raw/master/csl-citation.json&quot;,&quot;citationItems&quot;:[{&quot;prefix&quot;:&quot;&quot;,&quot;suffix&quot;:&quot;&quot;,&quot;uri&quot;:[&quot;http://zotero.org/users/1913249/items/HKBNN53C&quot;],&quot;uris&quot;:[&quot;http://zotero.org/users/1913249/items/HKBNN53C&quot;],&quot;itemData&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title-short&quot;:&quot;Saving Face While Geeking Out&quot;,&quot;author&quot;:[{&quot;family&quot;:&quot;DiSalvo&quot;,&quot;given&quot;:&quot;Betsy&quot;},{&quot;family&quot;:&quot;Guzdial&quot;,&quot;given&quot;:&quot;Mark&quot;},{&quot;family&quot;:&quot;Bruckman&quot;,&quot;given&quot;:&quot;Amy&quot;},{&quot;family&quot;:&quot;McKlin&quot;,&quot;given&quot;:&quot;Tom&quot;}],&quot;citation-key&quot;:&quot;disalvo_saving_2014&quot;,&quot;issue&quot;:&quot;3&quot;,&quot;type&quot;:&quot;article-journal&quot;,&quot;accessed&quot;:{&quot;date-parts&quot;:[[&quot;2018&quot;,7,16]]},&quot;volume&quot;:&quot;23&quot;,&quot;id&quot;:&quot;disalvo_saving_2014&quot;,&quot;ISSN&quot;:&quot;1050-8406&quot;,&quot;URL&quot;:&quot;https://doi.org/10.1080/10508406.2014.893434&quot;,&quot;container-title&quot;:&quot;Journal of the Learning Sciences&quot;,&quot;page&quot;:&quot;272-315&quot;,&quot;title&quot;:&quot;Saving Face While Geeking Out: Video Game Testing as a Justification for Learning Computer Science&quot;,&quot;source&quot;:&quot;Taylor and Francis+NEJM&quot;,&quot;DOI&quot;:&quot;10.1080/10508406.2014.893434&quot;,&quot;issued&quot;:{&quot;date-parts&quot;:[[&quot;2014&quot;,7,3]]}},&quot;id&quot;:2650},{&quot;prefix&quot;:&quot;&quot;,&quot;suffix&quot;:&quot;&quot;,&quot;uri&quot;:[&quot;http://zotero.org/users/1913249/items/9GLLZLMB&quot;],&quot;uris&quot;:[&quot;http://zotero.org/users/1913249/items/9GLLZLMB&quot;],&quot;itemData&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event-title&quot;:&quot;DiGRA&quot;,&quot;id&quot;:&quot;disalvo_glitch_2009-1&quot;,&quot;language&quot;:&quot;en&quot;,&quot;citation-key&quot;:&quot;disalvo_glitch_2009-1&quot;,&quot;title&quot;:&quot;Glitch Game Testers: African American Men Breaking Open the Console&quot;,&quot;page&quot;:&quot;7&quot;,&quot;type&quot;:&quot;paper-conference&quot;,&quot;source&quot;:&quot;Zotero&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id&quot;:2670},{&quot;prefix&quot;:&quot;&quot;,&quot;suffix&quot;:&quot;&quot;,&quot;uri&quot;:[&quot;http://zotero.org/users/1913249/items/XMLVAMHU&quot;],&quot;uris&quot;:[&quot;http://zotero.org/users/1913249/items/XMLVAMHU&quot;],&quot;itemData&quot;:{&quot;container-title-short&quot;:&quot;Games and Culture&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title-short&quot;:&quot;Learning in Context                                                    ,                                                             Learning in Context&quot;,&quot;author&quot;:[{&quot;family&quot;:&quot;DiSalvo&quot;,&quot;given&quot;:&quot;Betsy James&quot;},{&quot;family&quot;:&quot;Crowley&quot;,&quot;given&quot;:&quot;Kevin&quot;},{&quot;family&quot;:&quot;Norwood&quot;,&quot;given&quot;:&quot;Roy&quot;}],&quot;citation-key&quot;:&quot;disalvo_learning_2008&quot;,&quot;issue&quot;:&quot;2&quot;,&quot;type&quot;:&quot;article-journal&quot;,&quot;accessed&quot;:{&quot;date-parts&quot;:[[&quot;2018&quot;,7,16]]},&quot;volume&quot;:&quot;3&quot;,&quot;URL&quot;:&quot;http://journals.sagepub.com/doi/abs/10.1177/1555412008314130&quot;,&quot;id&quot;:&quot;disalvo_learning_2008&quot;,&quot;ISSN&quot;:&quot;1555-4120&quot;,&quot;container-title&quot;:&quot;Games and Culture&quot;,&quot;title&quot;:&quot;Learning in Context                                                    ,                                                             Learning in Context: Digital Games and Young Black Men             ,                      Digital Games and Young Black Men&quot;,&quot;page&quot;:&quot;131-141&quot;,&quot;language&quot;:&quot;en&quot;,&quot;source&quot;:&quot;SAGE Journals&quot;,&quot;DOI&quot;:&quot;10.1177/1555412008314130&quot;,&quot;issued&quot;:{&quot;date-parts&quot;:[[&quot;2008&quot;,4,1]]}},&quot;id&quot;:2651}],&quot;properties&quot;:{&quot;noteIndex&quot;:0,&quot;formattedCitation&quot;:&quot;[@disalvo_saving_2014; @disalvo_glitch_2009-1; @disalvo_learning_2008]&quot;},&quot;citationID&quot;:&quot;bcvwznhe&quot;} RNDjlwrukdlcp"/>&lt;Do Zotero Refresh: [@disalvo_saving_2014; @disalvo_glitch_2009-1; @disalvo_learning_2008]&gt;<text:reference-mark-end text:name="ZOTERO_ITEM CSL_CITATION {&quot;schema&quot;:&quot;https://github.com/citation-style-language/schema/raw/master/csl-citation.json&quot;,&quot;citationItems&quot;:[{&quot;prefix&quot;:&quot;&quot;,&quot;suffix&quot;:&quot;&quot;,&quot;uri&quot;:[&quot;http://zotero.org/users/1913249/items/HKBNN53C&quot;],&quot;uris&quot;:[&quot;http://zotero.org/users/1913249/items/HKBNN53C&quot;],&quot;itemData&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title-short&quot;:&quot;Saving Face While Geeking Out&quot;,&quot;author&quot;:[{&quot;family&quot;:&quot;DiSalvo&quot;,&quot;given&quot;:&quot;Betsy&quot;},{&quot;family&quot;:&quot;Guzdial&quot;,&quot;given&quot;:&quot;Mark&quot;},{&quot;family&quot;:&quot;Bruckman&quot;,&quot;given&quot;:&quot;Amy&quot;},{&quot;family&quot;:&quot;McKlin&quot;,&quot;given&quot;:&quot;Tom&quot;}],&quot;citation-key&quot;:&quot;disalvo_saving_2014&quot;,&quot;issue&quot;:&quot;3&quot;,&quot;type&quot;:&quot;article-journal&quot;,&quot;accessed&quot;:{&quot;date-parts&quot;:[[&quot;2018&quot;,7,16]]},&quot;volume&quot;:&quot;23&quot;,&quot;id&quot;:&quot;disalvo_saving_2014&quot;,&quot;ISSN&quot;:&quot;1050-8406&quot;,&quot;URL&quot;:&quot;https://doi.org/10.1080/10508406.2014.893434&quot;,&quot;container-title&quot;:&quot;Journal of the Learning Sciences&quot;,&quot;page&quot;:&quot;272-315&quot;,&quot;title&quot;:&quot;Saving Face While Geeking Out: Video Game Testing as a Justification for Learning Computer Science&quot;,&quot;source&quot;:&quot;Taylor and Francis+NEJM&quot;,&quot;DOI&quot;:&quot;10.1080/10508406.2014.893434&quot;,&quot;issued&quot;:{&quot;date-parts&quot;:[[&quot;2014&quot;,7,3]]}},&quot;id&quot;:2650},{&quot;prefix&quot;:&quot;&quot;,&quot;suffix&quot;:&quot;&quot;,&quot;uri&quot;:[&quot;http://zotero.org/users/1913249/items/9GLLZLMB&quot;],&quot;uris&quot;:[&quot;http://zotero.org/users/1913249/items/9GLLZLMB&quot;],&quot;itemData&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event-title&quot;:&quot;DiGRA&quot;,&quot;id&quot;:&quot;disalvo_glitch_2009-1&quot;,&quot;language&quot;:&quot;en&quot;,&quot;citation-key&quot;:&quot;disalvo_glitch_2009-1&quot;,&quot;title&quot;:&quot;Glitch Game Testers: African American Men Breaking Open the Console&quot;,&quot;page&quot;:&quot;7&quot;,&quot;type&quot;:&quot;paper-conference&quot;,&quot;source&quot;:&quot;Zotero&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id&quot;:2670},{&quot;prefix&quot;:&quot;&quot;,&quot;suffix&quot;:&quot;&quot;,&quot;uri&quot;:[&quot;http://zotero.org/users/1913249/items/XMLVAMHU&quot;],&quot;uris&quot;:[&quot;http://zotero.org/users/1913249/items/XMLVAMHU&quot;],&quot;itemData&quot;:{&quot;container-title-short&quot;:&quot;Games and Culture&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title-short&quot;:&quot;Learning in Context                                                    ,                                                             Learning in Context&quot;,&quot;author&quot;:[{&quot;family&quot;:&quot;DiSalvo&quot;,&quot;given&quot;:&quot;Betsy James&quot;},{&quot;family&quot;:&quot;Crowley&quot;,&quot;given&quot;:&quot;Kevin&quot;},{&quot;family&quot;:&quot;Norwood&quot;,&quot;given&quot;:&quot;Roy&quot;}],&quot;citation-key&quot;:&quot;disalvo_learning_2008&quot;,&quot;issue&quot;:&quot;2&quot;,&quot;type&quot;:&quot;article-journal&quot;,&quot;accessed&quot;:{&quot;date-parts&quot;:[[&quot;2018&quot;,7,16]]},&quot;volume&quot;:&quot;3&quot;,&quot;URL&quot;:&quot;http://journals.sagepub.com/doi/abs/10.1177/1555412008314130&quot;,&quot;id&quot;:&quot;disalvo_learning_2008&quot;,&quot;ISSN&quot;:&quot;1555-4120&quot;,&quot;container-title&quot;:&quot;Games and Culture&quot;,&quot;title&quot;:&quot;Learning in Context                                                    ,                                                             Learning in Context: Digital Games and Young Black Men             ,                      Digital Games and Young Black Men&quot;,&quot;page&quot;:&quot;131-141&quot;,&quot;language&quot;:&quot;en&quot;,&quot;source&quot;:&quot;SAGE Journals&quot;,&quot;DOI&quot;:&quot;10.1177/1555412008314130&quot;,&quot;issued&quot;:{&quot;date-parts&quot;:[[&quot;2008&quot;,4,1]]}},&quot;id&quot;:2651}],&quot;properties&quot;:{&quot;noteIndex&quot;:0,&quot;formattedCitation&quot;:&quot;[@disalvo_saving_2014; @disalvo_glitch_2009-1; @disalvo_learning_2008]&quot;},&quot;citationID&quot;:&quot;bcvwznhe&quot;} RNDjlwrukdlcp"/></text:p>
      <text:p text:style-name="Text_20_body"><text:span text:style-name="T2">Outro</text:span></text:p>
      <text:p text:style-name="Text_20_body">Illingworth critique’s Kafai and Burke’s book due to lack of specificity in the game making techniques outlined. This is particularly the case in chapter x which explores cultural elements of game making research. In recent years the constructionist school has taken care to start to describe cultural elements of learning environments [EVIDENCE]. Other approaches exist - AT etc .</text:p>
      <text:h text:style-name="Heading_20_2" text:outline-level="2"><text:bookmark-start text:name="case-study-as-example-digital-braves-as-a-small-moe-5d-project"/>Case Study as example: Digital Braves as a small MoE / 5D project<text:bookmark-end text:name="case-study-as-example-digital-braves-as-a-small-moe-5d-project"/></text:h>
      <text:p text:style-name="First_20_paragraph">Digital Braves was a short project which culminated in a session</text:p>
      <text:p text:style-name="Text_20_body">A product of partnership work at university. Aligning the potential needs of home educated families with exploration of uncomfortable digital issues. It drew on the expertise of the drama department in Manchester Met school of eduction.</text:p>
      <text:p text:style-name="Text_20_body">It is worth noting that some families who were not attracted to gaming explicitly took part in the research process. Perhaps because of the ethos of the Digital Braves program mitigated fears of working with technology.</text:p>
      <text:h text:style-name="Heading_20_2" text:outline-level="2"><text:bookmark-start text:name="summary-of-the-thesis-motivation-and-structure"/>Summary of the thesis motivation and structure<text:bookmark-end text:name="summary-of-the-thesis-motivation-and-structure"/></text:h>
      <text:h text:style-name="Heading_20_3" text:outline-level="3"><text:bookmark-start text:name="recap-of-motivation"/>Recap of motivation<text:bookmark-end text:name="recap-of-motivation"/></text:h>
      <text:p text:style-name="First_20_paragraph">A motivation is to better understand my practice as an activist, community worker and educator.</text:p>
      <text:p text:style-name="Text_20_body">While I am wary of runaway objects, I am still active in a community and university setting.</text:p>
      <text:p text:style-name="Text_20_body">An understanding of this controlled experiment in creating culture can shed light on previous work.</text:p>
      <text:p text:style-name="Text_20_body">Theories of situated learning view transmission of educational practice as a thorny problem as the process of learning is dependant on many contextual factors.</text:p>
      <text:p text:style-name="Text_20_body">Thus why would this study based on observations of one context be of use? Thoughts:<text:line-break/>- similar contexts exist - underlying treads may emerge which may transcend context</text:p>
      <text:h text:style-name="Heading_20_4" text:outline-level="4"><text:bookmark-start text:name="an-area-of-tension-to-address---limited-leaner-choice-in-process-if-driven-by-curriculum."/>An area of tension to address - limited leaner choice in process if driven by curriculum.<text:bookmark-end text:name="an-area-of-tension-to-address---limited-leaner-choice-in-process-if-driven-by-curriculum."/></text:h>
      <text:p text:style-name="First_20_paragraph">Authors note that UMC and the value of project based exploration can clash with classroom culture driven by curriculum goals.</text:p>
      <text:p text:style-name="P26">"Constructionist learning experiences are often designed to give the learner agency in the activity, encouraging exploration throughout the process of constructing public and shareable artifacts [16, 26]. The open-endedness can be difficult to adhere to when used in a context where there are specific learning objectives or when trying to introduce new conceptual material or practices. Noss &amp; Hoyles [24] call this the Play Paradox, an inherent tension between supporting a freedom of exploration while constraining the activity to ensure specific concepts or practices are encountered."</text:p>
      <text:p text:style-name="First_20_paragraph">Quote from <text:reference-mark-start text:name="ZOTERO_ITEM CSL_CITATION {&quot;schema&quot;:&quot;https://github.com/citation-style-language/schema/raw/master/csl-citation.json&quot;,&quot;citationItems&quot;:[{&quot;prefix&quot;:&quot;&quot;,&quot;suffix&quot;:&quot;&quot;,&quot;uri&quot;:[&quot;http://zotero.org/users/1913249/items/7NFVC6Q7&quot;],&quot;uris&quot;:[&quot;http://zotero.org/users/1913249/items/7NFVC6Q7&quot;],&quot;itemData&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event-title&quot;:&quot;ICER '20: International Computing Education Research Conference&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citation-key&quot;:&quot;franklin_analysis_2020&quot;,&quot;type&quot;:&quot;paper-conference&quot;,&quot;event-place&quot;:&quot;Virtual Event New Zealand&quot;,&quot;container-title&quot;:&quot;Proceedings of the 2020 ACM Conference on International Computing Education Research&quot;,&quot;URL&quot;:&quot;https://dl.acm.org/doi/10.1145/3372782.3406256&quot;,&quot;publisher&quot;:&quot;ACM&quot;,&quot;ISBN&quot;:&quot;978-1-4503-7092-9&quot;,&quot;id&quot;:&quot;franklin_analysis_2020&quot;,&quot;language&quot;:&quot;en&quot;,&quot;title&quot;:&quot;An Analysis of Use-Modify-Create Pedagogical Approach's Success in Balancing Structure and Student Agency&quot;,&quot;accessed&quot;:{&quot;date-parts&quot;:[[&quot;2021&quot;,12,21]]},&quot;page&quot;:&quot;14-24&quot;,&quot;publisher-place&quot;:&quot;Virtual Event New Zealand&quot;,&quot;source&quot;:&quot;DOI.org (Crossref)&quot;,&quot;DOI&quot;:&quot;10.1145/3372782.3406256&quot;,&quot;issued&quot;:{&quot;date-parts&quot;:[[&quot;2020&quot;,8,10]]}},&quot;id&quot;:2}],&quot;properties&quot;:{&quot;noteIndex&quot;:0,&quot;formattedCitation&quot;:&quot;[@franklin_analysis_2020]&quot;},&quot;citationID&quot;:&quot;zcweuikl&quot;} RNDntzycabxxb"/>&lt;Do Zotero Refresh: [@franklin_analysis_2020]&gt;<text:reference-mark-end text:name="ZOTERO_ITEM CSL_CITATION {&quot;schema&quot;:&quot;https://github.com/citation-style-language/schema/raw/master/csl-citation.json&quot;,&quot;citationItems&quot;:[{&quot;prefix&quot;:&quot;&quot;,&quot;suffix&quot;:&quot;&quot;,&quot;uri&quot;:[&quot;http://zotero.org/users/1913249/items/7NFVC6Q7&quot;],&quot;uris&quot;:[&quot;http://zotero.org/users/1913249/items/7NFVC6Q7&quot;],&quot;itemData&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event-title&quot;:&quot;ICER '20: International Computing Education Research Conference&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citation-key&quot;:&quot;franklin_analysis_2020&quot;,&quot;type&quot;:&quot;paper-conference&quot;,&quot;event-place&quot;:&quot;Virtual Event New Zealand&quot;,&quot;container-title&quot;:&quot;Proceedings of the 2020 ACM Conference on International Computing Education Research&quot;,&quot;URL&quot;:&quot;https://dl.acm.org/doi/10.1145/3372782.3406256&quot;,&quot;publisher&quot;:&quot;ACM&quot;,&quot;ISBN&quot;:&quot;978-1-4503-7092-9&quot;,&quot;id&quot;:&quot;franklin_analysis_2020&quot;,&quot;language&quot;:&quot;en&quot;,&quot;title&quot;:&quot;An Analysis of Use-Modify-Create Pedagogical Approach's Success in Balancing Structure and Student Agency&quot;,&quot;accessed&quot;:{&quot;date-parts&quot;:[[&quot;2021&quot;,12,21]]},&quot;page&quot;:&quot;14-24&quot;,&quot;publisher-place&quot;:&quot;Virtual Event New Zealand&quot;,&quot;source&quot;:&quot;DOI.org (Crossref)&quot;,&quot;DOI&quot;:&quot;10.1145/3372782.3406256&quot;,&quot;issued&quot;:{&quot;date-parts&quot;:[[&quot;2020&quot;,8,10]]}},&quot;id&quot;:2}],&quot;properties&quot;:{&quot;noteIndex&quot;:0,&quot;formattedCitation&quot;:&quot;[@franklin_analysis_2020]&quot;},&quot;citationID&quot;:&quot;zcweuikl&quot;} RNDntzycabxxb"/></text:p>
      <text:h text:style-name="Heading_20_3" text:outline-level="3"><text:bookmark-start text:name="gaps-in-existing-research-contribution-to-knowledge-of-this-thesis"/>Gaps in existing research / Contribution to knowledge of this thesis<text:bookmark-end text:name="gaps-in-existing-research-contribution-to-knowledge-of-this-thesis"/></text:h>
      <text:p text:style-name="First_20_paragraph">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Game playing practices and the opportunities provided by participation in wider communities also continue to evolve.</text:p>
      <text:p text:style-name="Text_20_body">Sharing practice for researchers and practitioners is complicated. The results are often too abstract to be useful or easily understood by practitioners or too concrete to replicate. Notable exceptions include design pattern collections and design heuristics like that of Brennan and Silverman <text:reference-mark-start text:name="ZOTERO_ITEM CSL_CITATION {&quot;schema&quot;:&quot;https://github.com/citation-style-language/schema/raw/master/csl-citation.json&quot;,&quot;citationItems&quot;:[{&quot;prefix&quot;:&quot;&quot;,&quot;suffix&quot;:&quot;&quot;,&quot;uri&quot;:[&quot;http://zotero.org/users/1913249/items/VWHA2FJX&quot;],&quot;uris&quot;:[&quot;http://zotero.org/users/1913249/items/VWHA2FJX&quot;],&quot;itemData&quot;:{&quot;accessed&quot;:{&quot;date-parts&quot;:[[&quot;2015&quot;,5,9]]},&quot;publisher&quot;:&quot;ACM&quot;,&quot;URL&quot;:&quot;http://dl.acm.org/citation.cfm?id=1109556&quot;,&quot;id&quot;:&quot;resnick_reflections_2005&quot;,&quot;citation-key&quot;:&quot;resnick_reflections_2005&quot;,&quot;container-title&quot;:&quot;Proceedings of the 2005 conference on Interaction design and children&quot;,&quot;title&quot;:&quot;Some reflections on designing construction kits for kids&quot;,&quot;page&quot;:&quot;117–122&quot;,&quot;type&quot;:&quot;paper-conference&quot;,&quot;source&quot;:&quot;Google Scholar&quot;,&quot;author&quot;:[{&quot;family&quot;:&quot;Resnick&quot;,&quot;given&quot;:&quot;Mitchel&quot;},{&quot;family&quot;:&quot;Silverman&quot;,&quot;given&quot;:&quot;Brian&quot;}],&quot;issued&quot;:{&quot;date-parts&quot;:[[&quot;2005&quot;]]}},&quot;id&quot;:1095}],&quot;properties&quot;:{&quot;noteIndex&quot;:0,&quot;formattedCitation&quot;:&quot;[@resnick_reflections_2005]&quot;},&quot;citationID&quot;:&quot;kefuqblk&quot;} RNDlpvofurbzm"/>&lt;Do Zotero Refresh: [@resnick_reflections_2005]&gt;<text:reference-mark-end text:name="ZOTERO_ITEM CSL_CITATION {&quot;schema&quot;:&quot;https://github.com/citation-style-language/schema/raw/master/csl-citation.json&quot;,&quot;citationItems&quot;:[{&quot;prefix&quot;:&quot;&quot;,&quot;suffix&quot;:&quot;&quot;,&quot;uri&quot;:[&quot;http://zotero.org/users/1913249/items/VWHA2FJX&quot;],&quot;uris&quot;:[&quot;http://zotero.org/users/1913249/items/VWHA2FJX&quot;],&quot;itemData&quot;:{&quot;accessed&quot;:{&quot;date-parts&quot;:[[&quot;2015&quot;,5,9]]},&quot;publisher&quot;:&quot;ACM&quot;,&quot;URL&quot;:&quot;http://dl.acm.org/citation.cfm?id=1109556&quot;,&quot;id&quot;:&quot;resnick_reflections_2005&quot;,&quot;citation-key&quot;:&quot;resnick_reflections_2005&quot;,&quot;container-title&quot;:&quot;Proceedings of the 2005 conference on Interaction design and children&quot;,&quot;title&quot;:&quot;Some reflections on designing construction kits for kids&quot;,&quot;page&quot;:&quot;117–122&quot;,&quot;type&quot;:&quot;paper-conference&quot;,&quot;source&quot;:&quot;Google Scholar&quot;,&quot;author&quot;:[{&quot;family&quot;:&quot;Resnick&quot;,&quot;given&quot;:&quot;Mitchel&quot;},{&quot;family&quot;:&quot;Silverman&quot;,&quot;given&quot;:&quot;Brian&quot;}],&quot;issued&quot;:{&quot;date-parts&quot;:[[&quot;2005&quot;]]}},&quot;id&quot;:1095}],&quot;properties&quot;:{&quot;noteIndex&quot;:0,&quot;formattedCitation&quot;:&quot;[@resnick_reflections_2005]&quot;},&quot;citationID&quot;:&quot;kefuqblk&quot;} RNDlpvofurbzm"/></text:p>
      <text:p text:style-name="Text_20_body"><text:span text:style-name="T2">Gaps in research</text:span> - Kafai’s review on game making research is thin in cultural terms. - Not many addressing the explicit intention to create a community.<text:line-break/>- Game design patterns emerged in this research as fruitful and is under researched</text:p>
      <text:p text:style-name="Text_20_body"><text:span text:style-name="T2">Other thoughts on thesis</text:span></text:p>
      <text:p text:style-name="Text_20_body">This research is valid in the following ways:</text:p>
      <text:list text:style-name="L24">
        <text:list-item>
          <text:p text:style-name="P27">generative nature of research. It has created teaching resources</text:p>
        </text:list-item>
        <text:list-item>
          <text:p text:style-name="P27">the detail of game making pedagogy, suitable for other researcher and Teachers</text:p>
        </text:list-item>
        <text:list-item>
          <text:p text:style-name="P27">tools are novel - media practices are situated, thus will differ with technology</text:p>
        </text:list-item>
        <text:list-item>
          <text:p text:style-name="P27">application of guided participation as lens to this domain</text:p>
        </text:list-item>
        <text:list-item>
          <text:p text:style-name="P27">something about methods using 360 and screen capture?</text:p>
        </text:list-item>
      </text:list>
      <text:h text:style-name="Heading_20_3" text:outline-level="3"><text:bookmark-start text:name="research-questions"/>Research Questions<text:bookmark-end text:name="research-questions"/></text:h>
      <text:list text:style-name="L25">
        <text:list-item>
          <text:p text:style-name="P28">What pedagogical tools and processes are available to support novices to overcome barriers to game coding and design? </text:p>
        </text:list-item>
        <text:list-item>
          <text:p text:style-name="P28">How can participants build agency in an evolving community of game makers?</text:p>
        </text:list-item>
        <text:list-item>
          <text:p text:style-name="P28">How can game design patterns support the development of coding practices with novices?</text:p>
        </text:list-item>
      </text:list>
      <text:h text:style-name="Heading_20_3" text:outline-level="3"><text:bookmark-start text:name="chapter-outline"/>Chapter outline<text:bookmark-end text:name="chapter-outline"/></text:h>
      <text:p text:style-name="First_20_paragraph">As has been outlined in this introduction the a leading thread of the thesis is my desire to better understand my own experience as a facilitator of learners creating media and digital products in relation with existing research. This chapter has been structured around key contextual factors that have spurred this inquiry and which have emerged from observational research and integrating existing theoretical understandings in this area. While the immediate goal of understanding learning happening in temporary informal environments of learning coding, the findings have implications that of interest to a broader audience of researchers and practitioners who are looking to nurture creative and/or technical design practices in novice learners.</text:p>
      <text:p text:style-name="Text_20_body">In line with a situated view of learning the details of process of coding are important. Thus one of the challenges of this work is to explore the details to a non-expert audience. While the literature review will begin to disambiguate some of the terms used in the thesis there is in addition a glossary which outlines short definitions of technical terms used. The glossary is included as an appendix to this study and a summary table is present as an introductory section to the literature review.</text:p>
      <text:p text:style-name="Text_20_body">The literature review begins the exploration of the key themes and threads that are integral to the findings of this study. These include: authenticity in project based approaches; nature of informal settings in particular home education; barriers to participation in digital making; pedagogies to create inclusive learning environments and to help young people learn computer coding. To follow I outline the theoretical framework and the key methodologies of this study. I explain how the design based research (DBR) aligns well with the aims of the research questions and the use of concepts from the socio cultural school and the leading approach of third generation activity theory (3GAT).</text:p>
      <text:p text:style-name="Text_20_body">Chapter three starts with a summary of key concepts aligned with the theoretical framework to aid the analysis of data gathered. This include: the iterative and mutually created and emergent nature of the resources and processes that were created and adopted; identifying a unit of analysis; and transformative conceptions of agency. In the second part of the chapter, I outline the process of how data was gathered, processed and collected using screen capture and 360 cameras. I explore the challenge of gathering large amounts of research data and resulting prioritisation that resulted.</text:p>
      <text:p text:style-name="Text_20_body"/>
      <text:p text:style-name="Text_20_body">Chapter four outlines the learning design that emerged from the research process. To explore emerging tensions in design in a way which communicates relevant context, I outline four conflicts in interrelated activity systems using the terminology of third generation activity theory (3GAT). This chapter discussion begins with an exploration of the tools used through the lens of authenticity. It continues by covering the mutual nature of the evolution of the design, and ends with a synthesis to initial barriers to engaging in game making practices and initial interventions to address them.</text:p>
      <text:p text:style-name="Text_20_body">Chapter five focuses on the implementation of individual game design patterns (GDPs) and in doing so addresses how data gathered informs thinking on the research question - <text:span text:style-name="T1">how can game design patterns support the development of coding practices by novices</text:span>? This chapter begins by re-examining of game design patterns and game play design patterns in the context of a community of novice coders. Following this a vignette of parent child interaction in game making process introduces an overview of interactions of that pair to help contextualise findings. The chapter then undertakes a systematic analysis of the use of game design patterns by participants drawing on detailed observations of practice. A discussion section explores implications and observations from these findings in relation to existing research and concepts.</text:p>
      <text:p text:style-name="Text_20_body">Chapter six outline the use of inclusive pedagogical methods that helped participants become part of an emerging community of game makers. It explores the role of the design of games and the surrounding communities that build up around games to support an nurture the development of player identities. The process is shown to have beneficial effects in supporting the creative process. I explore the use of a process drama to draw on their existing knowledge and encourages them to put this into practice via a playful fictional scenario.</text:p>
      <text:p text:style-name="Text_20_body">Chapter seven concludes the thesis with a final discussion on the significance of my findings in line with other research and discusses the limitations of this research and identifies areas for future work.</text:p>
      <text:h text:style-name="Heading_20_3" text:outline-level="3"><text:bookmark-start text:name="link-to-next-chapter"/>Link to next chapter<text:bookmark-end text:name="link-to-next-chapter"/></text:h>
      <text:p text:style-name="First_20_paragraph">It is worth noting at this stage that the process of being guided by personal interests, those of participants and creating and designing This chapter has explored the context of HE, informal science learning and specifically computer coding and game making. The pedagogies of those areas are explored in the next chapter.</text:p>
      <text:h text:style-name="Heading_20_2" text:outline-level="2"><text:bookmark-start text:name="links"/>Links<text:bookmark-end text:name="link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1. Introduction - What kind of game maker are you?</dc:title>
    <dc:description/>
    <dc:subject/>
    <meta:keyword/>
    <meta:initial-creator/>
    <dc:creator/>
    <meta:creation-date>2024-07-08T15:19:01Z</meta:creation-date>
    <dc:date>2024-07-08T15:19:01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